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55mm"/>
    </style:style>
    <style:style style:name="co2" style:family="table-column">
      <style:table-column-properties fo:break-before="auto" style:column-width="36.69mm"/>
    </style:style>
    <style:style style:name="co3" style:family="table-column">
      <style:table-column-properties fo:break-before="auto" style:column-width="32.68mm"/>
    </style:style>
    <style:style style:name="co4" style:family="table-column">
      <style:table-column-properties fo:break-before="auto" style:column-width="33.06mm"/>
    </style:style>
    <style:style style:name="co5" style:family="table-column">
      <style:table-column-properties fo:break-before="auto" style:column-width="32mm"/>
    </style:style>
    <style:style style:name="co6" style:family="table-column">
      <style:table-column-properties fo:break-before="auto" style:column-width="30.11mm"/>
    </style:style>
    <style:style style:name="co7" style:family="table-column">
      <style:table-column-properties fo:break-before="auto" style:column-width="30.92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Tue Dec <text:s/>1 17:44:53 2009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name=./montecarlo-0.3.0</text:p>
          </table:table-cell>
          <table:table-cell office:value-type="string">
            <text:p><text:s/>dim=32</text:p>
          </table:table-cell>
          <table:table-cell office:value-type="string">
            <text:p><text:s/>n_co=102</text:p>
          </table:table-cell>
          <table:table-cell office:value-type="string">
            <text:p><text:s/>n_sweeps=100000</text:p>
          </table:table-cell>
          <table:table-cell office:value-type="string">
            <text:p><text:s/>out_name=sdfja</text:p>
          </table:table-cell>
          <table:table-cell table:number-columns-repeated="12"/>
        </table:table-row>
        <table:table-row table:style-name="ro1">
          <table:table-cell office:value-type="string">
            <text:p>Interaction mode: McEwen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----------------------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Coordinates:</text:p>
          </table:table-cell>
          <table:table-cell table:number-columns-repeated="16"/>
        </table:table-row>
        <table:table-row table:style-name="ro1">
          <table:table-cell office:value-type="string">
            <text:p>0 0 0 0 0 0 1 0 0 0 0 0 0 0 0 0 0 0 0 0 0 0 0 0 0 0 0 0 0 0 0 0 </text:p>
          </table:table-cell>
          <table:table-cell table:number-columns-repeated="16"/>
        </table:table-row>
        <table:table-row table:style-name="ro1">
          <table:table-cell office:value-type="string">
            <text:p>0 0 1 1 0 0 1 0 0 1 0 0 0 0 0 0 0 0 0 0 0 0 1 0 0 0 0 0 0 0 0 0 </text:p>
          </table:table-cell>
          <table:table-cell table:number-columns-repeated="16"/>
        </table:table-row>
        <table:table-row table:style-name="ro1">
          <table:table-cell office:value-type="string">
            <text:p>0 0 0 1 1 1 0 0 0 1 0 0 0 0 0 0 0 0 0 0 0 1 0 0 0 0 0 0 0 0 0 0 </text:p>
          </table:table-cell>
          <table:table-cell table:number-columns-repeated="16"/>
        </table:table-row>
        <table:table-row table:style-name="ro1">
          <table:table-cell office:value-type="string">
            <text:p>0 0 0 1 0 1 0 0 0 0 0 0 1 0 0 0 1 0 0 0 0 0 0 0 0 0 0 0 0 1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1 1 0 0 0 0 1 0 0 0 0 0 0 1 0 1 0 0 0 0 0 1 0 </text:p>
          </table:table-cell>
          <table:table-cell table:number-columns-repeated="16"/>
        </table:table-row>
        <table:table-row table:style-name="ro1">
          <table:table-cell office:value-type="string">
            <text:p>0 0 0 1 0 0 0 0 0 0 0 0 0 0 0 0 0 0 0 0 0 0 1 0 0 0 0 0 0 1 0 0 </text:p>
          </table:table-cell>
          <table:table-cell table:number-columns-repeated="16"/>
        </table:table-row>
        <table:table-row table:style-name="ro1">
          <table:table-cell office:value-type="string">
            <text:p>0 0 0 0 1 0 0 0 0 0 0 0 0 0 0 0 0 0 0 0 0 0 0 0 0 0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1 1 0 0 1 0 0 0 0 0 0 0 0 0 0 0 0 0 0 0 0 1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0 0 0 0 0 0 0 0 0 0 1 0 0 0 0 1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1 0 0 0 0 0 0 0 1 0 0 0 0 0 0 0 1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0 0 1 0 0 0 0 0 0 0 0 0 0 0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1 0 0 0 0 1 0 0 0 0 0 0 0 1 0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1 0 0 0 0 0 0 0 0 0 0 0 0 0 0 0 0 1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1 0 0 0 0 0 0 0 0 0 0 0 0 0 0 1 1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0 0 0 0 0 0 1 0 0 0 1 0 0 0 0 1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0 0 0 0 0 1 0 1 0 0 0 1 0 1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1 0 0 0 0 0 0 0 0 0 0 0 0 0 0 1 0 1 1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1 0 0 1 0 0 0 0 0 0 0 0 0 0 0 0 0 1 0 0 0 0 0 1 0 0 </text:p>
          </table:table-cell>
          <table:table-cell table:number-columns-repeated="16"/>
        </table:table-row>
        <table:table-row table:style-name="ro1">
          <table:table-cell office:value-type="string">
            <text:p>1 0 0 0 0 0 0 0 0 0 0 0 0 0 0 0 0 0 0 0 0 0 0 1 0 0 0 0 0 0 0 0 </text:p>
          </table:table-cell>
          <table:table-cell table:number-columns-repeated="16"/>
        </table:table-row>
        <table:table-row table:style-name="ro1">
          <table:table-cell office:value-type="string">
            <text:p>1 0 0 0 0 0 1 0 0 0 0 0 0 0 0 0 0 0 0 0 0 0 1 0 0 0 0 0 0 1 0 0 </text:p>
          </table:table-cell>
          <table:table-cell table:number-columns-repeated="16"/>
        </table:table-row>
        <table:table-row table:style-name="ro1">
          <table:table-cell office:value-type="string">
            <text:p>0 0 1 0 0 0 0 0 0 0 1 0 0 0 0 0 0 0 0 0 0 0 0 0 0 0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0 0 0 0 0 1 0 0 0 0 1 0 0 0 1 0 0 1 0 0 </text:p>
          </table:table-cell>
          <table:table-cell table:number-columns-repeated="16"/>
        </table:table-row>
        <table:table-row table:style-name="ro1">
          <table:table-cell office:value-type="string">
            <text:p>0 0 1 0 1 0 0 0 0 0 0 0 0 0 0 0 0 0 0 0 0 1 0 0 0 0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1 0 1 0 0 0 0 0 0 0 0 1 0 0 1 0 0 0 0 0 1 </text:p>
          </table:table-cell>
          <table:table-cell table:number-columns-repeated="16"/>
        </table:table-row>
        <table:table-row table:style-name="ro1">
          <table:table-cell office:value-type="string">
            <text:p>0 0 1 0 0 0 0 0 0 0 0 0 0 0 0 0 0 1 0 0 0 0 1 1 0 0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1 1 0 0 0 0 0 0 0 0 0 0 0 0 1 0 0 0 0 0 0 0 1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0 0 0 0 0 0 0 0 0 0 0 1 1 0 0 0 0 1 0 0 </text:p>
          </table:table-cell>
          <table:table-cell table:number-columns-repeated="16"/>
        </table:table-row>
        <table:table-row table:style-name="ro1">
          <table:table-cell office:value-type="string">
            <text:p>0 0 0 1 0 1 0 0 0 0 0 0 0 0 0 0 0 0 0 0 0 0 0 0 0 1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0 0 0 1 0 0 0 0 0 0 0 0 0 0 0 0 0 1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0 0 0 0 0 0 0 0 0 0 0 0 0 1 0 0 0 0 0 0 </text:p>
          </table:table-cell>
          <table:table-cell table:number-columns-repeated="16"/>
        </table:table-row>
        <table:table-row table:style-name="ro1">
          <table:table-cell office:value-type="string">
            <text:p>0 0 1 0 1 0 0 0 0 0 0 0 0 0 0 0 0 0 0 0 0 1 1 0 1 0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0 0 0 0 0 0 0 0 0 0 1 0 0 0 0 0 0 0 0 0 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----------------------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Fourier transform:</text:p>
          </table:table-cell>
          <table:table-cell table:number-columns-repeated="16"/>
        </table:table-row>
        <table:table-row table:style-name="ro1">
          <table:table-cell office:value-type="string">
            <text:p>+102.000 +0.000i</text:p>
          </table:table-cell>
          <table:table-cell office:value-type="string">
            <text:p>+7.493 +11.462i</text:p>
          </table:table-cell>
          <table:table-cell office:value-type="string">
            <text:p>-22.476 -7.821i</text:p>
          </table:table-cell>
          <table:table-cell office:value-type="string">
            <text:p>-0.671 -10.184i</text:p>
          </table:table-cell>
          <table:table-cell office:value-type="string">
            <text:p>-2.536 +3.293i</text:p>
          </table:table-cell>
          <table:table-cell office:value-type="string">
            <text:p>-23.120 +4.560i</text:p>
          </table:table-cell>
          <table:table-cell office:value-type="string">
            <text:p>+6.104 -8.506i</text:p>
          </table:table-cell>
          <table:table-cell office:value-type="string">
            <text:p>-1.424 +1.209i</text:p>
          </table:table-cell>
          <table:table-cell office:value-type="string">
            <text:p>-17.000 -1.000i</text:p>
          </table:table-cell>
          <table:table-cell office:value-type="string">
            <text:p>+5.364 -2.562i</text:p>
          </table:table-cell>
          <table:table-cell office:value-type="string">
            <text:p>+14.523 +7.293i</text:p>
          </table:table-cell>
          <table:table-cell office:value-type="string">
            <text:p>+5.929 +5.102i</text:p>
          </table:table-cell>
          <table:table-cell office:value-type="string">
            <text:p>+4.536 -4.707i</text:p>
          </table:table-cell>
          <table:table-cell office:value-type="string">
            <text:p>+6.549 +8.015i</text:p>
          </table:table-cell>
          <table:table-cell office:value-type="string">
            <text:p>-2.151 +15.978i</text:p>
          </table:table-cell>
          <table:table-cell office:value-type="string">
            <text:p>-0.120 +1.348i</text:p>
          </table:table-cell>
          <table:table-cell office:value-type="string">
            <text:p>+0.000 +0.000i</text:p>
          </table:table-cell>
        </table:table-row>
        <table:table-row table:style-name="ro1">
          <table:table-cell office:value-type="string">
            <text:p>+1.099 +2.830i</text:p>
          </table:table-cell>
          <table:table-cell office:value-type="string">
            <text:p>-2.327 -6.235i</text:p>
          </table:table-cell>
          <table:table-cell office:value-type="string">
            <text:p>+8.932 -10.218i</text:p>
          </table:table-cell>
          <table:table-cell office:value-type="string">
            <text:p>+3.184 -0.810i</text:p>
          </table:table-cell>
          <table:table-cell office:value-type="string">
            <text:p>-14.848 +11.964i</text:p>
          </table:table-cell>
          <table:table-cell office:value-type="string">
            <text:p>-10.953 -0.895i</text:p>
          </table:table-cell>
          <table:table-cell office:value-type="string">
            <text:p>+1.136 +3.403i</text:p>
          </table:table-cell>
          <table:table-cell office:value-type="string">
            <text:p>-4.620 -5.798i</text:p>
          </table:table-cell>
          <table:table-cell office:value-type="string">
            <text:p>+10.119 -4.397i</text:p>
          </table:table-cell>
          <table:table-cell office:value-type="string">
            <text:p>-0.921 +5.040i</text:p>
          </table:table-cell>
          <table:table-cell office:value-type="string">
            <text:p>-2.654 +15.095i</text:p>
          </table:table-cell>
          <table:table-cell office:value-type="string">
            <text:p>-15.391 -9.572i</text:p>
          </table:table-cell>
          <table:table-cell office:value-type="string">
            <text:p>-5.430 -9.810i</text:p>
          </table:table-cell>
          <table:table-cell office:value-type="string">
            <text:p>+4.560 +5.308i</text:p>
          </table:table-cell>
          <table:table-cell office:value-type="string">
            <text:p>-9.481 -3.061i</text:p>
          </table:table-cell>
          <table:table-cell office:value-type="string">
            <text:p>-11.155 +0.720i</text:p>
          </table:table-cell>
          <table:table-cell office:value-type="string">
            <text:p>+0.861 -5.709i</text:p>
          </table:table-cell>
        </table:table-row>
        <table:table-row table:style-name="ro1">
          <table:table-cell office:value-type="string">
            <text:p>+2.102 -11.132i</text:p>
          </table:table-cell>
          <table:table-cell office:value-type="string">
            <text:p>-6.362 -7.068i</text:p>
          </table:table-cell>
          <table:table-cell office:value-type="string">
            <text:p>-10.798 -8.459i</text:p>
          </table:table-cell>
          <table:table-cell office:value-type="string">
            <text:p>+2.927 -8.574i</text:p>
          </table:table-cell>
          <table:table-cell office:value-type="string">
            <text:p>+10.593 +0.720i</text:p>
          </table:table-cell>
          <table:table-cell office:value-type="string">
            <text:p>-3.450 +11.162i</text:p>
          </table:table-cell>
          <table:table-cell office:value-type="string">
            <text:p>-1.222 +1.526i</text:p>
          </table:table-cell>
          <table:table-cell office:value-type="string">
            <text:p>+8.554 -0.272i</text:p>
          </table:table-cell>
          <table:table-cell office:value-type="string">
            <text:p>-5.358 +1.454i</text:p>
          </table:table-cell>
          <table:table-cell office:value-type="string">
            <text:p>-5.518 -1.979i</text:p>
          </table:table-cell>
          <table:table-cell office:value-type="string">
            <text:p>+6.895 -4.846i</text:p>
          </table:table-cell>
          <table:table-cell office:value-type="string">
            <text:p>+5.904 -5.380i</text:p>
          </table:table-cell>
          <table:table-cell office:value-type="string">
            <text:p>+3.483 -5.431i</text:p>
          </table:table-cell>
          <table:table-cell office:value-type="string">
            <text:p>+2.136 -8.412i</text:p>
          </table:table-cell>
          <table:table-cell office:value-type="string">
            <text:p>+3.899 +1.427i</text:p>
          </table:table-cell>
          <table:table-cell office:value-type="string">
            <text:p>+5.588 +4.148i</text:p>
          </table:table-cell>
          <table:table-cell office:value-type="string">
            <text:p>-4.485 -3.864i</text:p>
          </table:table-cell>
        </table:table-row>
        <table:table-row table:style-name="ro1">
          <table:table-cell office:value-type="string">
            <text:p>-4.402 -13.916i</text:p>
          </table:table-cell>
          <table:table-cell office:value-type="string">
            <text:p>-4.223 -2.608i</text:p>
          </table:table-cell>
          <table:table-cell office:value-type="string">
            <text:p>+5.437 -1.968i</text:p>
          </table:table-cell>
          <table:table-cell office:value-type="string">
            <text:p>+4.261 -3.358i</text:p>
          </table:table-cell>
          <table:table-cell office:value-type="string">
            <text:p>-8.923 +1.347i</text:p>
          </table:table-cell>
          <table:table-cell office:value-type="string">
            <text:p>+3.663 +1.271i</text:p>
          </table:table-cell>
          <table:table-cell office:value-type="string">
            <text:p>+8.937 -0.150i</text:p>
          </table:table-cell>
          <table:table-cell office:value-type="string">
            <text:p>+1.298 +9.534i</text:p>
          </table:table-cell>
          <table:table-cell office:value-type="string">
            <text:p>-4.412 -6.771i</text:p>
          </table:table-cell>
          <table:table-cell office:value-type="string">
            <text:p>+4.150 +9.644i</text:p>
          </table:table-cell>
          <table:table-cell office:value-type="string">
            <text:p>-2.822 +8.253i</text:p>
          </table:table-cell>
          <table:table-cell office:value-type="string">
            <text:p>-1.462 +3.578i</text:p>
          </table:table-cell>
          <table:table-cell office:value-type="string">
            <text:p>-0.770 +0.088i</text:p>
          </table:table-cell>
          <table:table-cell office:value-type="string">
            <text:p>-10.730 +12.949i</text:p>
          </table:table-cell>
          <table:table-cell office:value-type="string">
            <text:p>-4.421 +2.333i</text:p>
          </table:table-cell>
          <table:table-cell office:value-type="string">
            <text:p>-5.770 -6.661i</text:p>
          </table:table-cell>
          <table:table-cell office:value-type="string">
            <text:p>+14.909 +10.765i</text:p>
          </table:table-cell>
        </table:table-row>
        <table:table-row table:style-name="ro1">
          <table:table-cell office:value-type="string">
            <text:p>+1.828 -3.243i</text:p>
          </table:table-cell>
          <table:table-cell office:value-type="string">
            <text:p>-12.111 -1.193i</text:p>
          </table:table-cell>
          <table:table-cell office:value-type="string">
            <text:p>-10.255 -10.015i</text:p>
          </table:table-cell>
          <table:table-cell office:value-type="string">
            <text:p>+2.103 +4.038i</text:p>
          </table:table-cell>
          <table:table-cell office:value-type="string">
            <text:p>+11.293 -2.536i</text:p>
          </table:table-cell>
          <table:table-cell office:value-type="string">
            <text:p>+13.216 -1.688i</text:p>
          </table:table-cell>
          <table:table-cell office:value-type="string">
            <text:p>+0.694 -3.387i</text:p>
          </table:table-cell>
          <table:table-cell office:value-type="string">
            <text:p>-5.994 +4.647i</text:p>
          </table:table-cell>
          <table:table-cell office:value-type="string">
            <text:p>-9.485 -3.000i</text:p>
          </table:table-cell>
          <table:table-cell office:value-type="string">
            <text:p>-1.417 +12.277i</text:p>
          </table:table-cell>
          <table:table-cell office:value-type="string">
            <text:p>+4.777 -9.221i</text:p>
          </table:table-cell>
          <table:table-cell office:value-type="string">
            <text:p>-0.868 -12.891i</text:p>
          </table:table-cell>
          <table:table-cell office:value-type="string">
            <text:p>-8.536 -6.707i</text:p>
          </table:table-cell>
          <table:table-cell office:value-type="string">
            <text:p>-9.285 +0.079i</text:p>
          </table:table-cell>
          <table:table-cell office:value-type="string">
            <text:p>-7.313 -3.029i</text:p>
          </table:table-cell>
          <table:table-cell office:value-type="string">
            <text:p>-0.158 +15.911i</text:p>
          </table:table-cell>
          <table:table-cell office:value-type="string">
            <text:p>+0.414 +0.515i</text:p>
          </table:table-cell>
        </table:table-row>
        <table:table-row table:style-name="ro1">
          <table:table-cell office:value-type="string">
            <text:p>-8.067 -1.407i</text:p>
          </table:table-cell>
          <table:table-cell office:value-type="string">
            <text:p>+5.491 -6.190i</text:p>
          </table:table-cell>
          <table:table-cell office:value-type="string">
            <text:p>-5.777 -1.453i</text:p>
          </table:table-cell>
          <table:table-cell office:value-type="string">
            <text:p>+2.123 +19.199i</text:p>
          </table:table-cell>
          <table:table-cell office:value-type="string">
            <text:p>-15.694 +8.959i</text:p>
          </table:table-cell>
          <table:table-cell office:value-type="string">
            <text:p>+1.710 -7.775i</text:p>
          </table:table-cell>
          <table:table-cell office:value-type="string">
            <text:p>+12.520 -14.895i</text:p>
          </table:table-cell>
          <table:table-cell office:value-type="string">
            <text:p>+8.889 -8.103i</text:p>
          </table:table-cell>
          <table:table-cell office:value-type="string">
            <text:p>-4.542 +16.870i</text:p>
          </table:table-cell>
          <table:table-cell office:value-type="string">
            <text:p>-0.597 +10.130i</text:p>
          </table:table-cell>
          <table:table-cell office:value-type="string">
            <text:p>+4.497 -3.336i</text:p>
          </table:table-cell>
          <table:table-cell office:value-type="string">
            <text:p>-0.996 -4.880i</text:p>
          </table:table-cell>
          <table:table-cell office:value-type="string">
            <text:p>+4.448 -7.169i</text:p>
          </table:table-cell>
          <table:table-cell office:value-type="string">
            <text:p>+0.367 -6.475i</text:p>
          </table:table-cell>
          <table:table-cell office:value-type="string">
            <text:p>-6.594 +7.070i</text:p>
          </table:table-cell>
          <table:table-cell office:value-type="string">
            <text:p>+7.000 +3.116i</text:p>
          </table:table-cell>
          <table:table-cell office:value-type="string">
            <text:p>+9.024 +9.767i</text:p>
          </table:table-cell>
        </table:table-row>
        <table:table-row table:style-name="ro1">
          <table:table-cell office:value-type="string">
            <text:p>-6.715 +1.460i</text:p>
          </table:table-cell>
          <table:table-cell office:value-type="string">
            <text:p>-12.023 -7.335i</text:p>
          </table:table-cell>
          <table:table-cell office:value-type="string">
            <text:p>+0.421 +1.271i</text:p>
          </table:table-cell>
          <table:table-cell office:value-type="string">
            <text:p>-6.818 -0.180i</text:p>
          </table:table-cell>
          <table:table-cell office:value-type="string">
            <text:p>+5.447 +5.009i</text:p>
          </table:table-cell>
          <table:table-cell office:value-type="string">
            <text:p>-2.566 +1.257i</text:p>
          </table:table-cell>
          <table:table-cell office:value-type="string">
            <text:p>-7.891 +0.847i</text:p>
          </table:table-cell>
          <table:table-cell office:value-type="string">
            <text:p>-3.499 -2.397i</text:p>
          </table:table-cell>
          <table:table-cell office:value-type="string">
            <text:p>+3.282 -9.443i</text:p>
          </table:table-cell>
          <table:table-cell office:value-type="string">
            <text:p>+2.154 -2.037i</text:p>
          </table:table-cell>
          <table:table-cell office:value-type="string">
            <text:p>+5.869 -2.184i</text:p>
          </table:table-cell>
          <table:table-cell office:value-type="string">
            <text:p>+6.022 +1.717i</text:p>
          </table:table-cell>
          <table:table-cell office:value-type="string">
            <text:p>-3.857 -1.285i</text:p>
          </table:table-cell>
          <table:table-cell office:value-type="string">
            <text:p>-11.136 +9.331i</text:p>
          </table:table-cell>
          <table:table-cell office:value-type="string">
            <text:p>+1.612 -10.837i</text:p>
          </table:table-cell>
          <table:table-cell office:value-type="string">
            <text:p>+3.402 -1.725i</text:p>
          </table:table-cell>
          <table:table-cell office:value-type="string">
            <text:p>-2.437 +16.610i</text:p>
          </table:table-cell>
        </table:table-row>
        <table:table-row table:style-name="ro1">
          <table:table-cell office:value-type="string">
            <text:p>-5.457 +2.878i</text:p>
          </table:table-cell>
          <table:table-cell office:value-type="string">
            <text:p>-4.497 +5.901i</text:p>
          </table:table-cell>
          <table:table-cell office:value-type="string">
            <text:p>+0.233 -1.515i</text:p>
          </table:table-cell>
          <table:table-cell office:value-type="string">
            <text:p>+4.537 -1.397i</text:p>
          </table:table-cell>
          <table:table-cell office:value-type="string">
            <text:p>+0.297 -2.199i</text:p>
          </table:table-cell>
          <table:table-cell office:value-type="string">
            <text:p>+1.333 -1.518i</text:p>
          </table:table-cell>
          <table:table-cell office:value-type="string">
            <text:p>+1.205 +6.467i</text:p>
          </table:table-cell>
          <table:table-cell office:value-type="string">
            <text:p>+7.441 +4.278i</text:p>
          </table:table-cell>
          <table:table-cell office:value-type="string">
            <text:p>-11.937 +5.847i</text:p>
          </table:table-cell>
          <table:table-cell office:value-type="string">
            <text:p>+6.195 -8.619i</text:p>
          </table:table-cell>
          <table:table-cell office:value-type="string">
            <text:p>+6.517 +2.480i</text:p>
          </table:table-cell>
          <table:table-cell office:value-type="string">
            <text:p>+8.561 +0.348i</text:p>
          </table:table-cell>
          <table:table-cell office:value-type="string">
            <text:p>-1.443 +1.176i</text:p>
          </table:table-cell>
          <table:table-cell office:value-type="string">
            <text:p>+5.372 -7.652i</text:p>
          </table:table-cell>
          <table:table-cell office:value-type="string">
            <text:p>-0.596 +5.751i</text:p>
          </table:table-cell>
          <table:table-cell office:value-type="string">
            <text:p>+1.161 -6.148i</text:p>
          </table:table-cell>
          <table:table-cell office:value-type="string">
            <text:p>-1.616 +0.061i</text:p>
          </table:table-cell>
        </table:table-row>
        <table:table-row table:style-name="ro1">
          <table:table-cell office:value-type="string">
            <text:p>+0.000 +2.000i</text:p>
          </table:table-cell>
          <table:table-cell office:value-type="string">
            <text:p>-1.855 -3.574i</text:p>
          </table:table-cell>
          <table:table-cell office:value-type="string">
            <text:p>-2.164 +16.296i</text:p>
          </table:table-cell>
          <table:table-cell office:value-type="string">
            <text:p>+6.050 +7.467i</text:p>
          </table:table-cell>
          <table:table-cell office:value-type="string">
            <text:p>+2.950 +0.050i</text:p>
          </table:table-cell>
          <table:table-cell office:value-type="string">
            <text:p>-10.298 +1.663i</text:p>
          </table:table-cell>
          <table:table-cell office:value-type="string">
            <text:p>+1.471 -1.218i</text:p>
          </table:table-cell>
          <table:table-cell office:value-type="string">
            <text:p>-4.328 -7.157i</text:p>
          </table:table-cell>
          <table:table-cell office:value-type="string">
            <text:p>-9.000 +13.000i</text:p>
          </table:table-cell>
          <table:table-cell office:value-type="string">
            <text:p>-5.423 -0.544i</text:p>
          </table:table-cell>
          <table:table-cell office:value-type="string">
            <text:p>+1.636 +1.493i</text:p>
          </table:table-cell>
          <table:table-cell office:value-type="string">
            <text:p>-3.206 -3.917i</text:p>
          </table:table-cell>
          <table:table-cell office:value-type="string">
            <text:p>-0.364 +4.293i</text:p>
          </table:table-cell>
          <table:table-cell office:value-type="string">
            <text:p>+9.009 -2.645i</text:p>
          </table:table-cell>
          <table:table-cell office:value-type="string">
            <text:p>-5.391 +3.150i</text:p>
          </table:table-cell>
          <table:table-cell office:value-type="string">
            <text:p>-1.747 -5.208i</text:p>
          </table:table-cell>
          <table:table-cell office:value-type="string">
            <text:p>+0.000 -8.000i</text:p>
          </table:table-cell>
        </table:table-row>
        <table:table-row table:style-name="ro1">
          <table:table-cell office:value-type="string">
            <text:p>-4.125 -5.405i</text:p>
          </table:table-cell>
          <table:table-cell office:value-type="string">
            <text:p>+0.830 -2.440i</text:p>
          </table:table-cell>
          <table:table-cell office:value-type="string">
            <text:p>+1.530 +7.682i</text:p>
          </table:table-cell>
          <table:table-cell office:value-type="string">
            <text:p>-8.224 +3.314i</text:p>
          </table:table-cell>
          <table:table-cell office:value-type="string">
            <text:p>+7.617 +2.518i</text:p>
          </table:table-cell>
          <table:table-cell office:value-type="string">
            <text:p>+3.766 -1.836i</text:p>
          </table:table-cell>
          <table:table-cell office:value-type="string">
            <text:p>+1.863 -5.159i</text:p>
          </table:table-cell>
          <table:table-cell office:value-type="string">
            <text:p>-4.756 -8.018i</text:p>
          </table:table-cell>
          <table:table-cell office:value-type="string">
            <text:p>+3.558 +1.215i</text:p>
          </table:table-cell>
          <table:table-cell office:value-type="string">
            <text:p>-1.074 +1.491i</text:p>
          </table:table-cell>
          <table:table-cell office:value-type="string">
            <text:p>+7.363 -4.717i</text:p>
          </table:table-cell>
          <table:table-cell office:value-type="string">
            <text:p>+0.766 -2.911i</text:p>
          </table:table-cell>
          <table:table-cell office:value-type="string">
            <text:p>-9.921 -5.400i</text:p>
          </table:table-cell>
          <table:table-cell office:value-type="string">
            <text:p>+4.564 +3.467i</text:p>
          </table:table-cell>
          <table:table-cell office:value-type="string">
            <text:p>+4.915 +0.784i</text:p>
          </table:table-cell>
          <table:table-cell office:value-type="string">
            <text:p>-2.054 -5.893i</text:p>
          </table:table-cell>
          <table:table-cell office:value-type="string">
            <text:p>+4.167 -2.899i</text:p>
          </table:table-cell>
        </table:table-row>
        <table:table-row table:style-name="ro1">
          <table:table-cell office:value-type="string">
            <text:p>-5.184 -7.954i</text:p>
          </table:table-cell>
          <table:table-cell office:value-type="string">
            <text:p>-0.151 -6.794i</text:p>
          </table:table-cell>
          <table:table-cell office:value-type="string">
            <text:p>+3.459 +19.891i</text:p>
          </table:table-cell>
          <table:table-cell office:value-type="string">
            <text:p>-11.153 -2.196i</text:p>
          </table:table-cell>
          <table:table-cell office:value-type="string">
            <text:p>-0.906 -7.066i</text:p>
          </table:table-cell>
          <table:table-cell office:value-type="string">
            <text:p>+14.371 +3.374i</text:p>
          </table:table-cell>
          <table:table-cell office:value-type="string">
            <text:p>+0.960 +6.645i</text:p>
          </table:table-cell>
          <table:table-cell office:value-type="string">
            <text:p>-6.716 -7.311i</text:p>
          </table:table-cell>
          <table:table-cell office:value-type="string">
            <text:p>+5.959 +12.538i</text:p>
          </table:table-cell>
          <table:table-cell office:value-type="string">
            <text:p>+9.098 +6.440i</text:p>
          </table:table-cell>
          <table:table-cell office:value-type="string">
            <text:p>+5.306 -0.082i</text:p>
          </table:table-cell>
          <table:table-cell office:value-type="string">
            <text:p>-3.631 +4.534i</text:p>
          </table:table-cell>
          <table:table-cell office:value-type="string">
            <text:p>-7.089 +1.248i</text:p>
          </table:table-cell>
          <table:table-cell office:value-type="string">
            <text:p>-4.562 -8.027i</text:p>
          </table:table-cell>
          <table:table-cell office:value-type="string">
            <text:p>+9.922 -0.243i</text:p>
          </table:table-cell>
          <table:table-cell office:value-type="string">
            <text:p>-1.939 +11.684i</text:p>
          </table:table-cell>
          <table:table-cell office:value-type="string">
            <text:p>+5.851 -2.462i</text:p>
          </table:table-cell>
        </table:table-row>
        <table:table-row table:style-name="ro1">
          <table:table-cell office:value-type="string">
            <text:p>-7.416 -6.155i</text:p>
          </table:table-cell>
          <table:table-cell office:value-type="string">
            <text:p>-2.503 +3.558i</text:p>
          </table:table-cell>
          <table:table-cell office:value-type="string">
            <text:p>+2.094 +5.051i</text:p>
          </table:table-cell>
          <table:table-cell office:value-type="string">
            <text:p>-3.817 -1.046i</text:p>
          </table:table-cell>
          <table:table-cell office:value-type="string">
            <text:p>-5.946 -11.130i</text:p>
          </table:table-cell>
          <table:table-cell office:value-type="string">
            <text:p>+3.565 +13.886i</text:p>
          </table:table-cell>
          <table:table-cell office:value-type="string">
            <text:p>-4.607 -2.880i</text:p>
          </table:table-cell>
          <table:table-cell office:value-type="string">
            <text:p>+3.031 -1.935i</text:p>
          </table:table-cell>
          <table:table-cell office:value-type="string">
            <text:p>+4.067 +2.541i</text:p>
          </table:table-cell>
          <table:table-cell office:value-type="string">
            <text:p>-0.507 +0.537i</text:p>
          </table:table-cell>
          <table:table-cell office:value-type="string">
            <text:p>-0.145 -0.170i</text:p>
          </table:table-cell>
          <table:table-cell office:value-type="string">
            <text:p>+3.779 +4.382i</text:p>
          </table:table-cell>
          <table:table-cell office:value-type="string">
            <text:p>+0.410 +9.053i</text:p>
          </table:table-cell>
          <table:table-cell office:value-type="string">
            <text:p>-2.633 -7.766i</text:p>
          </table:table-cell>
          <table:table-cell office:value-type="string">
            <text:p>-7.274 -1.159i</text:p>
          </table:table-cell>
          <table:table-cell office:value-type="string">
            <text:p>-3.222 -6.548i</text:p>
          </table:table-cell>
          <table:table-cell office:value-type="string">
            <text:p>-7.125 -3.831i</text:p>
          </table:table-cell>
        </table:table-row>
        <table:table-row table:style-name="ro1">
          <table:table-cell office:value-type="string">
            <text:p>-3.828 -5.243i</text:p>
          </table:table-cell>
          <table:table-cell office:value-type="string">
            <text:p>-2.449 +5.090i</text:p>
          </table:table-cell>
          <table:table-cell office:value-type="string">
            <text:p>-8.766 -5.307i</text:p>
          </table:table-cell>
          <table:table-cell office:value-type="string">
            <text:p>-5.903 -6.008i</text:p>
          </table:table-cell>
          <table:table-cell office:value-type="string">
            <text:p>-1.464 +5.293i</text:p>
          </table:table-cell>
          <table:table-cell office:value-type="string">
            <text:p>-0.764 +5.844i</text:p>
          </table:table-cell>
          <table:table-cell office:value-type="string">
            <text:p>+0.826 -5.335i</text:p>
          </table:table-cell>
          <table:table-cell office:value-type="string">
            <text:p>-5.534 +15.262i</text:p>
          </table:table-cell>
          <table:table-cell office:value-type="string">
            <text:p>+3.243 -4.071i</text:p>
          </table:table-cell>
          <table:table-cell office:value-type="string">
            <text:p>+0.742 -6.609i</text:p>
          </table:table-cell>
          <table:table-cell office:value-type="string">
            <text:p>+8.467 -0.661i</text:p>
          </table:table-cell>
          <table:table-cell office:value-type="string">
            <text:p>-1.709 +9.351i</text:p>
          </table:table-cell>
          <table:table-cell office:value-type="string">
            <text:p>+12.707 -4.536i</text:p>
          </table:table-cell>
          <table:table-cell office:value-type="string">
            <text:p>+3.559 +4.173i</text:p>
          </table:table-cell>
          <table:table-cell office:value-type="string">
            <text:p>+6.081 -2.655i</text:p>
          </table:table-cell>
          <table:table-cell office:value-type="string">
            <text:p>-8.593 +3.154i</text:p>
          </table:table-cell>
          <table:table-cell office:value-type="string">
            <text:p>-2.414 -17.485i</text:p>
          </table:table-cell>
        </table:table-row>
        <table:table-row table:style-name="ro1">
          <table:table-cell office:value-type="string">
            <text:p>-3.428 +0.651i</text:p>
          </table:table-cell>
          <table:table-cell office:value-type="string">
            <text:p>+4.837 -9.834i</text:p>
          </table:table-cell>
          <table:table-cell office:value-type="string">
            <text:p>+4.447 -14.254i</text:p>
          </table:table-cell>
          <table:table-cell office:value-type="string">
            <text:p>-10.667 +1.573i</text:p>
          </table:table-cell>
          <table:table-cell office:value-type="string">
            <text:p>-10.473 +4.678i</text:p>
          </table:table-cell>
          <table:table-cell office:value-type="string">
            <text:p>+1.474 -7.945i</text:p>
          </table:table-cell>
          <table:table-cell office:value-type="string">
            <text:p>-1.177 +0.330i</text:p>
          </table:table-cell>
          <table:table-cell office:value-type="string">
            <text:p>-1.818 +0.914i</text:p>
          </table:table-cell>
          <table:table-cell office:value-type="string">
            <text:p>+6.708 -9.787i</text:p>
          </table:table-cell>
          <table:table-cell office:value-type="string">
            <text:p>+1.604 +12.691i</text:p>
          </table:table-cell>
          <table:table-cell office:value-type="string">
            <text:p>-1.500 +2.975i</text:p>
          </table:table-cell>
          <table:table-cell office:value-type="string">
            <text:p>+5.028 +3.822i</text:p>
          </table:table-cell>
          <table:table-cell office:value-type="string">
            <text:p>-4.527 -4.629i</text:p>
          </table:table-cell>
          <table:table-cell office:value-type="string">
            <text:p>+0.594 +0.799i</text:p>
          </table:table-cell>
          <table:table-cell office:value-type="string">
            <text:p>+8.625 -7.920i</text:p>
          </table:table-cell>
          <table:table-cell office:value-type="string">
            <text:p>-0.596 +9.825i</text:p>
          </table:table-cell>
          <table:table-cell office:value-type="string">
            <text:p>-7.151 +2.824i</text:p>
          </table:table-cell>
        </table:table-row>
        <table:table-row table:style-name="ro1">
          <table:table-cell office:value-type="string">
            <text:p>+5.798 -4.546i</text:p>
          </table:table-cell>
          <table:table-cell office:value-type="string">
            <text:p>+5.836 -5.233i</text:p>
          </table:table-cell>
          <table:table-cell office:value-type="string">
            <text:p>-2.727 -1.744i</text:p>
          </table:table-cell>
          <table:table-cell office:value-type="string">
            <text:p>+1.740 +5.115i</text:p>
          </table:table-cell>
          <table:table-cell office:value-type="string">
            <text:p>+11.834 +2.014i</text:p>
          </table:table-cell>
          <table:table-cell office:value-type="string">
            <text:p>+7.794 +6.002i</text:p>
          </table:table-cell>
          <table:table-cell office:value-type="string">
            <text:p>-8.652 +8.225i</text:p>
          </table:table-cell>
          <table:table-cell office:value-type="string">
            <text:p>-1.769 +1.830i</text:p>
          </table:table-cell>
          <table:table-cell office:value-type="string">
            <text:p>-1.295 +5.151i</text:p>
          </table:table-cell>
          <table:table-cell office:value-type="string">
            <text:p>+2.344 -0.760i</text:p>
          </table:table-cell>
          <table:table-cell office:value-type="string">
            <text:p>+1.708 -10.131i</text:p>
          </table:table-cell>
          <table:table-cell office:value-type="string">
            <text:p>-1.126 -12.722i</text:p>
          </table:table-cell>
          <table:table-cell office:value-type="string">
            <text:p>-0.789 +2.160i</text:p>
          </table:table-cell>
          <table:table-cell office:value-type="string">
            <text:p>+4.275 -11.411i</text:p>
          </table:table-cell>
          <table:table-cell office:value-type="string">
            <text:p>+5.384 +6.612i</text:p>
          </table:table-cell>
          <table:table-cell office:value-type="string">
            <text:p>-3.970 +3.322i</text:p>
          </table:table-cell>
          <table:table-cell office:value-type="string">
            <text:p>+5.071 +1.065i</text:p>
          </table:table-cell>
        </table:table-row>
        <table:table-row table:style-name="ro1">
          <table:table-cell office:value-type="string">
            <text:p>+7.796 -2.138i</text:p>
          </table:table-cell>
          <table:table-cell office:value-type="string">
            <text:p>-3.456 +3.180i</text:p>
          </table:table-cell>
          <table:table-cell office:value-type="string">
            <text:p>-5.203 -1.522i</text:p>
          </table:table-cell>
          <table:table-cell office:value-type="string">
            <text:p>-3.607 +2.140i</text:p>
          </table:table-cell>
          <table:table-cell office:value-type="string">
            <text:p>-5.882 +2.380i</text:p>
          </table:table-cell>
          <table:table-cell office:value-type="string">
            <text:p>-2.243 +13.880i</text:p>
          </table:table-cell>
          <table:table-cell office:value-type="string">
            <text:p>-4.240 +6.376i</text:p>
          </table:table-cell>
          <table:table-cell office:value-type="string">
            <text:p>-3.181 -0.862i</text:p>
          </table:table-cell>
          <table:table-cell office:value-type="string">
            <text:p>+4.796 -2.504i</text:p>
          </table:table-cell>
          <table:table-cell office:value-type="string">
            <text:p>+0.216 +5.513i</text:p>
          </table:table-cell>
          <table:table-cell office:value-type="string">
            <text:p>-7.278 -4.019i</text:p>
          </table:table-cell>
          <table:table-cell office:value-type="string">
            <text:p>+0.680 -12.516i</text:p>
          </table:table-cell>
          <table:table-cell office:value-type="string">
            <text:p>+14.851 -7.114i</text:p>
          </table:table-cell>
          <table:table-cell office:value-type="string">
            <text:p>+0.014 +11.382i</text:p>
          </table:table-cell>
          <table:table-cell office:value-type="string">
            <text:p>-9.658 +4.348i</text:p>
          </table:table-cell>
          <table:table-cell office:value-type="string">
            <text:p>+17.617 -1.021i</text:p>
          </table:table-cell>
          <table:table-cell office:value-type="string">
            <text:p>-5.068 -3.012i</text:p>
          </table:table-cell>
        </table:table-row>
        <table:table-row table:style-name="ro1">
          <table:table-cell office:value-type="string">
            <text:p>-10.000 +0.000i</text:p>
          </table:table-cell>
          <table:table-cell office:value-type="string">
            <text:p>-0.663 +3.137i</text:p>
          </table:table-cell>
          <table:table-cell office:value-type="string">
            <text:p>+3.195 -6.664i</text:p>
          </table:table-cell>
          <table:table-cell office:value-type="string">
            <text:p>+8.493 -8.866i</text:p>
          </table:table-cell>
          <table:table-cell office:value-type="string">
            <text:p>+2.536 +2.364i</text:p>
          </table:table-cell>
          <table:table-cell office:value-type="string">
            <text:p>-11.409 -7.981i</text:p>
          </table:table-cell>
          <table:table-cell office:value-type="string">
            <text:p>-4.946 +6.021i</text:p>
          </table:table-cell>
          <table:table-cell office:value-type="string">
            <text:p>+12.419 +0.819i</text:p>
          </table:table-cell>
          <table:table-cell office:value-type="string">
            <text:p>+5.000 +1.000i</text:p>
          </table:table-cell>
          <table:table-cell office:value-type="string">
            <text:p>-1.650 -2.389i</text:p>
          </table:table-cell>
          <table:table-cell office:value-type="string">
            <text:p>-22.024 -4.807i</text:p>
          </table:table-cell>
          <table:table-cell office:value-type="string">
            <text:p>-4.612 -9.329i</text:p>
          </table:table-cell>
          <table:table-cell office:value-type="string">
            <text:p>-4.536 +10.364i</text:p>
          </table:table-cell>
          <table:table-cell office:value-type="string">
            <text:p>-1.443 +5.100i</text:p>
          </table:table-cell>
          <table:table-cell office:value-type="string">
            <text:p>+3.775 -1.492i</text:p>
          </table:table-cell>
          <table:table-cell office:value-type="string">
            <text:p>+14.865 +7.242i</text:p>
          </table:table-cell>
          <table:table-cell office:value-type="string">
            <text:p>+12.000 +0.000i</text:p>
          </table:table-cell>
        </table:table-row>
        <table:table-row table:style-name="ro1">
          <table:table-cell office:value-type="string">
            <text:p>+7.796 +2.138i</text:p>
          </table:table-cell>
          <table:table-cell office:value-type="string">
            <text:p>-2.525 +2.922i</text:p>
          </table:table-cell>
          <table:table-cell office:value-type="string">
            <text:p>+1.314 +2.624i</text:p>
          </table:table-cell>
          <table:table-cell office:value-type="string">
            <text:p>+3.509 +4.905i</text:p>
          </table:table-cell>
          <table:table-cell office:value-type="string">
            <text:p>+9.520 +8.065i</text:p>
          </table:table-cell>
          <table:table-cell office:value-type="string">
            <text:p>-4.708 -1.472i</text:p>
          </table:table-cell>
          <table:table-cell office:value-type="string">
            <text:p>+7.794 +1.274i</text:p>
          </table:table-cell>
          <table:table-cell office:value-type="string">
            <text:p>+5.550 -9.951i</text:p>
          </table:table-cell>
          <table:table-cell office:value-type="string">
            <text:p>-3.045 -5.527i</text:p>
          </table:table-cell>
          <table:table-cell office:value-type="string">
            <text:p>-2.203 -6.318i</text:p>
          </table:table-cell>
          <table:table-cell office:value-type="string">
            <text:p>+5.440 -6.314i</text:p>
          </table:table-cell>
          <table:table-cell office:value-type="string">
            <text:p>+8.719 -2.567i</text:p>
          </table:table-cell>
          <table:table-cell office:value-type="string">
            <text:p>-13.361 +6.234i</text:p>
          </table:table-cell>
          <table:table-cell office:value-type="string">
            <text:p>-12.052 +8.682i</text:p>
          </table:table-cell>
          <table:table-cell office:value-type="string">
            <text:p>-3.669 +5.864i</text:p>
          </table:table-cell>
          <table:table-cell office:value-type="string">
            <text:p>+0.606 +0.534i</text:p>
          </table:table-cell>
          <table:table-cell office:value-type="string">
            <text:p>-5.068 +3.012i</text:p>
          </table:table-cell>
        </table:table-row>
        <table:table-row table:style-name="ro1">
          <table:table-cell office:value-type="string">
            <text:p>+5.798 +4.546i</text:p>
          </table:table-cell>
          <table:table-cell office:value-type="string">
            <text:p>-4.589 -1.132i</text:p>
          </table:table-cell>
          <table:table-cell office:value-type="string">
            <text:p>-9.398 +7.874i</text:p>
          </table:table-cell>
          <table:table-cell office:value-type="string">
            <text:p>-7.665 +2.912i</text:p>
          </table:table-cell>
          <table:table-cell office:value-type="string">
            <text:p>-14.007 -7.305i</text:p>
          </table:table-cell>
          <table:table-cell office:value-type="string">
            <text:p>+12.912 -4.090i</text:p>
          </table:table-cell>
          <table:table-cell office:value-type="string">
            <text:p>+19.685 +2.451i</text:p>
          </table:table-cell>
          <table:table-cell office:value-type="string">
            <text:p>-3.154 +1.136i</text:p>
          </table:table-cell>
          <table:table-cell office:value-type="string">
            <text:p>+3.115 -0.525i</text:p>
          </table:table-cell>
          <table:table-cell office:value-type="string">
            <text:p>+12.697 +7.206i</text:p>
          </table:table-cell>
          <table:table-cell office:value-type="string">
            <text:p>-4.918 +8.338i</text:p>
          </table:table-cell>
          <table:table-cell office:value-type="string">
            <text:p>-8.278 +5.108i</text:p>
          </table:table-cell>
          <table:table-cell office:value-type="string">
            <text:p>+3.931 +11.330i</text:p>
          </table:table-cell>
          <table:table-cell office:value-type="string">
            <text:p>-9.222 -7.643i</text:p>
          </table:table-cell>
          <table:table-cell office:value-type="string">
            <text:p>-9.546 -9.889i</text:p>
          </table:table-cell>
          <table:table-cell office:value-type="string">
            <text:p>-2.634 -13.886i</text:p>
          </table:table-cell>
          <table:table-cell office:value-type="string">
            <text:p>+5.071 -1.065i</text:p>
          </table:table-cell>
        </table:table-row>
        <table:table-row table:style-name="ro1">
          <table:table-cell office:value-type="string">
            <text:p>-3.428 -0.651i</text:p>
          </table:table-cell>
          <table:table-cell office:value-type="string">
            <text:p>+5.039 -9.640i</text:p>
          </table:table-cell>
          <table:table-cell office:value-type="string">
            <text:p>-0.291 -4.454i</text:p>
          </table:table-cell>
          <table:table-cell office:value-type="string">
            <text:p>+2.300 +1.772i</text:p>
          </table:table-cell>
          <table:table-cell office:value-type="string">
            <text:p>-11.213 -3.206i</text:p>
          </table:table-cell>
          <table:table-cell office:value-type="string">
            <text:p>+5.448 +0.720i</text:p>
          </table:table-cell>
          <table:table-cell office:value-type="string">
            <text:p>-1.508 -0.527i</text:p>
          </table:table-cell>
          <table:table-cell office:value-type="string">
            <text:p>-2.453 -11.999i</text:p>
          </table:table-cell>
          <table:table-cell office:value-type="string">
            <text:p>-3.385 +6.026i</text:p>
          </table:table-cell>
          <table:table-cell office:value-type="string">
            <text:p>+1.774 +8.184i</text:p>
          </table:table-cell>
          <table:table-cell office:value-type="string">
            <text:p>-0.789 +1.771i</text:p>
          </table:table-cell>
          <table:table-cell office:value-type="string">
            <text:p>-6.961 -1.732i</text:p>
          </table:table-cell>
          <table:table-cell office:value-type="string">
            <text:p>-3.272 +0.102i</text:p>
          </table:table-cell>
          <table:table-cell office:value-type="string">
            <text:p>-2.777 -2.824i</text:p>
          </table:table-cell>
          <table:table-cell office:value-type="string">
            <text:p>+7.118 -6.941i</text:p>
          </table:table-cell>
          <table:table-cell office:value-type="string">
            <text:p>+0.502 +7.642i</text:p>
          </table:table-cell>
          <table:table-cell office:value-type="string">
            <text:p>-7.151 -2.824i</text:p>
          </table:table-cell>
        </table:table-row>
        <table:table-row table:style-name="ro1">
          <table:table-cell office:value-type="string">
            <text:p>-3.828 +5.243i</text:p>
          </table:table-cell>
          <table:table-cell office:value-type="string">
            <text:p>+9.771 +11.515i</text:p>
          </table:table-cell>
          <table:table-cell office:value-type="string">
            <text:p>+10.990 -2.069i</text:p>
          </table:table-cell>
          <table:table-cell office:value-type="string">
            <text:p>-7.342 -10.290i</text:p>
          </table:table-cell>
          <table:table-cell office:value-type="string">
            <text:p>+0.364 -5.121i</text:p>
          </table:table-cell>
          <table:table-cell office:value-type="string">
            <text:p>+4.058 -1.454i</text:p>
          </table:table-cell>
          <table:table-cell office:value-type="string">
            <text:p>+5.089 -2.903i</text:p>
          </table:table-cell>
          <table:table-cell office:value-type="string">
            <text:p>-1.289 +7.093i</text:p>
          </table:table-cell>
          <table:table-cell office:value-type="string">
            <text:p>+7.485 -3.000i</text:p>
          </table:table-cell>
          <table:table-cell office:value-type="string">
            <text:p>-2.472 -10.271i</text:p>
          </table:table-cell>
          <table:table-cell office:value-type="string">
            <text:p>-7.068 -5.435i</text:p>
          </table:table-cell>
          <table:table-cell office:value-type="string">
            <text:p>+13.032 +6.164i</text:p>
          </table:table-cell>
          <table:table-cell office:value-type="string">
            <text:p>+6.536 -3.293i</text:p>
          </table:table-cell>
          <table:table-cell office:value-type="string">
            <text:p>-0.932 -2.031i</text:p>
          </table:table-cell>
          <table:table-cell office:value-type="string">
            <text:p>-4.305 -0.236i</text:p>
          </table:table-cell>
          <table:table-cell office:value-type="string">
            <text:p>-5.489 +2.216i</text:p>
          </table:table-cell>
          <table:table-cell office:value-type="string">
            <text:p>-2.414 +17.485i</text:p>
          </table:table-cell>
        </table:table-row>
        <table:table-row table:style-name="ro1">
          <table:table-cell office:value-type="string">
            <text:p>-7.416 +6.155i</text:p>
          </table:table-cell>
          <table:table-cell office:value-type="string">
            <text:p>-6.061 +1.941i</text:p>
          </table:table-cell>
          <table:table-cell office:value-type="string">
            <text:p>+8.736 +4.159i</text:p>
          </table:table-cell>
          <table:table-cell office:value-type="string">
            <text:p>+5.203 -2.481i</text:p>
          </table:table-cell>
          <table:table-cell office:value-type="string">
            <text:p>+6.862 +1.198i</text:p>
          </table:table-cell>
          <table:table-cell office:value-type="string">
            <text:p>-3.008 +15.219i</text:p>
          </table:table-cell>
          <table:table-cell office:value-type="string">
            <text:p>-3.251 -4.052i</text:p>
          </table:table-cell>
          <table:table-cell office:value-type="string">
            <text:p>-0.481 -1.210i</text:p>
          </table:table-cell>
          <table:table-cell office:value-type="string">
            <text:p>+5.941 -7.437i</text:p>
          </table:table-cell>
          <table:table-cell office:value-type="string">
            <text:p>-3.158 -2.114i</text:p>
          </table:table-cell>
          <table:table-cell office:value-type="string">
            <text:p>+5.730 +0.317i</text:p>
          </table:table-cell>
          <table:table-cell office:value-type="string">
            <text:p>-7.528 +5.781i</text:p>
          </table:table-cell>
          <table:table-cell office:value-type="string">
            <text:p>+0.063 -1.596i</text:p>
          </table:table-cell>
          <table:table-cell office:value-type="string">
            <text:p>-3.876 +0.156i</text:p>
          </table:table-cell>
          <table:table-cell office:value-type="string">
            <text:p>+11.106 -2.179i</text:p>
          </table:table-cell>
          <table:table-cell office:value-type="string">
            <text:p>-7.168 +12.007i</text:p>
          </table:table-cell>
          <table:table-cell office:value-type="string">
            <text:p>-7.125 +3.831i</text:p>
          </table:table-cell>
        </table:table-row>
        <table:table-row table:style-name="ro1">
          <table:table-cell office:value-type="string">
            <text:p>-5.184 +7.954i</text:p>
          </table:table-cell>
          <table:table-cell office:value-type="string">
            <text:p>+4.732 -6.605i</text:p>
          </table:table-cell>
          <table:table-cell office:value-type="string">
            <text:p>-6.553 +2.376i</text:p>
          </table:table-cell>
          <table:table-cell office:value-type="string">
            <text:p>+0.343 +10.157i</text:p>
          </table:table-cell>
          <table:table-cell office:value-type="string">
            <text:p>-0.861 +8.890i</text:p>
          </table:table-cell>
          <table:table-cell office:value-type="string">
            <text:p>+14.792 -1.739i</text:p>
          </table:table-cell>
          <table:table-cell office:value-type="string">
            <text:p>-0.817 +2.567i</text:p>
          </table:table-cell>
          <table:table-cell office:value-type="string">
            <text:p>-2.682 -7.113i</text:p>
          </table:table-cell>
          <table:table-cell office:value-type="string">
            <text:p>+1.303 -9.628i</text:p>
          </table:table-cell>
          <table:table-cell office:value-type="string">
            <text:p>-6.038 -7.271i</text:p>
          </table:table-cell>
          <table:table-cell office:value-type="string">
            <text:p>-3.892 -7.826i</text:p>
          </table:table-cell>
          <table:table-cell office:value-type="string">
            <text:p>+7.487 -6.176i</text:p>
          </table:table-cell>
          <table:table-cell office:value-type="string">
            <text:p>+3.271 +10.699i</text:p>
          </table:table-cell>
          <table:table-cell office:value-type="string">
            <text:p>-10.687 -1.783i</text:p>
          </table:table-cell>
          <table:table-cell office:value-type="string">
            <text:p>-7.259 -2.001i</text:p>
          </table:table-cell>
          <table:table-cell office:value-type="string">
            <text:p>+0.204 +4.798i</text:p>
          </table:table-cell>
          <table:table-cell office:value-type="string">
            <text:p>+5.851 +2.462i</text:p>
          </table:table-cell>
        </table:table-row>
        <table:table-row table:style-name="ro1">
          <table:table-cell office:value-type="string">
            <text:p>-4.125 +5.405i</text:p>
          </table:table-cell>
          <table:table-cell office:value-type="string">
            <text:p>-12.568 +0.339i</text:p>
          </table:table-cell>
          <table:table-cell office:value-type="string">
            <text:p>+7.259 -0.654i</text:p>
          </table:table-cell>
          <table:table-cell office:value-type="string">
            <text:p>-5.249 +18.654i</text:p>
          </table:table-cell>
          <table:table-cell office:value-type="string">
            <text:p>+3.335 +12.046i</text:p>
          </table:table-cell>
          <table:table-cell office:value-type="string">
            <text:p>+2.451 -2.007i</text:p>
          </table:table-cell>
          <table:table-cell office:value-type="string">
            <text:p>+4.009 -10.656i</text:p>
          </table:table-cell>
          <table:table-cell office:value-type="string">
            <text:p>+3.170 -11.508i</text:p>
          </table:table-cell>
          <table:table-cell office:value-type="string">
            <text:p>+0.199 +8.005i</text:p>
          </table:table-cell>
          <table:table-cell office:value-type="string">
            <text:p>-9.227 +8.193i</text:p>
          </table:table-cell>
          <table:table-cell office:value-type="string">
            <text:p>-3.447 -3.461i</text:p>
          </table:table-cell>
          <table:table-cell office:value-type="string">
            <text:p>+6.463 -13.139i</text:p>
          </table:table-cell>
          <table:table-cell office:value-type="string">
            <text:p>+3.069 -1.962i</text:p>
          </table:table-cell>
          <table:table-cell office:value-type="string">
            <text:p>+4.908 +1.744i</text:p>
          </table:table-cell>
          <table:table-cell office:value-type="string">
            <text:p>-3.306 +0.312i</text:p>
          </table:table-cell>
          <table:table-cell office:value-type="string">
            <text:p>-0.066 +8.740i</text:p>
          </table:table-cell>
          <table:table-cell office:value-type="string">
            <text:p>+4.167 +2.899i</text:p>
          </table:table-cell>
        </table:table-row>
        <table:table-row table:style-name="ro1">
          <table:table-cell office:value-type="string">
            <text:p>+0.000 -2.000i</text:p>
          </table:table-cell>
          <table:table-cell office:value-type="string">
            <text:p>-5.656 +3.257i</text:p>
          </table:table-cell>
          <table:table-cell office:value-type="string">
            <text:p>-3.095 +9.150i</text:p>
          </table:table-cell>
          <table:table-cell office:value-type="string">
            <text:p>-7.335 +4.234i</text:p>
          </table:table-cell>
          <table:table-cell office:value-type="string">
            <text:p>+12.364 -5.707i</text:p>
          </table:table-cell>
          <table:table-cell office:value-type="string">
            <text:p>+9.078 -4.398i</text:p>
          </table:table-cell>
          <table:table-cell office:value-type="string">
            <text:p>+2.849 -6.850i</text:p>
          </table:table-cell>
          <table:table-cell office:value-type="string">
            <text:p>-7.051 -4.345i</text:p>
          </table:table-cell>
          <table:table-cell office:value-type="string">
            <text:p>-7.000 -5.000i</text:p>
          </table:table-cell>
          <table:table-cell office:value-type="string">
            <text:p>-5.240 -2.651i</text:p>
          </table:table-cell>
          <table:table-cell office:value-type="string">
            <text:p>+7.014 +4.782i</text:p>
          </table:table-cell>
          <table:table-cell office:value-type="string">
            <text:p>+0.623 +18.098i</text:p>
          </table:table-cell>
          <table:table-cell office:value-type="string">
            <text:p>-6.950 -9.950i</text:p>
          </table:table-cell>
          <table:table-cell office:value-type="string">
            <text:p>+5.049 -13.023i</text:p>
          </table:table-cell>
          <table:table-cell office:value-type="string">
            <text:p>-10.321 -3.361i</text:p>
          </table:table-cell>
          <table:table-cell office:value-type="string">
            <text:p>+6.328 +0.913i</text:p>
          </table:table-cell>
          <table:table-cell office:value-type="string">
            <text:p>+0.000 +8.000i</text:p>
          </table:table-cell>
        </table:table-row>
        <table:table-row table:style-name="ro1">
          <table:table-cell office:value-type="string">
            <text:p>-5.457 -2.878i</text:p>
          </table:table-cell>
          <table:table-cell office:value-type="string">
            <text:p>+1.825 +0.495i</text:p>
          </table:table-cell>
          <table:table-cell office:value-type="string">
            <text:p>+15.062 +10.639i</text:p>
          </table:table-cell>
          <table:table-cell office:value-type="string">
            <text:p>+7.606 -1.006i</text:p>
          </table:table-cell>
          <table:table-cell office:value-type="string">
            <text:p>+3.368 +6.424i</text:p>
          </table:table-cell>
          <table:table-cell office:value-type="string">
            <text:p>+3.412 +4.177i</text:p>
          </table:table-cell>
          <table:table-cell office:value-type="string">
            <text:p>+1.770 -2.345i</text:p>
          </table:table-cell>
          <table:table-cell office:value-type="string">
            <text:p>+7.251 +3.155i</text:p>
          </table:table-cell>
          <table:table-cell office:value-type="string">
            <text:p>-10.632 -0.949i</text:p>
          </table:table-cell>
          <table:table-cell office:value-type="string">
            <text:p>-0.240 -1.589i</text:p>
          </table:table-cell>
          <table:table-cell office:value-type="string">
            <text:p>+0.578 +10.443i</text:p>
          </table:table-cell>
          <table:table-cell office:value-type="string">
            <text:p>-4.478 -4.644i</text:p>
          </table:table-cell>
          <table:table-cell office:value-type="string">
            <text:p>+8.712 -7.994i</text:p>
          </table:table-cell>
          <table:table-cell office:value-type="string">
            <text:p>+7.898 -3.653i</text:p>
          </table:table-cell>
          <table:table-cell office:value-type="string">
            <text:p>-4.581 +7.495i</text:p>
          </table:table-cell>
          <table:table-cell office:value-type="string">
            <text:p>-7.514 -0.148i</text:p>
          </table:table-cell>
          <table:table-cell office:value-type="string">
            <text:p>-1.616 -0.061i</text:p>
          </table:table-cell>
        </table:table-row>
        <table:table-row table:style-name="ro1">
          <table:table-cell office:value-type="string">
            <text:p>-6.715 -1.460i</text:p>
          </table:table-cell>
          <table:table-cell office:value-type="string">
            <text:p>+10.668 +6.864i</text:p>
          </table:table-cell>
          <table:table-cell office:value-type="string">
            <text:p>-2.984 -0.930i</text:p>
          </table:table-cell>
          <table:table-cell office:value-type="string">
            <text:p>-0.510 -3.770i</text:p>
          </table:table-cell>
          <table:table-cell office:value-type="string">
            <text:p>+4.320 -4.005i</text:p>
          </table:table-cell>
          <table:table-cell office:value-type="string">
            <text:p>-1.319 +5.072i</text:p>
          </table:table-cell>
          <table:table-cell office:value-type="string">
            <text:p>-13.765 +9.488i</text:p>
          </table:table-cell>
          <table:table-cell office:value-type="string">
            <text:p>-6.118 -6.183i</text:p>
          </table:table-cell>
          <table:table-cell office:value-type="string">
            <text:p>+0.284 +2.533i</text:p>
          </table:table-cell>
          <table:table-cell office:value-type="string">
            <text:p>-1.040 -1.634i</text:p>
          </table:table-cell>
          <table:table-cell office:value-type="string">
            <text:p>-1.768 -3.332i</text:p>
          </table:table-cell>
          <table:table-cell office:value-type="string">
            <text:p>+2.264 +8.498i</text:p>
          </table:table-cell>
          <table:table-cell office:value-type="string">
            <text:p>+2.018 +0.166i</text:p>
          </table:table-cell>
          <table:table-cell office:value-type="string">
            <text:p>-4.212 -10.901i</text:p>
          </table:table-cell>
          <table:table-cell office:value-type="string">
            <text:p>-9.932 +2.719i</text:p>
          </table:table-cell>
          <table:table-cell office:value-type="string">
            <text:p>-1.365 +5.876i</text:p>
          </table:table-cell>
          <table:table-cell office:value-type="string">
            <text:p>-2.437 -16.610i</text:p>
          </table:table-cell>
        </table:table-row>
        <table:table-row table:style-name="ro1">
          <table:table-cell office:value-type="string">
            <text:p>-8.067 +1.407i</text:p>
          </table:table-cell>
          <table:table-cell office:value-type="string">
            <text:p>+9.703 -1.411i</text:p>
          </table:table-cell>
          <table:table-cell office:value-type="string">
            <text:p>+0.528 -1.457i</text:p>
          </table:table-cell>
          <table:table-cell office:value-type="string">
            <text:p>-4.137 -3.366i</text:p>
          </table:table-cell>
          <table:table-cell office:value-type="string">
            <text:p>+6.081 -3.981i</text:p>
          </table:table-cell>
          <table:table-cell office:value-type="string">
            <text:p>+7.052 -1.134i</text:p>
          </table:table-cell>
          <table:table-cell office:value-type="string">
            <text:p>+2.308 -11.560i</text:p>
          </table:table-cell>
          <table:table-cell office:value-type="string">
            <text:p>-2.738 -4.801i</text:p>
          </table:table-cell>
          <table:table-cell office:value-type="string">
            <text:p>+1.387 +2.203i</text:p>
          </table:table-cell>
          <table:table-cell office:value-type="string">
            <text:p>+1.785 +6.737i</text:p>
          </table:table-cell>
          <table:table-cell office:value-type="string">
            <text:p>+1.789 -3.103i</text:p>
          </table:table-cell>
          <table:table-cell office:value-type="string">
            <text:p>+6.386 -0.578i</text:p>
          </table:table-cell>
          <table:table-cell office:value-type="string">
            <text:p>-2.025 -4.271i</text:p>
          </table:table-cell>
          <table:table-cell office:value-type="string">
            <text:p>+2.591 +7.585i</text:p>
          </table:table-cell>
          <table:table-cell office:value-type="string">
            <text:p>+3.118 +6.101i</text:p>
          </table:table-cell>
          <table:table-cell office:value-type="string">
            <text:p>-4.000 -9.341i</text:p>
          </table:table-cell>
          <table:table-cell office:value-type="string">
            <text:p>+9.024 -9.767i</text:p>
          </table:table-cell>
        </table:table-row>
        <table:table-row table:style-name="ro1">
          <table:table-cell office:value-type="string">
            <text:p>+1.828 +3.243i</text:p>
          </table:table-cell>
          <table:table-cell office:value-type="string">
            <text:p>+7.898 +5.779i</text:p>
          </table:table-cell>
          <table:table-cell office:value-type="string">
            <text:p>-10.243 -9.271i</text:p>
          </table:table-cell>
          <table:table-cell office:value-type="string">
            <text:p>-2.387 +0.144i</text:p>
          </table:table-cell>
          <table:table-cell office:value-type="string">
            <text:p>-0.536 +4.707i</text:p>
          </table:table-cell>
          <table:table-cell office:value-type="string">
            <text:p>+6.642 -5.921i</text:p>
          </table:table-cell>
          <table:table-cell office:value-type="string">
            <text:p>-1.848 -12.635i</text:p>
          </table:table-cell>
          <table:table-cell office:value-type="string">
            <text:p>+18.746 +9.801i</text:p>
          </table:table-cell>
          <table:table-cell office:value-type="string">
            <text:p>-5.243 +10.071i</text:p>
          </table:table-cell>
          <table:table-cell office:value-type="string">
            <text:p>-10.232 +0.637i</text:p>
          </table:table-cell>
          <table:table-cell office:value-type="string">
            <text:p>+0.377 +5.684i</text:p>
          </table:table-cell>
          <table:table-cell office:value-type="string">
            <text:p>-2.715 +21.075i</text:p>
          </table:table-cell>
          <table:table-cell office:value-type="string">
            <text:p>-12.364 +0.879i</text:p>
          </table:table-cell>
          <table:table-cell office:value-type="string">
            <text:p>+0.609 -8.103i</text:p>
          </table:table-cell>
          <table:table-cell office:value-type="string">
            <text:p>+12.498 +9.884i</text:p>
          </table:table-cell>
          <table:table-cell office:value-type="string">
            <text:p>+7.267 +2.454i</text:p>
          </table:table-cell>
          <table:table-cell office:value-type="string">
            <text:p>+0.414 -0.515i</text:p>
          </table:table-cell>
        </table:table-row>
        <table:table-row table:style-name="ro1">
          <table:table-cell office:value-type="string">
            <text:p>-4.402 +13.916i</text:p>
          </table:table-cell>
          <table:table-cell office:value-type="string">
            <text:p>-1.764 -9.595i</text:p>
          </table:table-cell>
          <table:table-cell office:value-type="string">
            <text:p>+7.709 -1.774i</text:p>
          </table:table-cell>
          <table:table-cell office:value-type="string">
            <text:p>+8.425 -4.568i</text:p>
          </table:table-cell>
          <table:table-cell office:value-type="string">
            <text:p>-3.322 -10.834i</text:p>
          </table:table-cell>
          <table:table-cell office:value-type="string">
            <text:p>-3.245 -9.960i</text:p>
          </table:table-cell>
          <table:table-cell office:value-type="string">
            <text:p>+10.846 -2.917i</text:p>
          </table:table-cell>
          <table:table-cell office:value-type="string">
            <text:p>-8.795 +1.594i</text:p>
          </table:table-cell>
          <table:table-cell office:value-type="string">
            <text:p>-8.107 +2.010i</text:p>
          </table:table-cell>
          <table:table-cell office:value-type="string">
            <text:p>+1.685 -0.453i</text:p>
          </table:table-cell>
          <table:table-cell office:value-type="string">
            <text:p>-11.515 -1.415i</text:p>
          </table:table-cell>
          <table:table-cell office:value-type="string">
            <text:p>-12.453 +1.554i</text:p>
          </table:table-cell>
          <table:table-cell office:value-type="string">
            <text:p>+9.672 -2.606i</text:p>
          </table:table-cell>
          <table:table-cell office:value-type="string">
            <text:p>-5.678 +4.318i</text:p>
          </table:table-cell>
          <table:table-cell office:value-type="string">
            <text:p>+0.754 +5.857i</text:p>
          </table:table-cell>
          <table:table-cell office:value-type="string">
            <text:p>+15.064 -7.828i</text:p>
          </table:table-cell>
          <table:table-cell office:value-type="string">
            <text:p>+14.909 -10.765i</text:p>
          </table:table-cell>
        </table:table-row>
        <table:table-row table:style-name="ro1">
          <table:table-cell office:value-type="string">
            <text:p>+2.102 +11.132i</text:p>
          </table:table-cell>
          <table:table-cell office:value-type="string">
            <text:p>+11.707 +7.215i</text:p>
          </table:table-cell>
          <table:table-cell office:value-type="string">
            <text:p>+3.203 -4.576i</text:p>
          </table:table-cell>
          <table:table-cell office:value-type="string">
            <text:p>-1.437 +5.391i</text:p>
          </table:table-cell>
          <table:table-cell office:value-type="string">
            <text:p>-2.763 -0.599i</text:p>
          </table:table-cell>
          <table:table-cell office:value-type="string">
            <text:p>-0.372 -9.885i</text:p>
          </table:table-cell>
          <table:table-cell office:value-type="string">
            <text:p>-4.153 +3.066i</text:p>
          </table:table-cell>
          <table:table-cell office:value-type="string">
            <text:p>-2.407 +2.738i</text:p>
          </table:table-cell>
          <table:table-cell office:value-type="string">
            <text:p>+8.709 -10.080i</text:p>
          </table:table-cell>
          <table:table-cell office:value-type="string">
            <text:p>-5.614 -10.097i</text:p>
          </table:table-cell>
          <table:table-cell office:value-type="string">
            <text:p>+1.972 +20.936i</text:p>
          </table:table-cell>
          <table:table-cell office:value-type="string">
            <text:p>+14.446 +4.546i</text:p>
          </table:table-cell>
          <table:table-cell office:value-type="string">
            <text:p>+1.375 -5.231i</text:p>
          </table:table-cell>
          <table:table-cell office:value-type="string">
            <text:p>-9.271 +4.675i</text:p>
          </table:table-cell>
          <table:table-cell office:value-type="string">
            <text:p>+3.984 -6.026i</text:p>
          </table:table-cell>
          <table:table-cell office:value-type="string">
            <text:p>+0.606 +5.137i</text:p>
          </table:table-cell>
          <table:table-cell office:value-type="string">
            <text:p>-4.485 +3.864i</text:p>
          </table:table-cell>
        </table:table-row>
        <table:table-row table:style-name="ro1">
          <table:table-cell office:value-type="string">
            <text:p>+1.099 -2.830i</text:p>
          </table:table-cell>
          <table:table-cell office:value-type="string">
            <text:p>+12.200 -15.333i</text:p>
          </table:table-cell>
          <table:table-cell office:value-type="string">
            <text:p>-6.445 -13.514i</text:p>
          </table:table-cell>
          <table:table-cell office:value-type="string">
            <text:p>-5.447 -10.673i</text:p>
          </table:table-cell>
          <table:table-cell office:value-type="string">
            <text:p>+0.593 +3.772i</text:p>
          </table:table-cell>
          <table:table-cell office:value-type="string">
            <text:p>-9.718 -4.146i</text:p>
          </table:table-cell>
          <table:table-cell office:value-type="string">
            <text:p>-9.358 +14.664i</text:p>
          </table:table-cell>
          <table:table-cell office:value-type="string">
            <text:p>-7.789 +5.390i</text:p>
          </table:table-cell>
          <table:table-cell office:value-type="string">
            <text:p>-6.715 -7.348i</text:p>
          </table:table-cell>
          <table:table-cell office:value-type="string">
            <text:p>+0.516 +2.740i</text:p>
          </table:table-cell>
          <table:table-cell office:value-type="string">
            <text:p>+1.989 +7.828i</text:p>
          </table:table-cell>
          <table:table-cell office:value-type="string">
            <text:p>+8.888 -12.950i</text:p>
          </table:table-cell>
          <table:table-cell office:value-type="string">
            <text:p>+6.150 +3.900i</text:p>
          </table:table-cell>
          <table:table-cell office:value-type="string">
            <text:p>+6.877 +2.341i</text:p>
          </table:table-cell>
          <table:table-cell office:value-type="string">
            <text:p>+0.380 -2.026i</text:p>
          </table:table-cell>
          <table:table-cell office:value-type="string">
            <text:p>-0.405 -16.815i</text:p>
          </table:table-cell>
          <table:table-cell office:value-type="string">
            <text:p>+0.861 +5.709i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----------------------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Coordinates:</text:p>
          </table:table-cell>
          <table:table-cell table:number-columns-repeated="16"/>
        </table:table-row>
        <table:table-row table:style-name="ro1">
          <table:table-cell office:value-type="string">
            <text:p>0 0 0 1 0 0 0 1 0 0 0 0 0 0 0 0 0 0 0 0 0 1 0 0 0 0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1 0 0 0 1 0 0 0 0 0 0 0 0 0 0 0 0 1 0 0 0 0 0 0 0 0 0 </text:p>
          </table:table-cell>
          <table:table-cell table:number-columns-repeated="16"/>
        </table:table-row>
        <table:table-row table:style-name="ro1">
          <table:table-cell office:value-type="string">
            <text:p>0 1 0 1 0 0 1 0 0 0 0 0 0 0 0 0 0 0 0 0 0 0 0 0 0 0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1 0 0 0 1 0 0 0 1 0 0 0 0 1 0 0 0 0 0 0 0 1 0 1 </text:p>
          </table:table-cell>
          <table:table-cell table:number-columns-repeated="16"/>
        </table:table-row>
        <table:table-row table:style-name="ro1">
          <table:table-cell office:value-type="string">
            <text:p>0 0 1 0 0 1 0 0 0 1 0 0 0 0 0 0 0 0 0 0 0 0 1 0 1 0 0 0 0 0 0 0 </text:p>
          </table:table-cell>
          <table:table-cell table:number-columns-repeated="16"/>
        </table:table-row>
        <table:table-row table:style-name="ro1">
          <table:table-cell office:value-type="string">
            <text:p>0 0 0 1 0 0 0 0 0 0 1 0 0 0 1 0 0 0 0 0 0 0 0 0 0 0 0 0 0 1 0 0 </text:p>
          </table:table-cell>
          <table:table-cell table:number-columns-repeated="16"/>
        </table:table-row>
        <table:table-row table:style-name="ro1">
          <table:table-cell office:value-type="string">
            <text:p>0 0 0 0 1 0 0 0 0 0 0 0 0 0 0 0 0 0 0 0 0 1 0 0 0 0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1 0 0 1 0 0 0 0 0 0 0 0 0 0 0 0 0 0 0 1 0 1 0 0 0 </text:p>
          </table:table-cell>
          <table:table-cell table:number-columns-repeated="16"/>
        </table:table-row>
        <table:table-row table:style-name="ro1">
          <table:table-cell office:value-type="string">
            <text:p>0 0 0 0 0 1 0 0 0 0 0 0 0 0 0 0 0 0 0 0 0 0 1 0 0 0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1 0 0 0 0 0 0 0 1 0 0 0 0 0 0 0 1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0 0 1 0 0 0 0 0 0 0 0 0 0 0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1 0 0 0 0 0 1 0 0 0 0 0 0 0 1 0 0 0 0 0 1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1 0 0 0 0 0 0 0 0 0 0 0 0 0 0 0 0 1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1 0 0 0 0 0 0 0 0 0 0 0 0 0 1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0 0 0 0 0 0 1 0 0 0 1 0 1 0 0 1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0 0 0 0 1 0 0 1 0 0 0 0 0 1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1 0 0 0 0 0 0 0 0 0 0 0 0 0 1 0 0 1 0 1 0 0 0 0 </text:p>
          </table:table-cell>
          <table:table-cell table:number-columns-repeated="16"/>
        </table:table-row>
        <table:table-row table:style-name="ro1">
          <table:table-cell office:value-type="string">
            <text:p>0 0 0 0 0 0 1 0 0 1 0 0 0 0 0 0 0 0 0 0 0 0 0 1 0 0 0 0 0 1 0 1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0 0 0 0 0 0 0 0 0 0 0 0 1 0 0 0 0 0 0 0 </text:p>
          </table:table-cell>
          <table:table-cell table:number-columns-repeated="16"/>
        </table:table-row>
        <table:table-row table:style-name="ro1">
          <table:table-cell office:value-type="string">
            <text:p>1 0 0 0 0 0 1 0 0 0 0 0 0 0 0 0 0 0 0 0 0 0 1 0 0 0 0 0 0 1 0 0 </text:p>
          </table:table-cell>
          <table:table-cell table:number-columns-repeated="16"/>
        </table:table-row>
        <table:table-row table:style-name="ro1">
          <table:table-cell office:value-type="string">
            <text:p>0 0 1 0 0 0 0 0 0 0 1 0 0 0 0 0 0 0 0 0 0 0 0 0 0 0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0 0 0 0 0 1 0 0 0 0 1 0 0 0 1 0 0 1 0 0 </text:p>
          </table:table-cell>
          <table:table-cell table:number-columns-repeated="16"/>
        </table:table-row>
        <table:table-row table:style-name="ro1">
          <table:table-cell office:value-type="string">
            <text:p>0 0 1 0 1 0 0 0 0 0 0 0 0 0 0 0 0 0 0 0 0 0 0 1 0 0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1 0 1 0 0 0 0 0 0 0 1 0 0 0 1 0 0 0 0 0 1 </text:p>
          </table:table-cell>
          <table:table-cell table:number-columns-repeated="16"/>
        </table:table-row>
        <table:table-row table:style-name="ro1">
          <table:table-cell office:value-type="string">
            <text:p>0 0 1 0 0 0 0 0 1 0 0 0 0 0 0 0 0 1 0 0 0 0 1 1 0 0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1 0 0 0 0 0 0 0 0 0 0 0 0 0 1 0 0 0 0 0 0 0 1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0 0 0 0 0 0 0 0 0 0 1 0 1 0 0 0 0 1 0 0 </text:p>
          </table:table-cell>
          <table:table-cell table:number-columns-repeated="16"/>
        </table:table-row>
        <table:table-row table:style-name="ro1">
          <table:table-cell office:value-type="string">
            <text:p>0 0 0 1 0 1 0 0 0 0 0 0 0 0 0 0 0 0 0 0 0 0 0 0 0 1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0 0 0 1 0 0 0 0 0 0 0 0 0 0 0 0 0 1 0 0 </text:p>
          </table:table-cell>
          <table:table-cell table:number-columns-repeated="16"/>
        </table:table-row>
        <table:table-row table:style-name="ro1">
          <table:table-cell office:value-type="string">
            <text:p>0 0 0 0 0 0 0 0 0 0 0 0 0 0 0 0 0 0 0 0 0 1 0 0 0 0 1 0 0 0 0 0 </text:p>
          </table:table-cell>
          <table:table-cell table:number-columns-repeated="16"/>
        </table:table-row>
        <table:table-row table:style-name="ro1">
          <table:table-cell office:value-type="string">
            <text:p>0 0 1 0 1 0 0 0 0 0 0 0 0 0 0 0 0 0 0 0 0 0 1 0 1 0 0 0 0 0 0 0 </text:p>
          </table:table-cell>
          <table:table-cell table:number-columns-repeated="16"/>
        </table:table-row>
        <table:table-row table:style-name="ro1">
          <table:table-cell office:value-type="string">
            <text:p>0 0 0 0 0 0 1 0 0 0 0 0 0 0 0 0 0 0 0 0 0 0 0 0 0 0 0 0 0 0 0 0 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----------------------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Fourier transform:</text:p>
          </table:table-cell>
          <table:table-cell table:number-columns-repeated="16"/>
        </table:table-row>
        <table:table-row table:style-name="ro1">
          <table:table-cell office:value-type="string">
            <text:p>+102.000 +0.000i</text:p>
          </table:table-cell>
          <table:table-cell office:value-type="string">
            <text:p>+7.964 +10.427i</text:p>
          </table:table-cell>
          <table:table-cell office:value-type="string">
            <text:p>-20.226 -6.064i</text:p>
          </table:table-cell>
          <table:table-cell office:value-type="string">
            <text:p>+1.320 -6.175i</text:p>
          </table:table-cell>
          <table:table-cell office:value-type="string">
            <text:p>-0.950 +5.950i</text:p>
          </table:table-cell>
          <table:table-cell office:value-type="string">
            <text:p>-17.973 +1.308i</text:p>
          </table:table-cell>
          <table:table-cell office:value-type="string">
            <text:p>+3.693 -3.827i</text:p>
          </table:table-cell>
          <table:table-cell office:value-type="string">
            <text:p>-5.450 +1.409i</text:p>
          </table:table-cell>
          <table:table-cell office:value-type="string">
            <text:p>-13.000 -9.000i</text:p>
          </table:table-cell>
          <table:table-cell office:value-type="string">
            <text:p>+5.823 -0.182i</text:p>
          </table:table-cell>
          <table:table-cell office:value-type="string">
            <text:p>+7.520 +10.901i</text:p>
          </table:table-cell>
          <table:table-cell office:value-type="string">
            <text:p>-1.039 +5.112i</text:p>
          </table:table-cell>
          <table:table-cell office:value-type="string">
            <text:p>+8.950 +3.950i</text:p>
          </table:table-cell>
          <table:table-cell office:value-type="string">
            <text:p>+1.207 +12.457i</text:p>
          </table:table-cell>
          <table:table-cell office:value-type="string">
            <text:p>-10.987 +4.664i</text:p>
          </table:table-cell>
          <table:table-cell office:value-type="string">
            <text:p>-7.853 -0.337i</text:p>
          </table:table-cell>
          <table:table-cell office:value-type="string">
            <text:p>+12.000 +0.000i</text:p>
          </table:table-cell>
        </table:table-row>
        <table:table-row table:style-name="ro1">
          <table:table-cell office:value-type="string">
            <text:p>+0.341 +1.923i</text:p>
          </table:table-cell>
          <table:table-cell office:value-type="string">
            <text:p>-2.742 -5.857i</text:p>
          </table:table-cell>
          <table:table-cell office:value-type="string">
            <text:p>+7.614 -11.424i</text:p>
          </table:table-cell>
          <table:table-cell office:value-type="string">
            <text:p>+4.230 -1.221i</text:p>
          </table:table-cell>
          <table:table-cell office:value-type="string">
            <text:p>-11.439 +8.308i</text:p>
          </table:table-cell>
          <table:table-cell office:value-type="string">
            <text:p>-4.168 -7.275i</text:p>
          </table:table-cell>
          <table:table-cell office:value-type="string">
            <text:p>+5.987 +0.189i</text:p>
          </table:table-cell>
          <table:table-cell office:value-type="string">
            <text:p>-5.757 -3.561i</text:p>
          </table:table-cell>
          <table:table-cell office:value-type="string">
            <text:p>+3.333 -3.571i</text:p>
          </table:table-cell>
          <table:table-cell office:value-type="string">
            <text:p>+2.924 +0.256i</text:p>
          </table:table-cell>
          <table:table-cell office:value-type="string">
            <text:p>-4.483 +4.422i</text:p>
          </table:table-cell>
          <table:table-cell office:value-type="string">
            <text:p>-5.028 +1.588i</text:p>
          </table:table-cell>
          <table:table-cell office:value-type="string">
            <text:p>+1.988 +0.192i</text:p>
          </table:table-cell>
          <table:table-cell office:value-type="string">
            <text:p>-1.303 +3.605i</text:p>
          </table:table-cell>
          <table:table-cell office:value-type="string">
            <text:p>-16.761 -10.994i</text:p>
          </table:table-cell>
          <table:table-cell office:value-type="string">
            <text:p>-8.030 +4.433i</text:p>
          </table:table-cell>
          <table:table-cell office:value-type="string">
            <text:p>-7.430 -9.938i</text:p>
          </table:table-cell>
        </table:table-row>
        <table:table-row table:style-name="ro1">
          <table:table-cell office:value-type="string">
            <text:p>-1.033 -10.025i</text:p>
          </table:table-cell>
          <table:table-cell office:value-type="string">
            <text:p>-4.582 -6.486i</text:p>
          </table:table-cell>
          <table:table-cell office:value-type="string">
            <text:p>-7.715 -4.597i</text:p>
          </table:table-cell>
          <table:table-cell office:value-type="string">
            <text:p>+0.738 -6.351i</text:p>
          </table:table-cell>
          <table:table-cell office:value-type="string">
            <text:p>+9.520 +0.626i</text:p>
          </table:table-cell>
          <table:table-cell office:value-type="string">
            <text:p>+0.903 +4.355i</text:p>
          </table:table-cell>
          <table:table-cell office:value-type="string">
            <text:p>-3.367 -0.912i</text:p>
          </table:table-cell>
          <table:table-cell office:value-type="string">
            <text:p>+1.768 -0.459i</text:p>
          </table:table-cell>
          <table:table-cell office:value-type="string">
            <text:p>-1.483 +4.752i</text:p>
          </table:table-cell>
          <table:table-cell office:value-type="string">
            <text:p>-2.455 -0.863i</text:p>
          </table:table-cell>
          <table:table-cell office:value-type="string">
            <text:p>+2.361 +4.785i</text:p>
          </table:table-cell>
          <table:table-cell office:value-type="string">
            <text:p>+8.057 -13.098i</text:p>
          </table:table-cell>
          <table:table-cell office:value-type="string">
            <text:p>+8.407 -10.425i</text:p>
          </table:table-cell>
          <table:table-cell office:value-type="string">
            <text:p>+5.333 +4.114i</text:p>
          </table:table-cell>
          <table:table-cell office:value-type="string">
            <text:p>+3.701 +6.371i</text:p>
          </table:table-cell>
          <table:table-cell office:value-type="string">
            <text:p>+1.051 +3.354i</text:p>
          </table:table-cell>
          <table:table-cell office:value-type="string">
            <text:p>-7.198 +5.849i</text:p>
          </table:table-cell>
        </table:table-row>
        <table:table-row table:style-name="ro1">
          <table:table-cell office:value-type="string">
            <text:p>-5.460 -11.105i</text:p>
          </table:table-cell>
          <table:table-cell office:value-type="string">
            <text:p>-1.281 -1.707i</text:p>
          </table:table-cell>
          <table:table-cell office:value-type="string">
            <text:p>+4.966 -2.505i</text:p>
          </table:table-cell>
          <table:table-cell office:value-type="string">
            <text:p>+3.211 -6.480i</text:p>
          </table:table-cell>
          <table:table-cell office:value-type="string">
            <text:p>-1.431 -3.217i</text:p>
          </table:table-cell>
          <table:table-cell office:value-type="string">
            <text:p>+0.901 +1.880i</text:p>
          </table:table-cell>
          <table:table-cell office:value-type="string">
            <text:p>-0.613 -1.095i</text:p>
          </table:table-cell>
          <table:table-cell office:value-type="string">
            <text:p>+2.908 +7.250i</text:p>
          </table:table-cell>
          <table:table-cell office:value-type="string">
            <text:p>-5.754 -6.864i</text:p>
          </table:table-cell>
          <table:table-cell office:value-type="string">
            <text:p>-0.406 +9.389i</text:p>
          </table:table-cell>
          <table:table-cell office:value-type="string">
            <text:p>+4.523 -0.856i</text:p>
          </table:table-cell>
          <table:table-cell office:value-type="string">
            <text:p>+3.959 +2.159i</text:p>
          </table:table-cell>
          <table:table-cell office:value-type="string">
            <text:p>-10.845 +2.138i</text:p>
          </table:table-cell>
          <table:table-cell office:value-type="string">
            <text:p>-9.207 +2.880i</text:p>
          </table:table-cell>
          <table:table-cell office:value-type="string">
            <text:p>+2.978 -4.970i</text:p>
          </table:table-cell>
          <table:table-cell office:value-type="string">
            <text:p>+9.459 +0.915i</text:p>
          </table:table-cell>
          <table:table-cell office:value-type="string">
            <text:p>+7.128 +6.060i</text:p>
          </table:table-cell>
        </table:table-row>
        <table:table-row table:style-name="ro1">
          <table:table-cell office:value-type="string">
            <text:p>+1.586 +0.757i</text:p>
          </table:table-cell>
          <table:table-cell office:value-type="string">
            <text:p>-7.890 -2.202i</text:p>
          </table:table-cell>
          <table:table-cell office:value-type="string">
            <text:p>-7.443 -9.999i</text:p>
          </table:table-cell>
          <table:table-cell office:value-type="string">
            <text:p>+5.934 +2.572i</text:p>
          </table:table-cell>
          <table:table-cell office:value-type="string">
            <text:p>+11.293 -4.536i</text:p>
          </table:table-cell>
          <table:table-cell office:value-type="string">
            <text:p>+10.046 -2.384i</text:p>
          </table:table-cell>
          <table:table-cell office:value-type="string">
            <text:p>+0.946 -1.432i</text:p>
          </table:table-cell>
          <table:table-cell office:value-type="string">
            <text:p>-4.602 +5.491i</text:p>
          </table:table-cell>
          <table:table-cell office:value-type="string">
            <text:p>-4.828 +2.000i</text:p>
          </table:table-cell>
          <table:table-cell office:value-type="string">
            <text:p>+2.760 +7.493i</text:p>
          </table:table-cell>
          <table:table-cell office:value-type="string">
            <text:p>+5.344 -2.113i</text:p>
          </table:table-cell>
          <table:table-cell office:value-type="string">
            <text:p>-6.147 -4.335i</text:p>
          </table:table-cell>
          <table:table-cell office:value-type="string">
            <text:p>-13.192 -9.121i</text:p>
          </table:table-cell>
          <table:table-cell office:value-type="string">
            <text:p>-7.809 -10.361i</text:p>
          </table:table-cell>
          <table:table-cell office:value-type="string">
            <text:p>+1.932 +6.153i</text:p>
          </table:table-cell>
          <table:table-cell office:value-type="string">
            <text:p>-1.993 +12.331i</text:p>
          </table:table-cell>
          <table:table-cell office:value-type="string">
            <text:p>-7.243 +0.757i</text:p>
          </table:table-cell>
        </table:table-row>
        <table:table-row table:style-name="ro1">
          <table:table-cell office:value-type="string">
            <text:p>-8.173 +3.272i</text:p>
          </table:table-cell>
          <table:table-cell office:value-type="string">
            <text:p>+6.797 -2.513i</text:p>
          </table:table-cell>
          <table:table-cell office:value-type="string">
            <text:p>-5.734 -3.046i</text:p>
          </table:table-cell>
          <table:table-cell office:value-type="string">
            <text:p>-0.437 +11.973i</text:p>
          </table:table-cell>
          <table:table-cell office:value-type="string">
            <text:p>-14.731 +4.583i</text:p>
          </table:table-cell>
          <table:table-cell office:value-type="string">
            <text:p>-0.542 -5.103i</text:p>
          </table:table-cell>
          <table:table-cell office:value-type="string">
            <text:p>+3.432 -12.633i</text:p>
          </table:table-cell>
          <table:table-cell office:value-type="string">
            <text:p>+4.918 -7.562i</text:p>
          </table:table-cell>
          <table:table-cell office:value-type="string">
            <text:p>-1.614 +6.785i</text:p>
          </table:table-cell>
          <table:table-cell office:value-type="string">
            <text:p>-4.948 +4.023i</text:p>
          </table:table-cell>
          <table:table-cell office:value-type="string">
            <text:p>+8.365 -8.460i</text:p>
          </table:table-cell>
          <table:table-cell office:value-type="string">
            <text:p>+1.714 -2.934i</text:p>
          </table:table-cell>
          <table:table-cell office:value-type="string">
            <text:p>-0.340 -3.156i</text:p>
          </table:table-cell>
          <table:table-cell office:value-type="string">
            <text:p>+2.026 -8.866i</text:p>
          </table:table-cell>
          <table:table-cell office:value-type="string">
            <text:p>-6.472 -4.085i</text:p>
          </table:table-cell>
          <table:table-cell office:value-type="string">
            <text:p>-2.172 -3.148i</text:p>
          </table:table-cell>
          <table:table-cell office:value-type="string">
            <text:p>+8.798 +7.996i</text:p>
          </table:table-cell>
        </table:table-row>
        <table:table-row table:style-name="ro1">
          <table:table-cell office:value-type="string">
            <text:p>-2.345 +1.333i</text:p>
          </table:table-cell>
          <table:table-cell office:value-type="string">
            <text:p>-3.907 -6.513i</text:p>
          </table:table-cell>
          <table:table-cell office:value-type="string">
            <text:p>+5.866 +1.862i</text:p>
          </table:table-cell>
          <table:table-cell office:value-type="string">
            <text:p>-5.262 -2.472i</text:p>
          </table:table-cell>
          <table:table-cell office:value-type="string">
            <text:p>+2.984 +2.167i</text:p>
          </table:table-cell>
          <table:table-cell office:value-type="string">
            <text:p>-6.223 +0.544i</text:p>
          </table:table-cell>
          <table:table-cell office:value-type="string">
            <text:p>-3.278 +6.570i</text:p>
          </table:table-cell>
          <table:table-cell office:value-type="string">
            <text:p>+2.225 -1.517i</text:p>
          </table:table-cell>
          <table:table-cell office:value-type="string">
            <text:p>+0.388 -5.760i</text:p>
          </table:table-cell>
          <table:table-cell office:value-type="string">
            <text:p>+3.437 +1.103i</text:p>
          </table:table-cell>
          <table:table-cell office:value-type="string">
            <text:p>+1.297 -4.314i</text:p>
          </table:table-cell>
          <table:table-cell office:value-type="string">
            <text:p>-3.297 -3.577i</text:p>
          </table:table-cell>
          <table:table-cell office:value-type="string">
            <text:p>+4.772 +1.091i</text:p>
          </table:table-cell>
          <table:table-cell office:value-type="string">
            <text:p>-3.148 +9.192i</text:p>
          </table:table-cell>
          <table:table-cell office:value-type="string">
            <text:p>+1.855 -5.565i</text:p>
          </table:table-cell>
          <table:table-cell office:value-type="string">
            <text:p>-3.967 -2.646i</text:p>
          </table:table-cell>
          <table:table-cell office:value-type="string">
            <text:p>-11.572 +21.577i</text:p>
          </table:table-cell>
        </table:table-row>
        <table:table-row table:style-name="ro1">
          <table:table-cell office:value-type="string">
            <text:p>-2.851 +2.040i</text:p>
          </table:table-cell>
          <table:table-cell office:value-type="string">
            <text:p>-3.615 +4.085i</text:p>
          </table:table-cell>
          <table:table-cell office:value-type="string">
            <text:p>-0.252 -7.633i</text:p>
          </table:table-cell>
          <table:table-cell office:value-type="string">
            <text:p>+2.755 -7.456i</text:p>
          </table:table-cell>
          <table:table-cell office:value-type="string">
            <text:p>-3.571 -1.168i</text:p>
          </table:table-cell>
          <table:table-cell office:value-type="string">
            <text:p>-3.570 +4.765i</text:p>
          </table:table-cell>
          <table:table-cell office:value-type="string">
            <text:p>+0.109 +3.956i</text:p>
          </table:table-cell>
          <table:table-cell office:value-type="string">
            <text:p>+3.502 +1.507i</text:p>
          </table:table-cell>
          <table:table-cell office:value-type="string">
            <text:p>-5.191 +3.768i</text:p>
          </table:table-cell>
          <table:table-cell office:value-type="string">
            <text:p>+6.231 -4.794i</text:p>
          </table:table-cell>
          <table:table-cell office:value-type="string">
            <text:p>-7.061 +2.651i</text:p>
          </table:table-cell>
          <table:table-cell office:value-type="string">
            <text:p>+3.801 +0.638i</text:p>
          </table:table-cell>
          <table:table-cell office:value-type="string">
            <text:p>+1.104 +0.035i</text:p>
          </table:table-cell>
          <table:table-cell office:value-type="string">
            <text:p>-0.712 -2.537i</text:p>
          </table:table-cell>
          <table:table-cell office:value-type="string">
            <text:p>+3.235 -2.981i</text:p>
          </table:table-cell>
          <table:table-cell office:value-type="string">
            <text:p>+0.276 -6.046i</text:p>
          </table:table-cell>
          <table:table-cell office:value-type="string">
            <text:p>-14.422 -0.362i</text:p>
          </table:table-cell>
        </table:table-row>
        <table:table-row table:style-name="ro1">
          <table:table-cell office:value-type="string">
            <text:p>+4.000 +4.000i</text:p>
          </table:table-cell>
          <table:table-cell office:value-type="string">
            <text:p>-0.349 -4.475i</text:p>
          </table:table-cell>
          <table:table-cell office:value-type="string">
            <text:p>-3.927 +6.656i</text:p>
          </table:table-cell>
          <table:table-cell office:value-type="string">
            <text:p>+3.031 +7.933i</text:p>
          </table:table-cell>
          <table:table-cell office:value-type="string">
            <text:p>-1.293 +4.293i</text:p>
          </table:table-cell>
          <table:table-cell office:value-type="string">
            <text:p>-7.779 -2.136i</text:p>
          </table:table-cell>
          <table:table-cell office:value-type="string">
            <text:p>+2.973 -1.350i</text:p>
          </table:table-cell>
          <table:table-cell office:value-type="string">
            <text:p>-1.413 -7.549i</text:p>
          </table:table-cell>
          <table:table-cell office:value-type="string">
            <text:p>-5.000 +9.000i</text:p>
          </table:table-cell>
          <table:table-cell office:value-type="string">
            <text:p>-5.155 -0.031i</text:p>
          </table:table-cell>
          <table:table-cell office:value-type="string">
            <text:p>-4.453 +5.568i</text:p>
          </table:table-cell>
          <table:table-cell office:value-type="string">
            <text:p>-0.175 -2.833i</text:p>
          </table:table-cell>
          <table:table-cell office:value-type="string">
            <text:p>+3.293 +11.121i</text:p>
          </table:table-cell>
          <table:table-cell office:value-type="string">
            <text:p>+14.587 -5.752i</text:p>
          </table:table-cell>
          <table:table-cell office:value-type="string">
            <text:p>+2.650 +1.269i</text:p>
          </table:table-cell>
          <table:table-cell office:value-type="string">
            <text:p>-4.006 -0.658i</text:p>
          </table:table-cell>
          <table:table-cell office:value-type="string">
            <text:p>-10.000 -4.000i</text:p>
          </table:table-cell>
        </table:table-row>
        <table:table-row table:style-name="ro1">
          <table:table-cell office:value-type="string">
            <text:p>+0.633 -0.215i</text:p>
          </table:table-cell>
          <table:table-cell office:value-type="string">
            <text:p>+0.215 +5.357i</text:p>
          </table:table-cell>
          <table:table-cell office:value-type="string">
            <text:p>-4.552 +4.539i</text:p>
          </table:table-cell>
          <table:table-cell office:value-type="string">
            <text:p>-9.378 +6.438i</text:p>
          </table:table-cell>
          <table:table-cell office:value-type="string">
            <text:p>+4.999 +7.222i</text:p>
          </table:table-cell>
          <table:table-cell office:value-type="string">
            <text:p>+0.355 +1.205i</text:p>
          </table:table-cell>
          <table:table-cell office:value-type="string">
            <text:p>+2.135 -4.161i</text:p>
          </table:table-cell>
          <table:table-cell office:value-type="string">
            <text:p>-9.418 -6.399i</text:p>
          </table:table-cell>
          <table:table-cell office:value-type="string">
            <text:p>+2.475 +0.573i</text:p>
          </table:table-cell>
          <table:table-cell office:value-type="string">
            <text:p>-7.494 +2.885i</text:p>
          </table:table-cell>
          <table:table-cell office:value-type="string">
            <text:p>+1.204 -4.696i</text:p>
          </table:table-cell>
          <table:table-cell office:value-type="string">
            <text:p>+2.473 +5.220i</text:p>
          </table:table-cell>
          <table:table-cell office:value-type="string">
            <text:p>-6.892 -0.986i</text:p>
          </table:table-cell>
          <table:table-cell office:value-type="string">
            <text:p>+2.049 +2.252i</text:p>
          </table:table-cell>
          <table:table-cell office:value-type="string">
            <text:p>+2.289 -10.431i</text:p>
          </table:table-cell>
          <table:table-cell office:value-type="string">
            <text:p>-11.806 -9.468i</text:p>
          </table:table-cell>
          <table:table-cell office:value-type="string">
            <text:p>+4.945 -4.685i</text:p>
          </table:table-cell>
        </table:table-row>
        <table:table-row table:style-name="ro1">
          <table:table-cell office:value-type="string">
            <text:p>-1.897 -8.910i</text:p>
          </table:table-cell>
          <table:table-cell office:value-type="string">
            <text:p>+0.440 -0.844i</text:p>
          </table:table-cell>
          <table:table-cell office:value-type="string">
            <text:p>-0.441 +16.335i</text:p>
          </table:table-cell>
          <table:table-cell office:value-type="string">
            <text:p>-2.296 -2.623i</text:p>
          </table:table-cell>
          <table:table-cell office:value-type="string">
            <text:p>-5.594 -1.926i</text:p>
          </table:table-cell>
          <table:table-cell office:value-type="string">
            <text:p>+11.978 -5.987i</text:p>
          </table:table-cell>
          <table:table-cell office:value-type="string">
            <text:p>+7.289 +3.100i</text:p>
          </table:table-cell>
          <table:table-cell office:value-type="string">
            <text:p>-1.258 +1.900i</text:p>
          </table:table-cell>
          <table:table-cell office:value-type="string">
            <text:p>+2.861 +8.014i</text:p>
          </table:table-cell>
          <table:table-cell office:value-type="string">
            <text:p>+10.411 +2.691i</text:p>
          </table:table-cell>
          <table:table-cell office:value-type="string">
            <text:p>+4.692 +6.813i</text:p>
          </table:table-cell>
          <table:table-cell office:value-type="string">
            <text:p>+4.322 +2.983i</text:p>
          </table:table-cell>
          <table:table-cell office:value-type="string">
            <text:p>+0.702 +6.542i</text:p>
          </table:table-cell>
          <table:table-cell office:value-type="string">
            <text:p>+0.109 -5.946i</text:p>
          </table:table-cell>
          <table:table-cell office:value-type="string">
            <text:p>+5.549 -3.895i</text:p>
          </table:table-cell>
          <table:table-cell office:value-type="string">
            <text:p>-7.434 +10.160i</text:p>
          </table:table-cell>
          <table:table-cell office:value-type="string">
            <text:p>-0.671 +1.678i</text:p>
          </table:table-cell>
        </table:table-row>
        <table:table-row table:style-name="ro1">
          <table:table-cell office:value-type="string">
            <text:p>+2.248 -0.979i</text:p>
          </table:table-cell>
          <table:table-cell office:value-type="string">
            <text:p>-2.836 +8.942i</text:p>
          </table:table-cell>
          <table:table-cell office:value-type="string">
            <text:p>-1.515 +7.948i</text:p>
          </table:table-cell>
          <table:table-cell office:value-type="string">
            <text:p>+3.188 +7.650i</text:p>
          </table:table-cell>
          <table:table-cell office:value-type="string">
            <text:p>-8.519 -4.582i</text:p>
          </table:table-cell>
          <table:table-cell office:value-type="string">
            <text:p>-2.054 +6.074i</text:p>
          </table:table-cell>
          <table:table-cell office:value-type="string">
            <text:p>-0.046 +5.077i</text:p>
          </table:table-cell>
          <table:table-cell office:value-type="string">
            <text:p>+0.310 +6.226i</text:p>
          </table:table-cell>
          <table:table-cell office:value-type="string">
            <text:p>-0.523 -5.042i</text:p>
          </table:table-cell>
          <table:table-cell office:value-type="string">
            <text:p>-2.667 +4.331i</text:p>
          </table:table-cell>
          <table:table-cell office:value-type="string">
            <text:p>-2.416 +2.784i</text:p>
          </table:table-cell>
          <table:table-cell office:value-type="string">
            <text:p>+6.554 -0.173i</text:p>
          </table:table-cell>
          <table:table-cell office:value-type="string">
            <text:p>+9.060 +12.414i</text:p>
          </table:table-cell>
          <table:table-cell office:value-type="string">
            <text:p>-5.003 -3.255i</text:p>
          </table:table-cell>
          <table:table-cell office:value-type="string">
            <text:p>-4.481 -6.998i</text:p>
          </table:table-cell>
          <table:table-cell office:value-type="string">
            <text:p>-9.638 -3.457i</text:p>
          </table:table-cell>
          <table:table-cell office:value-type="string">
            <text:p>-12.403 -2.043i</text:p>
          </table:table-cell>
        </table:table-row>
        <table:table-row table:style-name="ro1">
          <table:table-cell office:value-type="string">
            <text:p>+4.414 -9.243i</text:p>
          </table:table-cell>
          <table:table-cell office:value-type="string">
            <text:p>+0.198 +1.278i</text:p>
          </table:table-cell>
          <table:table-cell office:value-type="string">
            <text:p>-9.943 -2.586i</text:p>
          </table:table-cell>
          <table:table-cell office:value-type="string">
            <text:p>+1.475 -6.349i</text:p>
          </table:table-cell>
          <table:table-cell office:value-type="string">
            <text:p>+5.192 +4.879i</text:p>
          </table:table-cell>
          <table:table-cell office:value-type="string">
            <text:p>+1.350 +5.752i</text:p>
          </table:table-cell>
          <table:table-cell office:value-type="string">
            <text:p>-0.925 -4.257i</text:p>
          </table:table-cell>
          <table:table-cell office:value-type="string">
            <text:p>-3.533 +9.424i</text:p>
          </table:table-cell>
          <table:table-cell office:value-type="string">
            <text:p>+2.000 -5.657i</text:p>
          </table:table-cell>
          <table:table-cell office:value-type="string">
            <text:p>+2.830 -0.356i</text:p>
          </table:table-cell>
          <table:table-cell office:value-type="string">
            <text:p>+5.214 -0.388i</text:p>
          </table:table-cell>
          <table:table-cell office:value-type="string">
            <text:p>-0.057 +3.041i</text:p>
          </table:table-cell>
          <table:table-cell office:value-type="string">
            <text:p>+12.707 -2.536i</text:p>
          </table:table-cell>
          <table:table-cell office:value-type="string">
            <text:p>+9.416 -1.882i</text:p>
          </table:table-cell>
          <table:table-cell office:value-type="string">
            <text:p>+6.432 -12.777i</text:p>
          </table:table-cell>
          <table:table-cell office:value-type="string">
            <text:p>-4.277 +5.085i</text:p>
          </table:table-cell>
          <table:table-cell office:value-type="string">
            <text:p>+1.243 -9.243i</text:p>
          </table:table-cell>
        </table:table-row>
        <table:table-row table:style-name="ro1">
          <table:table-cell office:value-type="string">
            <text:p>-1.100 +5.129i</text:p>
          </table:table-cell>
          <table:table-cell office:value-type="string">
            <text:p>+2.515 -4.607i</text:p>
          </table:table-cell>
          <table:table-cell office:value-type="string">
            <text:p>+9.786 -8.953i</text:p>
          </table:table-cell>
          <table:table-cell office:value-type="string">
            <text:p>-5.281 -4.597i</text:p>
          </table:table-cell>
          <table:table-cell office:value-type="string">
            <text:p>-1.266 +1.246i</text:p>
          </table:table-cell>
          <table:table-cell office:value-type="string">
            <text:p>+3.678 -6.894i</text:p>
          </table:table-cell>
          <table:table-cell office:value-type="string">
            <text:p>+5.115 +2.393i</text:p>
          </table:table-cell>
          <table:table-cell office:value-type="string">
            <text:p>-3.072 +0.994i</text:p>
          </table:table-cell>
          <table:table-cell office:value-type="string">
            <text:p>-1.123 -2.460i</text:p>
          </table:table-cell>
          <table:table-cell office:value-type="string">
            <text:p>+2.276 +10.993i</text:p>
          </table:table-cell>
          <table:table-cell office:value-type="string">
            <text:p>+9.319 +1.421i</text:p>
          </table:table-cell>
          <table:table-cell office:value-type="string">
            <text:p>+3.291 +14.639i</text:p>
          </table:table-cell>
          <table:table-cell office:value-type="string">
            <text:p>-5.831 +2.088i</text:p>
          </table:table-cell>
          <table:table-cell office:value-type="string">
            <text:p>-5.224 -5.550i</text:p>
          </table:table-cell>
          <table:table-cell office:value-type="string">
            <text:p>+7.714 -13.325i</text:p>
          </table:table-cell>
          <table:table-cell office:value-type="string">
            <text:p>+2.289 +10.713i</text:p>
          </table:table-cell>
          <table:table-cell office:value-type="string">
            <text:p>-7.038 +2.849i</text:p>
          </table:table-cell>
        </table:table-row>
        <table:table-row table:style-name="ro1">
          <table:table-cell office:value-type="string">
            <text:p>+5.276 -8.267i</text:p>
          </table:table-cell>
          <table:table-cell office:value-type="string">
            <text:p>+7.175 +3.987i</text:p>
          </table:table-cell>
          <table:table-cell office:value-type="string">
            <text:p>+7.713 +1.785i</text:p>
          </table:table-cell>
          <table:table-cell office:value-type="string">
            <text:p>+6.035 -2.775i</text:p>
          </table:table-cell>
          <table:table-cell office:value-type="string">
            <text:p>+8.524 -9.771i</text:p>
          </table:table-cell>
          <table:table-cell office:value-type="string">
            <text:p>+3.810 +3.241i</text:p>
          </table:table-cell>
          <table:table-cell office:value-type="string">
            <text:p>-7.775 +3.371i</text:p>
          </table:table-cell>
          <table:table-cell office:value-type="string">
            <text:p>-3.893 -3.473i</text:p>
          </table:table-cell>
          <table:table-cell office:value-type="string">
            <text:p>-1.158 +4.690i</text:p>
          </table:table-cell>
          <table:table-cell office:value-type="string">
            <text:p>+6.499 -1.596i</text:p>
          </table:table-cell>
          <table:table-cell office:value-type="string">
            <text:p>-1.705 -8.327i</text:p>
          </table:table-cell>
          <table:table-cell office:value-type="string">
            <text:p>-0.144 -14.352i</text:p>
          </table:table-cell>
          <table:table-cell office:value-type="string">
            <text:p>-1.019 -1.782i</text:p>
          </table:table-cell>
          <table:table-cell office:value-type="string">
            <text:p>+9.512 -11.792i</text:p>
          </table:table-cell>
          <table:table-cell office:value-type="string">
            <text:p>+6.301 +3.646i</text:p>
          </table:table-cell>
          <table:table-cell office:value-type="string">
            <text:p>-3.235 -1.166i</text:p>
          </table:table-cell>
          <table:table-cell office:value-type="string">
            <text:p>+3.440 +5.949i</text:p>
          </table:table-cell>
        </table:table-row>
        <table:table-row table:style-name="ro1">
          <table:table-cell office:value-type="string">
            <text:p>+6.363 -3.847i</text:p>
          </table:table-cell>
          <table:table-cell office:value-type="string">
            <text:p>+2.045 +2.342i</text:p>
          </table:table-cell>
          <table:table-cell office:value-type="string">
            <text:p>+10.921 -6.194i</text:p>
          </table:table-cell>
          <table:table-cell office:value-type="string">
            <text:p>+2.139 -2.978i</text:p>
          </table:table-cell>
          <table:table-cell office:value-type="string">
            <text:p>-4.918 -4.788i</text:p>
          </table:table-cell>
          <table:table-cell office:value-type="string">
            <text:p>-1.367 +15.049i</text:p>
          </table:table-cell>
          <table:table-cell office:value-type="string">
            <text:p>-3.944 +8.417i</text:p>
          </table:table-cell>
          <table:table-cell office:value-type="string">
            <text:p>-7.081 -1.054i</text:p>
          </table:table-cell>
          <table:table-cell office:value-type="string">
            <text:p>+5.593 +0.656i</text:p>
          </table:table-cell>
          <table:table-cell office:value-type="string">
            <text:p>-4.024 +2.296i</text:p>
          </table:table-cell>
          <table:table-cell office:value-type="string">
            <text:p>+1.833 -4.399i</text:p>
          </table:table-cell>
          <table:table-cell office:value-type="string">
            <text:p>+0.050 -1.567i</text:p>
          </table:table-cell>
          <table:table-cell office:value-type="string">
            <text:p>+11.882 +0.109i</text:p>
          </table:table-cell>
          <table:table-cell office:value-type="string">
            <text:p>+1.860 +1.302i</text:p>
          </table:table-cell>
          <table:table-cell office:value-type="string">
            <text:p>-7.540 +4.950i</text:p>
          </table:table-cell>
          <table:table-cell office:value-type="string">
            <text:p>+10.733 -0.479i</text:p>
          </table:table-cell>
          <table:table-cell office:value-type="string">
            <text:p>-3.578 -15.433i</text:p>
          </table:table-cell>
        </table:table-row>
        <table:table-row table:style-name="ro1">
          <table:table-cell office:value-type="string">
            <text:p>-10.000 +0.000i</text:p>
          </table:table-cell>
          <table:table-cell office:value-type="string">
            <text:p>+3.290 +1.391i</text:p>
          </table:table-cell>
          <table:table-cell office:value-type="string">
            <text:p>-2.594 -18.285i</text:p>
          </table:table-cell>
          <table:table-cell office:value-type="string">
            <text:p>+4.180 -18.103i</text:p>
          </table:table-cell>
          <table:table-cell office:value-type="string">
            <text:p>+2.707 -0.536i</text:p>
          </table:table-cell>
          <table:table-cell office:value-type="string">
            <text:p>-13.145 -8.059i</text:p>
          </table:table-cell>
          <table:table-cell office:value-type="string">
            <text:p>-10.852 -12.074i</text:p>
          </table:table-cell>
          <table:table-cell office:value-type="string">
            <text:p>+9.710 -0.409i</text:p>
          </table:table-cell>
          <table:table-cell office:value-type="string">
            <text:p>+3.000 +7.000i</text:p>
          </table:table-cell>
          <table:table-cell office:value-type="string">
            <text:p>+0.858 -3.299i</text:p>
          </table:table-cell>
          <table:table-cell office:value-type="string">
            <text:p>-22.704 -0.861i</text:p>
          </table:table-cell>
          <table:table-cell office:value-type="string">
            <text:p>-9.618 -3.388i</text:p>
          </table:table-cell>
          <table:table-cell office:value-type="string">
            <text:p>+1.293 -6.536i</text:p>
          </table:table-cell>
          <table:table-cell office:value-type="string">
            <text:p>+12.441 +7.053i</text:p>
          </table:table-cell>
          <table:table-cell office:value-type="string">
            <text:p>+0.150 +12.928i</text:p>
          </table:table-cell>
          <table:table-cell office:value-type="string">
            <text:p>+8.284 -5.013i</text:p>
          </table:table-cell>
          <table:table-cell office:value-type="string">
            <text:p>+4.000 +0.000i</text:p>
          </table:table-cell>
        </table:table-row>
        <table:table-row table:style-name="ro1">
          <table:table-cell office:value-type="string">
            <text:p>+6.363 +3.847i</text:p>
          </table:table-cell>
          <table:table-cell office:value-type="string">
            <text:p>+5.238 -1.495i</text:p>
          </table:table-cell>
          <table:table-cell office:value-type="string">
            <text:p>-1.978 -3.946i</text:p>
          </table:table-cell>
          <table:table-cell office:value-type="string">
            <text:p>+0.449 +0.086i</text:p>
          </table:table-cell>
          <table:table-cell office:value-type="string">
            <text:p>+11.532 +12.549i</text:p>
          </table:table-cell>
          <table:table-cell office:value-type="string">
            <text:p>-1.874 -7.093i</text:p>
          </table:table-cell>
          <table:table-cell office:value-type="string">
            <text:p>-0.342 -10.138i</text:p>
          </table:table-cell>
          <table:table-cell office:value-type="string">
            <text:p>-3.277 -5.449i</text:p>
          </table:table-cell>
          <table:table-cell office:value-type="string">
            <text:p>-8.146 -3.348i</text:p>
          </table:table-cell>
          <table:table-cell office:value-type="string">
            <text:p>+1.174 -5.932i</text:p>
          </table:table-cell>
          <table:table-cell office:value-type="string">
            <text:p>+20.038 +2.170i</text:p>
          </table:table-cell>
          <table:table-cell office:value-type="string">
            <text:p>+8.004 -7.481i</text:p>
          </table:table-cell>
          <table:table-cell office:value-type="string">
            <text:p>-15.316 -0.399i</text:p>
          </table:table-cell>
          <table:table-cell office:value-type="string">
            <text:p>-8.372 +11.764i</text:p>
          </table:table-cell>
          <table:table-cell office:value-type="string">
            <text:p>+2.182 -0.989i</text:p>
          </table:table-cell>
          <table:table-cell office:value-type="string">
            <text:p>-3.673 -3.693i</text:p>
          </table:table-cell>
          <table:table-cell office:value-type="string">
            <text:p>-3.578 +15.433i</text:p>
          </table:table-cell>
        </table:table-row>
        <table:table-row table:style-name="ro1">
          <table:table-cell office:value-type="string">
            <text:p>+5.276 +8.267i</text:p>
          </table:table-cell>
          <table:table-cell office:value-type="string">
            <text:p>-3.725 +0.407i</text:p>
          </table:table-cell>
          <table:table-cell office:value-type="string">
            <text:p>-14.290 +10.003i</text:p>
          </table:table-cell>
          <table:table-cell office:value-type="string">
            <text:p>-11.874 +1.652i</text:p>
          </table:table-cell>
          <table:table-cell office:value-type="string">
            <text:p>-16.349 -12.626i</text:p>
          </table:table-cell>
          <table:table-cell office:value-type="string">
            <text:p>+8.246 -9.442i</text:p>
          </table:table-cell>
          <table:table-cell office:value-type="string">
            <text:p>+6.523 +0.877i</text:p>
          </table:table-cell>
          <table:table-cell office:value-type="string">
            <text:p>-7.525 +2.554i</text:p>
          </table:table-cell>
          <table:table-cell office:value-type="string">
            <text:p>-1.931 +5.834i</text:p>
          </table:table-cell>
          <table:table-cell office:value-type="string">
            <text:p>+17.783 +22.814i</text:p>
          </table:table-cell>
          <table:table-cell office:value-type="string">
            <text:p>-3.479 +0.985i</text:p>
          </table:table-cell>
          <table:table-cell office:value-type="string">
            <text:p>-11.541 -3.602i</text:p>
          </table:table-cell>
          <table:table-cell office:value-type="string">
            <text:p>+4.078 +5.254i</text:p>
          </table:table-cell>
          <table:table-cell office:value-type="string">
            <text:p>-5.270 -7.655i</text:p>
          </table:table-cell>
          <table:table-cell office:value-type="string">
            <text:p>-15.056 -10.372i</text:p>
          </table:table-cell>
          <table:table-cell office:value-type="string">
            <text:p>-3.195 -13.749i</text:p>
          </table:table-cell>
          <table:table-cell office:value-type="string">
            <text:p>+3.440 -5.949i</text:p>
          </table:table-cell>
        </table:table-row>
        <table:table-row table:style-name="ro1">
          <table:table-cell office:value-type="string">
            <text:p>-1.100 -5.129i</text:p>
          </table:table-cell>
          <table:table-cell office:value-type="string">
            <text:p>+7.805 -16.571i</text:p>
          </table:table-cell>
          <table:table-cell office:value-type="string">
            <text:p>+2.006 +2.720i</text:p>
          </table:table-cell>
          <table:table-cell office:value-type="string">
            <text:p>+1.578 -0.241i</text:p>
          </table:table-cell>
          <table:table-cell office:value-type="string">
            <text:p>-10.611 -8.542i</text:p>
          </table:table-cell>
          <table:table-cell office:value-type="string">
            <text:p>-0.309 -2.370i</text:p>
          </table:table-cell>
          <table:table-cell office:value-type="string">
            <text:p>-17.048 +0.153i</text:p>
          </table:table-cell>
          <table:table-cell office:value-type="string">
            <text:p>-3.085 -13.837i</text:p>
          </table:table-cell>
          <table:table-cell office:value-type="string">
            <text:p>+4.492 +20.600i</text:p>
          </table:table-cell>
          <table:table-cell office:value-type="string">
            <text:p>+4.285 +7.016i</text:p>
          </table:table-cell>
          <table:table-cell office:value-type="string">
            <text:p>+1.768 -7.169i</text:p>
          </table:table-cell>
          <table:table-cell office:value-type="string">
            <text:p>+2.353 -1.375i</text:p>
          </table:table-cell>
          <table:table-cell office:value-type="string">
            <text:p>-9.112 +2.879i</text:p>
          </table:table-cell>
          <table:table-cell office:value-type="string">
            <text:p>-11.321 -5.540i</text:p>
          </table:table-cell>
          <table:table-cell office:value-type="string">
            <text:p>+10.539 -8.242i</text:p>
          </table:table-cell>
          <table:table-cell office:value-type="string">
            <text:p>-5.631 +5.214i</text:p>
          </table:table-cell>
          <table:table-cell office:value-type="string">
            <text:p>-7.038 -2.849i</text:p>
          </table:table-cell>
        </table:table-row>
        <table:table-row table:style-name="ro1">
          <table:table-cell office:value-type="string">
            <text:p>+4.414 +9.243i</text:p>
          </table:table-cell>
          <table:table-cell office:value-type="string">
            <text:p>+0.623 +9.296i</text:p>
          </table:table-cell>
          <table:table-cell office:value-type="string">
            <text:p>+9.811 -7.363i</text:p>
          </table:table-cell>
          <table:table-cell office:value-type="string">
            <text:p>-2.076 -1.078i</text:p>
          </table:table-cell>
          <table:table-cell office:value-type="string">
            <text:p>-0.707 +5.121i</text:p>
          </table:table-cell>
          <table:table-cell office:value-type="string">
            <text:p>-7.561 -12.087i</text:p>
          </table:table-cell>
          <table:table-cell office:value-type="string">
            <text:p>-0.143 -1.459i</text:p>
          </table:table-cell>
          <table:table-cell office:value-type="string">
            <text:p>-8.191 +23.905i</text:p>
          </table:table-cell>
          <table:table-cell office:value-type="string">
            <text:p>+0.828 +2.000i</text:p>
          </table:table-cell>
          <table:table-cell office:value-type="string">
            <text:p>+4.843 -13.130i</text:p>
          </table:table-cell>
          <table:table-cell office:value-type="string">
            <text:p>-4.489 -10.842i</text:p>
          </table:table-cell>
          <table:table-cell office:value-type="string">
            <text:p>+6.624 -2.365i</text:p>
          </table:table-cell>
          <table:table-cell office:value-type="string">
            <text:p>+4.950 -6.293i</text:p>
          </table:table-cell>
          <table:table-cell office:value-type="string">
            <text:p>+8.487 +3.123i</text:p>
          </table:table-cell>
          <table:table-cell office:value-type="string">
            <text:p>-13.956 -0.344i</text:p>
          </table:table-cell>
          <table:table-cell office:value-type="string">
            <text:p>-10.151 +8.330i</text:p>
          </table:table-cell>
          <table:table-cell office:value-type="string">
            <text:p>+1.243 +9.243i</text:p>
          </table:table-cell>
        </table:table-row>
        <table:table-row table:style-name="ro1">
          <table:table-cell office:value-type="string">
            <text:p>+2.248 +0.979i</text:p>
          </table:table-cell>
          <table:table-cell office:value-type="string">
            <text:p>-10.423 +1.936i</text:p>
          </table:table-cell>
          <table:table-cell office:value-type="string">
            <text:p>+7.531 -2.853i</text:p>
          </table:table-cell>
          <table:table-cell office:value-type="string">
            <text:p>+11.307 +1.713i</text:p>
          </table:table-cell>
          <table:table-cell office:value-type="string">
            <text:p>+7.696 +0.004i</text:p>
          </table:table-cell>
          <table:table-cell office:value-type="string">
            <text:p>-0.134 +3.662i</text:p>
          </table:table-cell>
          <table:table-cell office:value-type="string">
            <text:p>+1.591 +4.608i</text:p>
          </table:table-cell>
          <table:table-cell office:value-type="string">
            <text:p>-19.041 +7.294i</text:p>
          </table:table-cell>
          <table:table-cell office:value-type="string">
            <text:p>+8.102 +3.051i</text:p>
          </table:table-cell>
          <table:table-cell office:value-type="string">
            <text:p>+14.466 +4.232i</text:p>
          </table:table-cell>
          <table:table-cell office:value-type="string">
            <text:p>-6.018 -4.483i</text:p>
          </table:table-cell>
          <table:table-cell office:value-type="string">
            <text:p>-14.086 -12.166i</text:p>
          </table:table-cell>
          <table:table-cell office:value-type="string">
            <text:p>+6.547 +7.219i</text:p>
          </table:table-cell>
          <table:table-cell office:value-type="string">
            <text:p>-18.601 +4.998i</text:p>
          </table:table-cell>
          <table:table-cell office:value-type="string">
            <text:p>+5.157 -1.356i</text:p>
          </table:table-cell>
          <table:table-cell office:value-type="string">
            <text:p>+5.263 +10.815i</text:p>
          </table:table-cell>
          <table:table-cell office:value-type="string">
            <text:p>-12.403 +2.043i</text:p>
          </table:table-cell>
        </table:table-row>
        <table:table-row table:style-name="ro1">
          <table:table-cell office:value-type="string">
            <text:p>-1.897 +8.910i</text:p>
          </table:table-cell>
          <table:table-cell office:value-type="string">
            <text:p>-1.613 +2.844i</text:p>
          </table:table-cell>
          <table:table-cell office:value-type="string">
            <text:p>-2.697 -4.206i</text:p>
          </table:table-cell>
          <table:table-cell office:value-type="string">
            <text:p>+9.489 +12.735i</text:p>
          </table:table-cell>
          <table:table-cell office:value-type="string">
            <text:p>-7.469 +8.661i</text:p>
          </table:table-cell>
          <table:table-cell office:value-type="string">
            <text:p>+8.585 -12.731i</text:p>
          </table:table-cell>
          <table:table-cell office:value-type="string">
            <text:p>+2.992 +0.857i</text:p>
          </table:table-cell>
          <table:table-cell office:value-type="string">
            <text:p>-12.259 +13.042i</text:p>
          </table:table-cell>
          <table:table-cell office:value-type="string">
            <text:p>+11.026 -5.311i</text:p>
          </table:table-cell>
          <table:table-cell office:value-type="string">
            <text:p>+4.110 -7.861i</text:p>
          </table:table-cell>
          <table:table-cell office:value-type="string">
            <text:p>-4.843 -5.379i</text:p>
          </table:table-cell>
          <table:table-cell office:value-type="string">
            <text:p>+1.954 -11.218i</text:p>
          </table:table-cell>
          <table:table-cell office:value-type="string">
            <text:p>-5.943 +10.909i</text:p>
          </table:table-cell>
          <table:table-cell office:value-type="string">
            <text:p>-19.401 +8.403i</text:p>
          </table:table-cell>
          <table:table-cell office:value-type="string">
            <text:p>+3.102 +1.314i</text:p>
          </table:table-cell>
          <table:table-cell office:value-type="string">
            <text:p>+13.767 +5.782i</text:p>
          </table:table-cell>
          <table:table-cell office:value-type="string">
            <text:p>-0.671 -1.678i</text:p>
          </table:table-cell>
        </table:table-row>
        <table:table-row table:style-name="ro1">
          <table:table-cell office:value-type="string">
            <text:p>+0.633 +0.215i</text:p>
          </table:table-cell>
          <table:table-cell office:value-type="string">
            <text:p>-8.582 +7.323i</text:p>
          </table:table-cell>
          <table:table-cell office:value-type="string">
            <text:p>+3.516 -4.350i</text:p>
          </table:table-cell>
          <table:table-cell office:value-type="string">
            <text:p>+0.310 +11.392i</text:p>
          </table:table-cell>
          <table:table-cell office:value-type="string">
            <text:p>+3.672 +3.844i</text:p>
          </table:table-cell>
          <table:table-cell office:value-type="string">
            <text:p>-6.721 -6.334i</text:p>
          </table:table-cell>
          <table:table-cell office:value-type="string">
            <text:p>-3.665 -1.364i</text:p>
          </table:table-cell>
          <table:table-cell office:value-type="string">
            <text:p>+5.438 +1.867i</text:p>
          </table:table-cell>
          <table:table-cell office:value-type="string">
            <text:p>+7.840 +3.257i</text:p>
          </table:table-cell>
          <table:table-cell office:value-type="string">
            <text:p>-4.359 +3.583i</text:p>
          </table:table-cell>
          <table:table-cell office:value-type="string">
            <text:p>-4.241 -2.257i</text:p>
          </table:table-cell>
          <table:table-cell office:value-type="string">
            <text:p>+2.004 -15.823i</text:p>
          </table:table-cell>
          <table:table-cell office:value-type="string">
            <text:p>+3.623 +13.001i</text:p>
          </table:table-cell>
          <table:table-cell office:value-type="string">
            <text:p>-4.515 +12.426i</text:p>
          </table:table-cell>
          <table:table-cell office:value-type="string">
            <text:p>-1.557 -0.390i</text:p>
          </table:table-cell>
          <table:table-cell office:value-type="string">
            <text:p>+15.228 -4.916i</text:p>
          </table:table-cell>
          <table:table-cell office:value-type="string">
            <text:p>+4.945 +4.685i</text:p>
          </table:table-cell>
        </table:table-row>
        <table:table-row table:style-name="ro1">
          <table:table-cell office:value-type="string">
            <text:p>+4.000 -4.000i</text:p>
          </table:table-cell>
          <table:table-cell office:value-type="string">
            <text:p>-3.615 -5.346i</text:p>
          </table:table-cell>
          <table:table-cell office:value-type="string">
            <text:p>-2.893 +1.027i</text:p>
          </table:table-cell>
          <table:table-cell office:value-type="string">
            <text:p>-0.425 +6.714i</text:p>
          </table:table-cell>
          <table:table-cell office:value-type="string">
            <text:p>+4.707 -6.879i</text:p>
          </table:table-cell>
          <table:table-cell office:value-type="string">
            <text:p>+1.488 -9.697i</text:p>
          </table:table-cell>
          <table:table-cell office:value-type="string">
            <text:p>+5.868 -2.189i</text:p>
          </table:table-cell>
          <table:table-cell office:value-type="string">
            <text:p>-6.132 +11.993i</text:p>
          </table:table-cell>
          <table:table-cell office:value-type="string">
            <text:p>-1.000 -11.000i</text:p>
          </table:table-cell>
          <table:table-cell office:value-type="string">
            <text:p>+0.549 -6.376i</text:p>
          </table:table-cell>
          <table:table-cell office:value-type="string">
            <text:p>+5.269 +6.893i</text:p>
          </table:table-cell>
          <table:table-cell office:value-type="string">
            <text:p>-3.555 +27.540i</text:p>
          </table:table-cell>
          <table:table-cell office:value-type="string">
            <text:p>-2.707 -5.707i</text:p>
          </table:table-cell>
          <table:table-cell office:value-type="string">
            <text:p>+4.142 -5.688i</text:p>
          </table:table-cell>
          <table:table-cell office:value-type="string">
            <text:p>+2.513 -9.586i</text:p>
          </table:table-cell>
          <table:table-cell office:value-type="string">
            <text:p>+8.808 -2.641i</text:p>
          </table:table-cell>
          <table:table-cell office:value-type="string">
            <text:p>-10.000 +4.000i</text:p>
          </table:table-cell>
        </table:table-row>
        <table:table-row table:style-name="ro1">
          <table:table-cell office:value-type="string">
            <text:p>-2.851 -2.040i</text:p>
          </table:table-cell>
          <table:table-cell office:value-type="string">
            <text:p>-3.071 -8.570i</text:p>
          </table:table-cell>
          <table:table-cell office:value-type="string">
            <text:p>+3.939 +3.896i</text:p>
          </table:table-cell>
          <table:table-cell office:value-type="string">
            <text:p>+0.260 -6.607i</text:p>
          </table:table-cell>
          <table:table-cell office:value-type="string">
            <text:p>+2.222 +2.548i</text:p>
          </table:table-cell>
          <table:table-cell office:value-type="string">
            <text:p>+10.816 +4.907i</text:p>
          </table:table-cell>
          <table:table-cell office:value-type="string">
            <text:p>-9.742 +5.907i</text:p>
          </table:table-cell>
          <table:table-cell office:value-type="string">
            <text:p>+6.500 +1.648i</text:p>
          </table:table-cell>
          <table:table-cell office:value-type="string">
            <text:p>-4.490 -3.797i</text:p>
          </table:table-cell>
          <table:table-cell office:value-type="string">
            <text:p>+2.626 +5.786i</text:p>
          </table:table-cell>
          <table:table-cell office:value-type="string">
            <text:p>+1.896 +5.327i</text:p>
          </table:table-cell>
          <table:table-cell office:value-type="string">
            <text:p>+9.116 -7.326i</text:p>
          </table:table-cell>
          <table:table-cell office:value-type="string">
            <text:p>+9.877 +7.536i</text:p>
          </table:table-cell>
          <table:table-cell office:value-type="string">
            <text:p>+9.410 +3.311i</text:p>
          </table:table-cell>
          <table:table-cell office:value-type="string">
            <text:p>+8.773 +3.470i</text:p>
          </table:table-cell>
          <table:table-cell office:value-type="string">
            <text:p>-10.121 -0.962i</text:p>
          </table:table-cell>
          <table:table-cell office:value-type="string">
            <text:p>-14.422 +0.362i</text:p>
          </table:table-cell>
        </table:table-row>
        <table:table-row table:style-name="ro1">
          <table:table-cell office:value-type="string">
            <text:p>-2.345 -1.333i</text:p>
          </table:table-cell>
          <table:table-cell office:value-type="string">
            <text:p>+5.815 +2.047i</text:p>
          </table:table-cell>
          <table:table-cell office:value-type="string">
            <text:p>-5.688 -0.100i</text:p>
          </table:table-cell>
          <table:table-cell office:value-type="string">
            <text:p>-4.587 +0.306i</text:p>
          </table:table-cell>
          <table:table-cell office:value-type="string">
            <text:p>-4.063 -2.560i</text:p>
          </table:table-cell>
          <table:table-cell office:value-type="string">
            <text:p>-8.644 +1.446i</text:p>
          </table:table-cell>
          <table:table-cell office:value-type="string">
            <text:p>-10.572 +13.349i</text:p>
          </table:table-cell>
          <table:table-cell office:value-type="string">
            <text:p>-3.562 -5.729i</text:p>
          </table:table-cell>
          <table:table-cell office:value-type="string">
            <text:p>-3.447 +5.401i</text:p>
          </table:table-cell>
          <table:table-cell office:value-type="string">
            <text:p>+5.225 +5.108i</text:p>
          </table:table-cell>
          <table:table-cell office:value-type="string">
            <text:p>+5.736 -6.214i</text:p>
          </table:table-cell>
          <table:table-cell office:value-type="string">
            <text:p>-2.223 +2.398i</text:p>
          </table:table-cell>
          <table:table-cell office:value-type="string">
            <text:p>-2.359 -12.199i</text:p>
          </table:table-cell>
          <table:table-cell office:value-type="string">
            <text:p>+10.644 -11.017i</text:p>
          </table:table-cell>
          <table:table-cell office:value-type="string">
            <text:p>+11.768 +0.379i</text:p>
          </table:table-cell>
          <table:table-cell office:value-type="string">
            <text:p>-3.430 +8.211i</text:p>
          </table:table-cell>
          <table:table-cell office:value-type="string">
            <text:p>-11.572 -21.577i</text:p>
          </table:table-cell>
        </table:table-row>
        <table:table-row table:style-name="ro1">
          <table:table-cell office:value-type="string">
            <text:p>-8.173 -3.272i</text:p>
          </table:table-cell>
          <table:table-cell office:value-type="string">
            <text:p>+0.612 -3.369i</text:p>
          </table:table-cell>
          <table:table-cell office:value-type="string">
            <text:p>-1.332 -1.264i</text:p>
          </table:table-cell>
          <table:table-cell office:value-type="string">
            <text:p>-2.693 -4.056i</text:p>
          </table:table-cell>
          <table:table-cell office:value-type="string">
            <text:p>-1.096 -1.316i</text:p>
          </table:table-cell>
          <table:table-cell office:value-type="string">
            <text:p>+1.637 +3.295i</text:p>
          </table:table-cell>
          <table:table-cell office:value-type="string">
            <text:p>+3.129 -1.564i</text:p>
          </table:table-cell>
          <table:table-cell office:value-type="string">
            <text:p>-3.126 -5.290i</text:p>
          </table:table-cell>
          <table:table-cell office:value-type="string">
            <text:p>+2.957 -1.865i</text:p>
          </table:table-cell>
          <table:table-cell office:value-type="string">
            <text:p>+18.519 +7.228i</text:p>
          </table:table-cell>
          <table:table-cell office:value-type="string">
            <text:p>+3.025 +3.769i</text:p>
          </table:table-cell>
          <table:table-cell office:value-type="string">
            <text:p>+5.153 -6.135i</text:p>
          </table:table-cell>
          <table:table-cell office:value-type="string">
            <text:p>-4.417 -2.805i</text:p>
          </table:table-cell>
          <table:table-cell office:value-type="string">
            <text:p>+8.301 +8.329i</text:p>
          </table:table-cell>
          <table:table-cell office:value-type="string">
            <text:p>+2.193 -6.088i</text:p>
          </table:table-cell>
          <table:table-cell office:value-type="string">
            <text:p>+7.637 -17.987i</text:p>
          </table:table-cell>
          <table:table-cell office:value-type="string">
            <text:p>+8.798 -7.996i</text:p>
          </table:table-cell>
        </table:table-row>
        <table:table-row table:style-name="ro1">
          <table:table-cell office:value-type="string">
            <text:p>+1.586 -0.757i</text:p>
          </table:table-cell>
          <table:table-cell office:value-type="string">
            <text:p>+2.797 +4.357i</text:p>
          </table:table-cell>
          <table:table-cell office:value-type="string">
            <text:p>-11.003 -6.918i</text:p>
          </table:table-cell>
          <table:table-cell office:value-type="string">
            <text:p>-8.707 +5.418i</text:p>
          </table:table-cell>
          <table:table-cell office:value-type="string">
            <text:p>-4.950 +7.707i</text:p>
          </table:table-cell>
          <table:table-cell office:value-type="string">
            <text:p>+4.261 -3.584i</text:p>
          </table:table-cell>
          <table:table-cell office:value-type="string">
            <text:p>+2.414 -4.699i</text:p>
          </table:table-cell>
          <table:table-cell office:value-type="string">
            <text:p>+14.204 +8.229i</text:p>
          </table:table-cell>
          <table:table-cell office:value-type="string">
            <text:p>+2.000 +5.657i</text:p>
          </table:table-cell>
          <table:table-cell office:value-type="string">
            <text:p>-3.516 -1.849i</text:p>
          </table:table-cell>
          <table:table-cell office:value-type="string">
            <text:p>-5.046 +4.811i</text:p>
          </table:table-cell>
          <table:table-cell office:value-type="string">
            <text:p>-7.188 +11.494i</text:p>
          </table:table-cell>
          <table:table-cell office:value-type="string">
            <text:p>+0.707 -0.879i</text:p>
          </table:table-cell>
          <table:table-cell office:value-type="string">
            <text:p>+3.266 -6.867i</text:p>
          </table:table-cell>
          <table:table-cell office:value-type="string">
            <text:p>+4.857 -0.585i</text:p>
          </table:table-cell>
          <table:table-cell office:value-type="string">
            <text:p>+4.583 -8.595i</text:p>
          </table:table-cell>
          <table:table-cell office:value-type="string">
            <text:p>-7.243 -0.757i</text:p>
          </table:table-cell>
        </table:table-row>
        <table:table-row table:style-name="ro1">
          <table:table-cell office:value-type="string">
            <text:p>-5.460 +11.105i</text:p>
          </table:table-cell>
          <table:table-cell office:value-type="string">
            <text:p>-2.702 -10.240i</text:p>
          </table:table-cell>
          <table:table-cell office:value-type="string">
            <text:p>+4.501 -0.133i</text:p>
          </table:table-cell>
          <table:table-cell office:value-type="string">
            <text:p>+5.628 +1.435i</text:p>
          </table:table-cell>
          <table:table-cell office:value-type="string">
            <text:p>+0.988 -2.519i</text:p>
          </table:table-cell>
          <table:table-cell office:value-type="string">
            <text:p>+0.433 +1.483i</text:p>
          </table:table-cell>
          <table:table-cell office:value-type="string">
            <text:p>+10.276 -7.154i</text:p>
          </table:table-cell>
          <table:table-cell office:value-type="string">
            <text:p>-7.331 -0.340i</text:p>
          </table:table-cell>
          <table:table-cell office:value-type="string">
            <text:p>-6.537 +10.765i</text:p>
          </table:table-cell>
          <table:table-cell office:value-type="string">
            <text:p>-2.129 -4.104i</text:p>
          </table:table-cell>
          <table:table-cell office:value-type="string">
            <text:p>-8.402 -13.222i</text:p>
          </table:table-cell>
          <table:table-cell office:value-type="string">
            <text:p>-5.765 -3.455i</text:p>
          </table:table-cell>
          <table:table-cell office:value-type="string">
            <text:p>+5.281 +3.506i</text:p>
          </table:table-cell>
          <table:table-cell office:value-type="string">
            <text:p>-0.254 -3.695i</text:p>
          </table:table-cell>
          <table:table-cell office:value-type="string">
            <text:p>+0.789 -1.647i</text:p>
          </table:table-cell>
          <table:table-cell office:value-type="string">
            <text:p>+6.430 -8.192i</text:p>
          </table:table-cell>
          <table:table-cell office:value-type="string">
            <text:p>+7.128 -6.060i</text:p>
          </table:table-cell>
        </table:table-row>
        <table:table-row table:style-name="ro1">
          <table:table-cell office:value-type="string">
            <text:p>-1.033 +10.025i</text:p>
          </table:table-cell>
          <table:table-cell office:value-type="string">
            <text:p>+10.803 +6.332i</text:p>
          </table:table-cell>
          <table:table-cell office:value-type="string">
            <text:p>+2.470 -3.644i</text:p>
          </table:table-cell>
          <table:table-cell office:value-type="string">
            <text:p>-3.092 +9.023i</text:p>
          </table:table-cell>
          <table:table-cell office:value-type="string">
            <text:p>+1.133 +4.114i</text:p>
          </table:table-cell>
          <table:table-cell office:value-type="string">
            <text:p>+6.791 -7.169i</text:p>
          </table:table-cell>
          <table:table-cell office:value-type="string">
            <text:p>+2.065 -1.116i</text:p>
          </table:table-cell>
          <table:table-cell office:value-type="string">
            <text:p>-4.242 +3.053i</text:p>
          </table:table-cell>
          <table:table-cell office:value-type="string">
            <text:p>+9.743 -1.619i</text:p>
          </table:table-cell>
          <table:table-cell office:value-type="string">
            <text:p>-7.607 -3.366i</text:p>
          </table:table-cell>
          <table:table-cell office:value-type="string">
            <text:p>+2.062 +15.119i</text:p>
          </table:table-cell>
          <table:table-cell office:value-type="string">
            <text:p>-1.669 -6.182i</text:p>
          </table:table-cell>
          <table:table-cell office:value-type="string">
            <text:p>+2.676 -10.704i</text:p>
          </table:table-cell>
          <table:table-cell office:value-type="string">
            <text:p>-7.835 +3.291i</text:p>
          </table:table-cell>
          <table:table-cell office:value-type="string">
            <text:p>-2.438 +2.932i</text:p>
          </table:table-cell>
          <table:table-cell office:value-type="string">
            <text:p>-12.622 +0.487i</text:p>
          </table:table-cell>
          <table:table-cell office:value-type="string">
            <text:p>-7.198 -5.849i</text:p>
          </table:table-cell>
        </table:table-row>
        <table:table-row table:style-name="ro1">
          <table:table-cell office:value-type="string">
            <text:p>+0.341 -1.923i</text:p>
          </table:table-cell>
          <table:table-cell office:value-type="string">
            <text:p>+11.675 -14.113i</text:p>
          </table:table-cell>
          <table:table-cell office:value-type="string">
            <text:p>-5.982 -12.080i</text:p>
          </table:table-cell>
          <table:table-cell office:value-type="string">
            <text:p>-3.785 -6.013i</text:p>
          </table:table-cell>
          <table:table-cell office:value-type="string">
            <text:p>-0.841 +3.769i</text:p>
          </table:table-cell>
          <table:table-cell office:value-type="string">
            <text:p>-4.234 -6.029i</text:p>
          </table:table-cell>
          <table:table-cell office:value-type="string">
            <text:p>-6.470 +7.527i</text:p>
          </table:table-cell>
          <table:table-cell office:value-type="string">
            <text:p>-4.008 +5.472i</text:p>
          </table:table-cell>
          <table:table-cell office:value-type="string">
            <text:p>-1.413 -6.510i</text:p>
          </table:table-cell>
          <table:table-cell office:value-type="string">
            <text:p>+2.900 +3.141i</text:p>
          </table:table-cell>
          <table:table-cell office:value-type="string">
            <text:p>+0.117 +0.488i</text:p>
          </table:table-cell>
          <table:table-cell office:value-type="string">
            <text:p>+13.124 -8.830i</text:p>
          </table:table-cell>
          <table:table-cell office:value-type="string">
            <text:p>-1.295 +6.169i</text:p>
          </table:table-cell>
          <table:table-cell office:value-type="string">
            <text:p>-2.180 -0.631i</text:p>
          </table:table-cell>
          <table:table-cell office:value-type="string">
            <text:p>+12.153 -3.829i</text:p>
          </table:table-cell>
          <table:table-cell office:value-type="string">
            <text:p>+4.356 -15.233i</text:p>
          </table:table-cell>
          <table:table-cell office:value-type="string">
            <text:p>-7.430 +9.938i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----------------------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Temp. occs.:</text:p>
          </table:table-cell>
          <table:table-cell table:number-columns-repeated="16"/>
        </table:table-row>
        <table:table-row table:style-name="ro1">
          <table:table-cell office:value-type="float" office:value="-38.544629">
            <text:p>-38.54</text:p>
          </table:table-cell>
          <table:table-cell office:value-type="float" office:value="266.240552">
            <text:p>266.24055200</text:p>
          </table:table-cell>
          <table:table-cell office:value-type="float" office:value="-183.900606">
            <text:p>-183.9</text:p>
          </table:table-cell>
          <table:table-cell office:value-type="float" office:value="409.016241">
            <text:p>409.02</text:p>
          </table:table-cell>
          <table:table-cell office:value-type="float" office:value="123.136876">
            <text:p>123.14</text:p>
          </table:table-cell>
          <table:table-cell office:value-type="float" office:value="-11.804026">
            <text:p>-11.8</text:p>
          </table:table-cell>
          <table:table-cell office:value-type="float" office:value="-198.458879">
            <text:p>-198.46</text:p>
          </table:table-cell>
          <table:table-cell office:value-type="float" office:value="104.854">
            <text:p>104.85</text:p>
          </table:table-cell>
          <table:table-cell office:value-type="float" office:value="-98.900842">
            <text:p>-98.9</text:p>
          </table:table-cell>
          <table:table-cell office:value-type="float" office:value="385.988121">
            <text:p>385.99</text:p>
          </table:table-cell>
          <table:table-cell office:value-type="float" office:value="65.796765">
            <text:p>65.8</text:p>
          </table:table-cell>
          <table:table-cell office:value-type="float" office:value="-27.344738">
            <text:p>-27.34</text:p>
          </table:table-cell>
          <table:table-cell office:value-type="float" office:value="-37.933748">
            <text:p>-37.93</text:p>
          </table:table-cell>
          <table:table-cell office:value-type="float" office:value="-7.788459">
            <text:p>-7.79</text:p>
          </table:table-cell>
          <table:table-cell office:value-type="float" office:value="369.51322">
            <text:p>369.51</text:p>
          </table:table-cell>
          <table:table-cell office:value-type="float" office:value="510.397065">
            <text:p>510.4</text:p>
          </table:table-cell>
          <table:table-cell office:value-type="float" office:value="141.559055">
            <text:p>141.56</text:p>
          </table:table-cell>
        </table:table-row>
        <table:table-row table:style-name="ro1">
          <table:table-cell office:value-type="float" office:value="95.260922">
            <text:p>95.26</text:p>
          </table:table-cell>
          <table:table-cell office:value-type="float" office:value="441.303261">
            <text:p>441.30326100</text:p>
          </table:table-cell>
          <table:table-cell office:value-type="float" office:value="329.872718">
            <text:p>329.87</text:p>
          </table:table-cell>
          <table:table-cell office:value-type="float" office:value="356.513855">
            <text:p>356.51</text:p>
          </table:table-cell>
          <table:table-cell office:value-type="float" office:value="178.786588">
            <text:p>178.79</text:p>
          </table:table-cell>
          <table:table-cell office:value-type="float" office:value="428.43851">
            <text:p>428.44</text:p>
          </table:table-cell>
          <table:table-cell office:value-type="float" office:value="538.569391">
            <text:p>538.57</text:p>
          </table:table-cell>
          <table:table-cell office:value-type="float" office:value="79.858413">
            <text:p>79.86</text:p>
          </table:table-cell>
          <table:table-cell office:value-type="float" office:value="10.500119">
            <text:p>10.5</text:p>
          </table:table-cell>
          <table:table-cell office:value-type="float" office:value="166.104731">
            <text:p>166.1</text:p>
          </table:table-cell>
          <table:table-cell office:value-type="float" office:value="165.681106">
            <text:p>165.68</text:p>
          </table:table-cell>
          <table:table-cell office:value-type="float" office:value="-18.104867">
            <text:p>-18.1</text:p>
          </table:table-cell>
          <table:table-cell office:value-type="float" office:value="-107.777796">
            <text:p>-107.78</text:p>
          </table:table-cell>
          <table:table-cell office:value-type="float" office:value="-100.105436">
            <text:p>-100.11</text:p>
          </table:table-cell>
          <table:table-cell office:value-type="float" office:value="139.691898">
            <text:p>139.69</text:p>
          </table:table-cell>
          <table:table-cell office:value-type="float" office:value="634.174726">
            <text:p>634.17</text:p>
          </table:table-cell>
          <table:table-cell office:value-type="float" office:value="-50.20158">
            <text:p>-50.2</text:p>
          </table:table-cell>
        </table:table-row>
        <table:table-row table:style-name="ro1">
          <table:table-cell office:value-type="float" office:value="-343.649423">
            <text:p>-343.65</text:p>
          </table:table-cell>
          <table:table-cell office:value-type="float" office:value="161.080392">
            <text:p>161.08039200</text:p>
          </table:table-cell>
          <table:table-cell office:value-type="float" office:value="-102.158949">
            <text:p>-102.16</text:p>
          </table:table-cell>
          <table:table-cell office:value-type="float" office:value="-161.593518">
            <text:p>-161.59</text:p>
          </table:table-cell>
          <table:table-cell office:value-type="float" office:value="110.160304">
            <text:p>110.16</text:p>
          </table:table-cell>
          <table:table-cell office:value-type="float" office:value="110.617173">
            <text:p>110.62</text:p>
          </table:table-cell>
          <table:table-cell office:value-type="float" office:value="-156.636793">
            <text:p>-156.64</text:p>
          </table:table-cell>
          <table:table-cell office:value-type="float" office:value="65.860476">
            <text:p>65.86</text:p>
          </table:table-cell>
          <table:table-cell office:value-type="float" office:value="150.436496">
            <text:p>150.44</text:p>
          </table:table-cell>
          <table:table-cell office:value-type="float" office:value="179.306009">
            <text:p>179.31</text:p>
          </table:table-cell>
          <table:table-cell office:value-type="float" office:value="109.438438">
            <text:p>109.44</text:p>
          </table:table-cell>
          <table:table-cell office:value-type="float" office:value="397.919577">
            <text:p>397.92</text:p>
          </table:table-cell>
          <table:table-cell office:value-type="float" office:value="552.264523">
            <text:p>552.26</text:p>
          </table:table-cell>
          <table:table-cell office:value-type="float" office:value="6.983188">
            <text:p>6.98</text:p>
          </table:table-cell>
          <table:table-cell office:value-type="float" office:value="319.044426">
            <text:p>319.04</text:p>
          </table:table-cell>
          <table:table-cell office:value-type="float" office:value="427.929658">
            <text:p>427.93</text:p>
          </table:table-cell>
          <table:table-cell office:value-type="float" office:value="-168.160891">
            <text:p>-168.16</text:p>
          </table:table-cell>
        </table:table-row>
        <table:table-row table:style-name="ro1">
          <table:table-cell office:value-type="float" office:value="-129.254859">
            <text:p>-129.25</text:p>
          </table:table-cell>
          <table:table-cell office:value-type="float" office:value="276.37596">
            <text:p>276.37596000</text:p>
          </table:table-cell>
          <table:table-cell office:value-type="float" office:value="431.670045">
            <text:p>431.67</text:p>
          </table:table-cell>
          <table:table-cell office:value-type="float" office:value="-242.620786">
            <text:p>-242.62</text:p>
          </table:table-cell>
          <table:table-cell office:value-type="float" office:value="-11.296346">
            <text:p>-11.3</text:p>
          </table:table-cell>
          <table:table-cell office:value-type="float" office:value="104.771532">
            <text:p>104.77</text:p>
          </table:table-cell>
          <table:table-cell office:value-type="float" office:value="-16.652557">
            <text:p>-16.65</text:p>
          </table:table-cell>
          <table:table-cell office:value-type="float" office:value="-35.463824">
            <text:p>-35.46</text:p>
          </table:table-cell>
          <table:table-cell office:value-type="float" office:value="-34.509065">
            <text:p>-34.51</text:p>
          </table:table-cell>
          <table:table-cell office:value-type="float" office:value="330.115262">
            <text:p>330.12</text:p>
          </table:table-cell>
          <table:table-cell office:value-type="float" office:value="-37.384172">
            <text:p>-37.38</text:p>
          </table:table-cell>
          <table:table-cell office:value-type="float" office:value="185.88078">
            <text:p>185.88</text:p>
          </table:table-cell>
          <table:table-cell office:value-type="float" office:value="437.442902">
            <text:p>437.44</text:p>
          </table:table-cell>
          <table:table-cell office:value-type="float" office:value="-30.555491">
            <text:p>-30.56</text:p>
          </table:table-cell>
          <table:table-cell office:value-type="float" office:value="785.233637">
            <text:p>785.23</text:p>
          </table:table-cell>
          <table:table-cell office:value-type="float" office:value="308.454196">
            <text:p>308.45</text:p>
          </table:table-cell>
          <table:table-cell office:value-type="float" office:value="170.96006">
            <text:p>170.96</text:p>
          </table:table-cell>
        </table:table-row>
        <table:table-row table:style-name="ro1">
          <table:table-cell office:value-type="float" office:value="32.19194">
            <text:p>32.19</text:p>
          </table:table-cell>
          <table:table-cell office:value-type="float" office:value="-49.722526">
            <text:p>-49.72252600</text:p>
          </table:table-cell>
          <table:table-cell office:value-type="float" office:value="262.565087">
            <text:p>262.57</text:p>
          </table:table-cell>
          <table:table-cell office:value-type="float" office:value="571.90096">
            <text:p>571.9</text:p>
          </table:table-cell>
          <table:table-cell office:value-type="float" office:value="21.924523">
            <text:p>21.92</text:p>
          </table:table-cell>
          <table:table-cell office:value-type="float" office:value="16.377171">
            <text:p>16.38</text:p>
          </table:table-cell>
          <table:table-cell office:value-type="float" office:value="-57.094079">
            <text:p>-57.09</text:p>
          </table:table-cell>
          <table:table-cell office:value-type="float" office:value="-17.524631">
            <text:p>-17.52</text:p>
          </table:table-cell>
          <table:table-cell office:value-type="float" office:value="-138.984148">
            <text:p>-138.98</text:p>
          </table:table-cell>
          <table:table-cell office:value-type="float" office:value="66.581263">
            <text:p>66.58</text:p>
          </table:table-cell>
          <table:table-cell office:value-type="float" office:value="-368.551343">
            <text:p>-368.55</text:p>
          </table:table-cell>
          <table:table-cell office:value-type="float" office:value="19.286826">
            <text:p>19.29</text:p>
          </table:table-cell>
          <table:table-cell office:value-type="float" office:value="452.491095">
            <text:p>452.49</text:p>
          </table:table-cell>
          <table:table-cell office:value-type="float" office:value="280.961">
            <text:p>280.96</text:p>
          </table:table-cell>
          <table:table-cell office:value-type="float" office:value="362.157848">
            <text:p>362.16</text:p>
          </table:table-cell>
          <table:table-cell office:value-type="float" office:value="275.25332">
            <text:p>275.25</text:p>
          </table:table-cell>
          <table:table-cell office:value-type="float" office:value="388.562644">
            <text:p>388.56</text:p>
          </table:table-cell>
        </table:table-row>
        <table:table-row table:style-name="ro1">
          <table:table-cell office:value-type="float" office:value="41.75575">
            <text:p>41.76</text:p>
          </table:table-cell>
          <table:table-cell office:value-type="float" office:value="-227.119138">
            <text:p>-227.11913800</text:p>
          </table:table-cell>
          <table:table-cell office:value-type="float" office:value="310.789439">
            <text:p>310.79</text:p>
          </table:table-cell>
          <table:table-cell office:value-type="float" office:value="-128.190681">
            <text:p>-128.19</text:p>
          </table:table-cell>
          <table:table-cell office:value-type="float" office:value="33.98852">
            <text:p>33.99</text:p>
          </table:table-cell>
          <table:table-cell office:value-type="float" office:value="237.641118">
            <text:p>237.64</text:p>
          </table:table-cell>
          <table:table-cell office:value-type="float" office:value="-25.730644">
            <text:p>-25.73</text:p>
          </table:table-cell>
          <table:table-cell office:value-type="float" office:value="-62.276691">
            <text:p>-62.28</text:p>
          </table:table-cell>
          <table:table-cell office:value-type="float" office:value="138.037934">
            <text:p>138.04</text:p>
          </table:table-cell>
          <table:table-cell office:value-type="float" office:value="495.671237">
            <text:p>495.67</text:p>
          </table:table-cell>
          <table:table-cell office:value-type="float" office:value="1.76468">
            <text:p>1.76</text:p>
          </table:table-cell>
          <table:table-cell office:value-type="float" office:value="235.940543">
            <text:p>235.94</text:p>
          </table:table-cell>
          <table:table-cell office:value-type="float" office:value="444.030593">
            <text:p>444.03</text:p>
          </table:table-cell>
          <table:table-cell office:value-type="float" office:value="134.892003">
            <text:p>134.89</text:p>
          </table:table-cell>
          <table:table-cell office:value-type="float" office:value="-56.316235">
            <text:p>-56.32</text:p>
          </table:table-cell>
          <table:table-cell office:value-type="float" office:value="76.268789">
            <text:p>76.27</text:p>
          </table:table-cell>
          <table:table-cell office:value-type="float" office:value="-84.861047">
            <text:p>-84.86</text:p>
          </table:table-cell>
        </table:table-row>
        <table:table-row table:style-name="ro1">
          <table:table-cell office:value-type="float" office:value="96.542969">
            <text:p>96.54</text:p>
          </table:table-cell>
          <table:table-cell office:value-type="float" office:value="-229.499259">
            <text:p>-229.49925900</text:p>
          </table:table-cell>
          <table:table-cell office:value-type="float" office:value="-30.378621">
            <text:p>-30.38</text:p>
          </table:table-cell>
          <table:table-cell office:value-type="float" office:value="339.582996">
            <text:p>339.58</text:p>
          </table:table-cell>
          <table:table-cell office:value-type="float" office:value="243.429093">
            <text:p>243.43</text:p>
          </table:table-cell>
          <table:table-cell office:value-type="float" office:value="118.570366">
            <text:p>118.57</text:p>
          </table:table-cell>
          <table:table-cell office:value-type="float" office:value="123.201261">
            <text:p>123.2</text:p>
          </table:table-cell>
          <table:table-cell office:value-type="float" office:value="283.746786">
            <text:p>283.75</text:p>
          </table:table-cell>
          <table:table-cell office:value-type="float" office:value="-22.072762">
            <text:p>-22.07</text:p>
          </table:table-cell>
          <table:table-cell office:value-type="float" office:value="-111.146272">
            <text:p>-111.15</text:p>
          </table:table-cell>
          <table:table-cell office:value-type="float" office:value="-71.122366">
            <text:p>-71.12</text:p>
          </table:table-cell>
          <table:table-cell office:value-type="float" office:value="282.776794">
            <text:p>282.78</text:p>
          </table:table-cell>
          <table:table-cell office:value-type="float" office:value="351.529205">
            <text:p>351.53</text:p>
          </table:table-cell>
          <table:table-cell office:value-type="float" office:value="-264.727539">
            <text:p>-264.73</text:p>
          </table:table-cell>
          <table:table-cell office:value-type="float" office:value="-23.788559">
            <text:p>-23.79</text:p>
          </table:table-cell>
          <table:table-cell office:value-type="float" office:value="162.838025">
            <text:p>162.84</text:p>
          </table:table-cell>
          <table:table-cell office:value-type="float" office:value="110.367339">
            <text:p>110.37</text:p>
          </table:table-cell>
        </table:table-row>
        <table:table-row table:style-name="ro1">
          <table:table-cell office:value-type="float" office:value="-57.691629">
            <text:p>-57.69</text:p>
          </table:table-cell>
          <table:table-cell office:value-type="float" office:value="24.892786">
            <text:p>24.89278600</text:p>
          </table:table-cell>
          <table:table-cell office:value-type="float" office:value="85.694767">
            <text:p>85.69</text:p>
          </table:table-cell>
          <table:table-cell office:value-type="float" office:value="-34.0506">
            <text:p>-34.05</text:p>
          </table:table-cell>
          <table:table-cell office:value-type="float" office:value="197.60171">
            <text:p>197.6</text:p>
          </table:table-cell>
          <table:table-cell office:value-type="float" office:value="-131.553326">
            <text:p>-131.55</text:p>
          </table:table-cell>
          <table:table-cell office:value-type="float" office:value="-142.368331">
            <text:p>-142.37</text:p>
          </table:table-cell>
          <table:table-cell office:value-type="float" office:value="366.947288">
            <text:p>366.95</text:p>
          </table:table-cell>
          <table:table-cell office:value-type="float" office:value="-69.657068">
            <text:p>-69.66</text:p>
          </table:table-cell>
          <table:table-cell office:value-type="float" office:value="129.47895">
            <text:p>129.48</text:p>
          </table:table-cell>
          <table:table-cell office:value-type="float" office:value="-61.182441">
            <text:p>-61.18</text:p>
          </table:table-cell>
          <table:table-cell office:value-type="float" office:value="157.305797">
            <text:p>157.31</text:p>
          </table:table-cell>
          <table:table-cell office:value-type="float" office:value="606.584693">
            <text:p>606.58</text:p>
          </table:table-cell>
          <table:table-cell office:value-type="float" office:value="-147.394896">
            <text:p>-147.39</text:p>
          </table:table-cell>
          <table:table-cell office:value-type="float" office:value="296.198956">
            <text:p>296.2</text:p>
          </table:table-cell>
          <table:table-cell office:value-type="float" office:value="605.628708">
            <text:p>605.63</text:p>
          </table:table-cell>
          <table:table-cell office:value-type="float" office:value="517.371535">
            <text:p>517.37</text:p>
          </table:table-cell>
        </table:table-row>
        <table:table-row table:style-name="ro1">
          <table:table-cell office:value-type="float" office:value="-206.742504">
            <text:p>-206.74</text:p>
          </table:table-cell>
          <table:table-cell office:value-type="float" office:value="129.823978">
            <text:p>129.82397800</text:p>
          </table:table-cell>
          <table:table-cell office:value-type="float" office:value="41.514402">
            <text:p>41.51</text:p>
          </table:table-cell>
          <table:table-cell office:value-type="float" office:value="250.671336">
            <text:p>250.67</text:p>
          </table:table-cell>
          <table:table-cell office:value-type="float" office:value="-131.561966">
            <text:p>-131.56</text:p>
          </table:table-cell>
          <table:table-cell office:value-type="float" office:value="99.327578">
            <text:p>99.33</text:p>
          </table:table-cell>
          <table:table-cell office:value-type="float" office:value="99.688255">
            <text:p>99.69</text:p>
          </table:table-cell>
          <table:table-cell office:value-type="float" office:value="-127.744977">
            <text:p>-127.74</text:p>
          </table:table-cell>
          <table:table-cell office:value-type="float" office:value="23.933502">
            <text:p>23.93</text:p>
          </table:table-cell>
          <table:table-cell office:value-type="float" office:value="77.482978">
            <text:p>77.48</text:p>
          </table:table-cell>
          <table:table-cell office:value-type="float" office:value="4.147687">
            <text:p>4.15</text:p>
          </table:table-cell>
          <table:table-cell office:value-type="float" office:value="380.70145">
            <text:p>380.7</text:p>
          </table:table-cell>
          <table:table-cell office:value-type="float" office:value="434.527548">
            <text:p>434.53</text:p>
          </table:table-cell>
          <table:table-cell office:value-type="float" office:value="240.165338">
            <text:p>240.17</text:p>
          </table:table-cell>
          <table:table-cell office:value-type="float" office:value="269.607472">
            <text:p>269.61</text:p>
          </table:table-cell>
          <table:table-cell office:value-type="float" office:value="-74.675267">
            <text:p>-74.68</text:p>
          </table:table-cell>
          <table:table-cell office:value-type="float" office:value="523.106692">
            <text:p>523.11</text:p>
          </table:table-cell>
        </table:table-row>
        <table:table-row table:style-name="ro1">
          <table:table-cell office:value-type="float" office:value="-75.819771">
            <text:p>-75.82</text:p>
          </table:table-cell>
          <table:table-cell office:value-type="float" office:value="43.231962">
            <text:p>43.23196200</text:p>
          </table:table-cell>
          <table:table-cell office:value-type="float" office:value="88.617808">
            <text:p>88.62</text:p>
          </table:table-cell>
          <table:table-cell office:value-type="float" office:value="64.203067">
            <text:p>64.2</text:p>
          </table:table-cell>
          <table:table-cell office:value-type="float" office:value="-15.254295">
            <text:p>-15.25</text:p>
          </table:table-cell>
          <table:table-cell office:value-type="float" office:value="8.414315">
            <text:p>8.41</text:p>
          </table:table-cell>
          <table:table-cell office:value-type="float" office:value="10.445142">
            <text:p>10.45</text:p>
          </table:table-cell>
          <table:table-cell office:value-type="float" office:value="-123.509527">
            <text:p>-123.51</text:p>
          </table:table-cell>
          <table:table-cell office:value-type="float" office:value="-34.964421">
            <text:p>-34.96</text:p>
          </table:table-cell>
          <table:table-cell office:value-type="float" office:value="190.015524">
            <text:p>190.02</text:p>
          </table:table-cell>
          <table:table-cell office:value-type="float" office:value="52.916794">
            <text:p>52.92</text:p>
          </table:table-cell>
          <table:table-cell office:value-type="float" office:value="289.062248">
            <text:p>289.06</text:p>
          </table:table-cell>
          <table:table-cell office:value-type="float" office:value="287.466593">
            <text:p>287.47</text:p>
          </table:table-cell>
          <table:table-cell office:value-type="float" office:value="105.623635">
            <text:p>105.62</text:p>
          </table:table-cell>
          <table:table-cell office:value-type="float" office:value="-121.636384">
            <text:p>-121.64</text:p>
          </table:table-cell>
          <table:table-cell office:value-type="float" office:value="238.234736">
            <text:p>238.23</text:p>
          </table:table-cell>
          <table:table-cell office:value-type="float" office:value="295.825332">
            <text:p>295.83</text:p>
          </table:table-cell>
        </table:table-row>
        <table:table-row table:style-name="ro1">
          <table:table-cell office:value-type="float" office:value="45.589485">
            <text:p>45.59</text:p>
          </table:table-cell>
          <table:table-cell office:value-type="float" office:value="-347.188488">
            <text:p>-347.18848800</text:p>
          </table:table-cell>
          <table:table-cell office:value-type="float" office:value="79.265264">
            <text:p>79.27</text:p>
          </table:table-cell>
          <table:table-cell office:value-type="float" office:value="-2.99427">
            <text:p>-2.99</text:p>
          </table:table-cell>
          <table:table-cell office:value-type="float" office:value="23.012533">
            <text:p>23.01</text:p>
          </table:table-cell>
          <table:table-cell office:value-type="float" office:value="116.800063">
            <text:p>116.8</text:p>
          </table:table-cell>
          <table:table-cell office:value-type="float" office:value="8.333752">
            <text:p>8.33</text:p>
          </table:table-cell>
          <table:table-cell office:value-type="float" office:value="142.166015">
            <text:p>142.17</text:p>
          </table:table-cell>
          <table:table-cell office:value-type="float" office:value="202.47238">
            <text:p>202.47</text:p>
          </table:table-cell>
          <table:table-cell office:value-type="float" office:value="-212.339981">
            <text:p>-212.34</text:p>
          </table:table-cell>
          <table:table-cell office:value-type="float" office:value="92.265134">
            <text:p>92.27</text:p>
          </table:table-cell>
          <table:table-cell office:value-type="float" office:value="73.919429">
            <text:p>73.92</text:p>
          </table:table-cell>
          <table:table-cell office:value-type="float" office:value="378.185182">
            <text:p>378.19</text:p>
          </table:table-cell>
          <table:table-cell office:value-type="float" office:value="-70.431364">
            <text:p>-70.43</text:p>
          </table:table-cell>
          <table:table-cell office:value-type="float" office:value="276.886182">
            <text:p>276.89</text:p>
          </table:table-cell>
          <table:table-cell office:value-type="float" office:value="25.510057">
            <text:p>25.51</text:p>
          </table:table-cell>
          <table:table-cell office:value-type="float" office:value="40.340139">
            <text:p>40.34</text:p>
          </table:table-cell>
        </table:table-row>
        <table:table-row table:style-name="ro1">
          <table:table-cell office:value-type="float" office:value="122.68104">
            <text:p>122.68</text:p>
          </table:table-cell>
          <table:table-cell office:value-type="float" office:value="-8.665082">
            <text:p>-8.66508200</text:p>
          </table:table-cell>
          <table:table-cell office:value-type="float" office:value="61.5342">
            <text:p>61.53</text:p>
          </table:table-cell>
          <table:table-cell office:value-type="float" office:value="312.883831">
            <text:p>312.88</text:p>
          </table:table-cell>
          <table:table-cell office:value-type="float" office:value="102.017906">
            <text:p>102.02</text:p>
          </table:table-cell>
          <table:table-cell office:value-type="float" office:value="66.944471">
            <text:p>66.94</text:p>
          </table:table-cell>
          <table:table-cell office:value-type="float" office:value="-13.820737">
            <text:p>-13.82</text:p>
          </table:table-cell>
          <table:table-cell office:value-type="float" office:value="90.204611">
            <text:p>90.2</text:p>
          </table:table-cell>
          <table:table-cell office:value-type="float" office:value="-2.946833">
            <text:p>-2.95</text:p>
          </table:table-cell>
          <table:table-cell office:value-type="float" office:value="243.441196">
            <text:p>243.44</text:p>
          </table:table-cell>
          <table:table-cell office:value-type="float" office:value="64.990014">
            <text:p>64.99</text:p>
          </table:table-cell>
          <table:table-cell office:value-type="float" office:value="-84.432747">
            <text:p>-84.43</text:p>
          </table:table-cell>
          <table:table-cell office:value-type="float" office:value="-18.107143">
            <text:p>-18.11</text:p>
          </table:table-cell>
          <table:table-cell office:value-type="float" office:value="-230.141983">
            <text:p>-230.14</text:p>
          </table:table-cell>
          <table:table-cell office:value-type="float" office:value="-114.923247">
            <text:p>-114.92</text:p>
          </table:table-cell>
          <table:table-cell office:value-type="float" office:value="299.776238">
            <text:p>299.78</text:p>
          </table:table-cell>
          <table:table-cell office:value-type="float" office:value="-10.765915">
            <text:p>-10.77</text:p>
          </table:table-cell>
        </table:table-row>
        <table:table-row table:style-name="ro1">
          <table:table-cell office:value-type="float" office:value="-101.571335">
            <text:p>-101.57</text:p>
          </table:table-cell>
          <table:table-cell office:value-type="float" office:value="372.667507">
            <text:p>372.66750700</text:p>
          </table:table-cell>
          <table:table-cell office:value-type="float" office:value="-236.873682">
            <text:p>-236.87</text:p>
          </table:table-cell>
          <table:table-cell office:value-type="float" office:value="343.822235">
            <text:p>343.82</text:p>
          </table:table-cell>
          <table:table-cell office:value-type="float" office:value="142.657542">
            <text:p>142.66</text:p>
          </table:table-cell>
          <table:table-cell office:value-type="float" office:value="463.000019">
            <text:p>463</text:p>
          </table:table-cell>
          <table:table-cell office:value-type="float" office:value="-53.778665">
            <text:p>-53.78</text:p>
          </table:table-cell>
          <table:table-cell office:value-type="float" office:value="78.915161">
            <text:p>78.92</text:p>
          </table:table-cell>
          <table:table-cell office:value-type="float" office:value="-118.672241">
            <text:p>-118.67</text:p>
          </table:table-cell>
          <table:table-cell office:value-type="float" office:value="431.637013">
            <text:p>431.64</text:p>
          </table:table-cell>
          <table:table-cell office:value-type="float" office:value="179.856202">
            <text:p>179.86</text:p>
          </table:table-cell>
          <table:table-cell office:value-type="float" office:value="427.999548">
            <text:p>428</text:p>
          </table:table-cell>
          <table:table-cell office:value-type="float" office:value="101.018094">
            <text:p>101.02</text:p>
          </table:table-cell>
          <table:table-cell office:value-type="float" office:value="181.560676">
            <text:p>181.56</text:p>
          </table:table-cell>
          <table:table-cell office:value-type="float" office:value="-44.499092">
            <text:p>-44.5</text:p>
          </table:table-cell>
          <table:table-cell office:value-type="float" office:value="84.219488">
            <text:p>84.22</text:p>
          </table:table-cell>
          <table:table-cell office:value-type="float" office:value="-198.190736">
            <text:p>-198.19</text:p>
          </table:table-cell>
        </table:table-row>
        <table:table-row table:style-name="ro1">
          <table:table-cell office:value-type="float" office:value="-10.505203">
            <text:p>-10.51</text:p>
          </table:table-cell>
          <table:table-cell office:value-type="float" office:value="420.510746">
            <text:p>420.51074600</text:p>
          </table:table-cell>
          <table:table-cell office:value-type="float" office:value="30.877651">
            <text:p>30.88</text:p>
          </table:table-cell>
          <table:table-cell office:value-type="float" office:value="366.28418">
            <text:p>366.28</text:p>
          </table:table-cell>
          <table:table-cell office:value-type="float" office:value="202.910097">
            <text:p>202.91</text:p>
          </table:table-cell>
          <table:table-cell office:value-type="float" office:value="417.406799">
            <text:p>417.41</text:p>
          </table:table-cell>
          <table:table-cell office:value-type="float" office:value="89.088922">
            <text:p>89.09</text:p>
          </table:table-cell>
          <table:table-cell office:value-type="float" office:value="-276.404785">
            <text:p>-276.4</text:p>
          </table:table-cell>
          <table:table-cell office:value-type="float" office:value="-447.911141">
            <text:p>-447.91</text:p>
          </table:table-cell>
          <table:table-cell office:value-type="float" office:value="348.601262">
            <text:p>348.6</text:p>
          </table:table-cell>
          <table:table-cell office:value-type="float" office:value="13.915959">
            <text:p>13.92</text:p>
          </table:table-cell>
          <table:table-cell office:value-type="float" office:value="350.590117">
            <text:p>350.59</text:p>
          </table:table-cell>
          <table:table-cell office:value-type="float" office:value="211.357626">
            <text:p>211.36</text:p>
          </table:table-cell>
          <table:table-cell office:value-type="float" office:value="152.136227">
            <text:p>152.14</text:p>
          </table:table-cell>
          <table:table-cell office:value-type="float" office:value="-163.601605">
            <text:p>-163.6</text:p>
          </table:table-cell>
          <table:table-cell office:value-type="float" office:value="367.590574">
            <text:p>367.59</text:p>
          </table:table-cell>
          <table:table-cell office:value-type="float" office:value="-160.205396">
            <text:p>-160.21</text:p>
          </table:table-cell>
        </table:table-row>
        <table:table-row table:style-name="ro1">
          <table:table-cell office:value-type="float" office:value="41.789479">
            <text:p>41.79</text:p>
          </table:table-cell>
          <table:table-cell office:value-type="float" office:value="58.941925">
            <text:p>58.94192500</text:p>
          </table:table-cell>
          <table:table-cell office:value-type="float" office:value="-93.94588">
            <text:p>-93.95</text:p>
          </table:table-cell>
          <table:table-cell office:value-type="float" office:value="79.523976">
            <text:p>79.52</text:p>
          </table:table-cell>
          <table:table-cell office:value-type="float" office:value="197.685492">
            <text:p>197.69</text:p>
          </table:table-cell>
          <table:table-cell office:value-type="float" office:value="13.693259">
            <text:p>13.69</text:p>
          </table:table-cell>
          <table:table-cell office:value-type="float" office:value="159.284339">
            <text:p>159.28</text:p>
          </table:table-cell>
          <table:table-cell office:value-type="float" office:value="121.583132">
            <text:p>121.58</text:p>
          </table:table-cell>
          <table:table-cell office:value-type="float" office:value="96.678679">
            <text:p>96.68</text:p>
          </table:table-cell>
          <table:table-cell office:value-type="float" office:value="-106.418937">
            <text:p>-106.42</text:p>
          </table:table-cell>
          <table:table-cell office:value-type="float" office:value="176.923053">
            <text:p>176.92</text:p>
          </table:table-cell>
          <table:table-cell office:value-type="float" office:value="13.839779">
            <text:p>13.84</text:p>
          </table:table-cell>
          <table:table-cell office:value-type="float" office:value="139.838963">
            <text:p>139.84</text:p>
          </table:table-cell>
          <table:table-cell office:value-type="float" office:value="-73.405387">
            <text:p>-73.41</text:p>
          </table:table-cell>
          <table:table-cell office:value-type="float" office:value="-15.915727">
            <text:p>-15.92</text:p>
          </table:table-cell>
          <table:table-cell office:value-type="float" office:value="31.879851">
            <text:p>31.88</text:p>
          </table:table-cell>
          <table:table-cell office:value-type="float" office:value="116.63301">
            <text:p>116.63</text:p>
          </table:table-cell>
        </table:table-row>
        <table:table-row table:style-name="ro1">
          <table:table-cell office:value-type="float" office:value="124.79406">
            <text:p>124.79</text:p>
          </table:table-cell>
          <table:table-cell office:value-type="float" office:value="73.351385">
            <text:p>73.35138500</text:p>
          </table:table-cell>
          <table:table-cell office:value-type="float" office:value="-260.825909">
            <text:p>-260.83</text:p>
          </table:table-cell>
          <table:table-cell office:value-type="float" office:value="163.68441">
            <text:p>163.68</text:p>
          </table:table-cell>
          <table:table-cell office:value-type="float" office:value="352.853179">
            <text:p>352.85</text:p>
          </table:table-cell>
          <table:table-cell office:value-type="float" office:value="325.636381">
            <text:p>325.64</text:p>
          </table:table-cell>
          <table:table-cell office:value-type="float" office:value="97.86308">
            <text:p>97.86</text:p>
          </table:table-cell>
          <table:table-cell office:value-type="float" office:value="-107.601336">
            <text:p>-107.6</text:p>
          </table:table-cell>
          <table:table-cell office:value-type="float" office:value="-82.556944">
            <text:p>-82.56</text:p>
          </table:table-cell>
          <table:table-cell office:value-type="float" office:value="100.589851">
            <text:p>100.59</text:p>
          </table:table-cell>
          <table:table-cell office:value-type="float" office:value="55.173243">
            <text:p>55.17</text:p>
          </table:table-cell>
          <table:table-cell office:value-type="float" office:value="77.670639">
            <text:p>77.67</text:p>
          </table:table-cell>
          <table:table-cell office:value-type="float" office:value="253.165014">
            <text:p>253.17</text:p>
          </table:table-cell>
          <table:table-cell office:value-type="float" office:value="198.169292">
            <text:p>198.17</text:p>
          </table:table-cell>
          <table:table-cell office:value-type="float" office:value="249.438835">
            <text:p>249.44</text:p>
          </table:table-cell>
          <table:table-cell office:value-type="float" office:value="25.741889">
            <text:p>25.74</text:p>
          </table:table-cell>
          <table:table-cell office:value-type="float" office:value="-78.604108">
            <text:p>-78.6</text:p>
          </table:table-cell>
        </table:table-row>
        <table:table-row table:style-name="ro1">
          <table:table-cell office:value-type="float" office:value="250.082436">
            <text:p>250.08</text:p>
          </table:table-cell>
          <table:table-cell office:value-type="float" office:value="690.190054">
            <text:p>690.19005400</text:p>
          </table:table-cell>
          <table:table-cell office:value-type="float" office:value="205.169157">
            <text:p>205.17</text:p>
          </table:table-cell>
          <table:table-cell office:value-type="float" office:value="599.986435">
            <text:p>599.99</text:p>
          </table:table-cell>
          <table:table-cell office:value-type="float" office:value="117.358188">
            <text:p>117.36</text:p>
          </table:table-cell>
          <table:table-cell office:value-type="float" office:value="565.394026">
            <text:p>565.39</text:p>
          </table:table-cell>
          <table:table-cell office:value-type="float" office:value="143.611055">
            <text:p>143.61</text:p>
          </table:table-cell>
          <table:table-cell office:value-type="float" office:value="137.570042">
            <text:p>137.57</text:p>
          </table:table-cell>
          <table:table-cell office:value-type="float" office:value="198.311877">
            <text:p>198.31</text:p>
          </table:table-cell>
          <table:table-cell office:value-type="float" office:value="-115.213115">
            <text:p>-115.21</text:p>
          </table:table-cell>
          <table:table-cell office:value-type="float" office:value="-77.548956">
            <text:p>-77.55</text:p>
          </table:table-cell>
          <table:table-cell office:value-type="float" office:value="134.435718">
            <text:p>134.44</text:p>
          </table:table-cell>
          <table:table-cell office:value-type="float" office:value="-213.141435">
            <text:p>-213.14</text:p>
          </table:table-cell>
          <table:table-cell office:value-type="float" office:value="20.219711">
            <text:p>20.22</text:p>
          </table:table-cell>
          <table:table-cell office:value-type="float" office:value="52.952519">
            <text:p>52.95</text:p>
          </table:table-cell>
          <table:table-cell office:value-type="float" office:value="-43.126065">
            <text:p>-43.13</text:p>
          </table:table-cell>
          <table:table-cell office:value-type="float" office:value="-52.077615">
            <text:p>-52.08</text:p>
          </table:table-cell>
        </table:table-row>
        <table:table-row table:style-name="ro1">
          <table:table-cell office:value-type="float" office:value="-121.130139">
            <text:p>-121.13</text:p>
          </table:table-cell>
          <table:table-cell office:value-type="float" office:value="113.235804">
            <text:p>113.23580400</text:p>
          </table:table-cell>
          <table:table-cell office:value-type="float" office:value="228.770528">
            <text:p>228.77</text:p>
          </table:table-cell>
          <table:table-cell office:value-type="float" office:value="-24.236146">
            <text:p>-24.24</text:p>
          </table:table-cell>
          <table:table-cell office:value-type="float" office:value="180.457091">
            <text:p>180.46</text:p>
          </table:table-cell>
          <table:table-cell office:value-type="float" office:value="-171.855824">
            <text:p>-171.86</text:p>
          </table:table-cell>
          <table:table-cell office:value-type="float" office:value="179.879867">
            <text:p>179.88</text:p>
          </table:table-cell>
          <table:table-cell office:value-type="float" office:value="-59.48795">
            <text:p>-59.49</text:p>
          </table:table-cell>
          <table:table-cell office:value-type="float" office:value="191.260959">
            <text:p>191.26</text:p>
          </table:table-cell>
          <table:table-cell office:value-type="float" office:value="-229.315485">
            <text:p>-229.32</text:p>
          </table:table-cell>
          <table:table-cell office:value-type="float" office:value="238.236595">
            <text:p>238.24</text:p>
          </table:table-cell>
          <table:table-cell office:value-type="float" office:value="103.748263">
            <text:p>103.75</text:p>
          </table:table-cell>
          <table:table-cell office:value-type="float" office:value="-255.453577">
            <text:p>-255.45</text:p>
          </table:table-cell>
          <table:table-cell office:value-type="float" office:value="305.362601">
            <text:p>305.36</text:p>
          </table:table-cell>
          <table:table-cell office:value-type="float" office:value="173.231554">
            <text:p>173.23</text:p>
          </table:table-cell>
          <table:table-cell office:value-type="float" office:value="-78.874188">
            <text:p>-78.87</text:p>
          </table:table-cell>
          <table:table-cell office:value-type="float" office:value="323.603487">
            <text:p>323.6</text:p>
          </table:table-cell>
        </table:table-row>
        <table:table-row table:style-name="ro1">
          <table:table-cell office:value-type="float" office:value="-221.243467">
            <text:p>-221.24</text:p>
          </table:table-cell>
          <table:table-cell office:value-type="float" office:value="335.312282">
            <text:p>335.31228200</text:p>
          </table:table-cell>
          <table:table-cell office:value-type="float" office:value="-253.615889">
            <text:p>-253.62</text:p>
          </table:table-cell>
          <table:table-cell office:value-type="float" office:value="-86.793678">
            <text:p>-86.79</text:p>
          </table:table-cell>
          <table:table-cell office:value-type="float" office:value="301.966336">
            <text:p>301.97</text:p>
          </table:table-cell>
          <table:table-cell office:value-type="float" office:value="126.824983">
            <text:p>126.82</text:p>
          </table:table-cell>
          <table:table-cell office:value-type="float" office:value="309.982729">
            <text:p>309.98</text:p>
          </table:table-cell>
          <table:table-cell office:value-type="float" office:value="566.229816">
            <text:p>566.23</text:p>
          </table:table-cell>
          <table:table-cell office:value-type="float" office:value="28.985099">
            <text:p>28.99</text:p>
          </table:table-cell>
          <table:table-cell office:value-type="float" office:value="-42.370543">
            <text:p>-42.37</text:p>
          </table:table-cell>
          <table:table-cell office:value-type="float" office:value="-172.561398">
            <text:p>-172.56</text:p>
          </table:table-cell>
          <table:table-cell office:value-type="float" office:value="102.614026">
            <text:p>102.61</text:p>
          </table:table-cell>
          <table:table-cell office:value-type="float" office:value="129.27991">
            <text:p>129.28</text:p>
          </table:table-cell>
          <table:table-cell office:value-type="float" office:value="143.66402">
            <text:p>143.66</text:p>
          </table:table-cell>
          <table:table-cell office:value-type="float" office:value="148.122901">
            <text:p>148.12</text:p>
          </table:table-cell>
          <table:table-cell office:value-type="float" office:value="-333.813746">
            <text:p>-333.81</text:p>
          </table:table-cell>
          <table:table-cell office:value-type="float" office:value="12.575535">
            <text:p>12.58</text:p>
          </table:table-cell>
        </table:table-row>
        <table:table-row table:style-name="ro1">
          <table:table-cell office:value-type="float" office:value="-141.224146">
            <text:p>-141.22</text:p>
          </table:table-cell>
          <table:table-cell office:value-type="float" office:value="414.857661">
            <text:p>414.85766100</text:p>
          </table:table-cell>
          <table:table-cell office:value-type="float" office:value="213.042146">
            <text:p>213.04</text:p>
          </table:table-cell>
          <table:table-cell office:value-type="float" office:value="139.643034">
            <text:p>139.64</text:p>
          </table:table-cell>
          <table:table-cell office:value-type="float" office:value="51.437073">
            <text:p>51.44</text:p>
          </table:table-cell>
          <table:table-cell office:value-type="float" office:value="63.77162">
            <text:p>63.77</text:p>
          </table:table-cell>
          <table:table-cell office:value-type="float" office:value="214.968548">
            <text:p>214.97</text:p>
          </table:table-cell>
          <table:table-cell office:value-type="float" office:value="-106.38481">
            <text:p>-106.38</text:p>
          </table:table-cell>
          <table:table-cell office:value-type="float" office:value="202.682141">
            <text:p>202.68</text:p>
          </table:table-cell>
          <table:table-cell office:value-type="float" office:value="313.271155">
            <text:p>313.27</text:p>
          </table:table-cell>
          <table:table-cell office:value-type="float" office:value="-107.30406">
            <text:p>-107.3</text:p>
          </table:table-cell>
          <table:table-cell office:value-type="float" office:value="111.218169">
            <text:p>111.22</text:p>
          </table:table-cell>
          <table:table-cell office:value-type="float" office:value="311.324902">
            <text:p>311.32</text:p>
          </table:table-cell>
          <table:table-cell office:value-type="float" office:value="170.198684">
            <text:p>170.2</text:p>
          </table:table-cell>
          <table:table-cell office:value-type="float" office:value="-222.406379">
            <text:p>-222.41</text:p>
          </table:table-cell>
          <table:table-cell office:value-type="float" office:value="47.437105">
            <text:p>47.44</text:p>
          </table:table-cell>
          <table:table-cell office:value-type="float" office:value="216.299883">
            <text:p>216.3</text:p>
          </table:table-cell>
        </table:table-row>
        <table:table-row table:style-name="ro1">
          <table:table-cell office:value-type="float" office:value="-13.033962">
            <text:p>-13.03</text:p>
          </table:table-cell>
          <table:table-cell office:value-type="float" office:value="231.691924">
            <text:p>231.69192400</text:p>
          </table:table-cell>
          <table:table-cell office:value-type="float" office:value="115.65624">
            <text:p>115.66</text:p>
          </table:table-cell>
          <table:table-cell office:value-type="float" office:value="350.672759">
            <text:p>350.67</text:p>
          </table:table-cell>
          <table:table-cell office:value-type="float" office:value="-73.872069">
            <text:p>-73.87</text:p>
          </table:table-cell>
          <table:table-cell office:value-type="float" office:value="49.725147">
            <text:p>49.73</text:p>
          </table:table-cell>
          <table:table-cell office:value-type="float" office:value="129.688801">
            <text:p>129.69</text:p>
          </table:table-cell>
          <table:table-cell office:value-type="float" office:value="17.654783">
            <text:p>17.65</text:p>
          </table:table-cell>
          <table:table-cell office:value-type="float" office:value="-129.733017">
            <text:p>-129.73</text:p>
          </table:table-cell>
          <table:table-cell office:value-type="float" office:value="245.337478">
            <text:p>245.34</text:p>
          </table:table-cell>
          <table:table-cell office:value-type="float" office:value="182.918688">
            <text:p>182.92</text:p>
          </table:table-cell>
          <table:table-cell office:value-type="float" office:value="-28.317881">
            <text:p>-28.32</text:p>
          </table:table-cell>
          <table:table-cell office:value-type="float" office:value="243.789403">
            <text:p>243.79</text:p>
          </table:table-cell>
          <table:table-cell office:value-type="float" office:value="262.602308">
            <text:p>262.6</text:p>
          </table:table-cell>
          <table:table-cell office:value-type="float" office:value="276.031751">
            <text:p>276.03</text:p>
          </table:table-cell>
          <table:table-cell office:value-type="float" office:value="291.827285">
            <text:p>291.83</text:p>
          </table:table-cell>
          <table:table-cell office:value-type="float" office:value="114.983414">
            <text:p>114.98</text:p>
          </table:table-cell>
        </table:table-row>
        <table:table-row table:style-name="ro1">
          <table:table-cell office:value-type="float" office:value="-270.733902">
            <text:p>-270.73</text:p>
          </table:table-cell>
          <table:table-cell office:value-type="float" office:value="162.665238">
            <text:p>162.66523800</text:p>
          </table:table-cell>
          <table:table-cell office:value-type="float" office:value="230.782123">
            <text:p>230.78</text:p>
          </table:table-cell>
          <table:table-cell office:value-type="float" office:value="63.011108">
            <text:p>63.01</text:p>
          </table:table-cell>
          <table:table-cell office:value-type="float" office:value="-255.050604">
            <text:p>-255.05</text:p>
          </table:table-cell>
          <table:table-cell office:value-type="float" office:value="528.908082">
            <text:p>528.91</text:p>
          </table:table-cell>
          <table:table-cell office:value-type="float" office:value="146.565319">
            <text:p>146.57</text:p>
          </table:table-cell>
          <table:table-cell office:value-type="float" office:value="38.033381">
            <text:p>38.03</text:p>
          </table:table-cell>
          <table:table-cell office:value-type="float" office:value="131.013105">
            <text:p>131.01</text:p>
          </table:table-cell>
          <table:table-cell office:value-type="float" office:value="-50.249482">
            <text:p>-50.25</text:p>
          </table:table-cell>
          <table:table-cell office:value-type="float" office:value="-258.80444">
            <text:p>-258.8</text:p>
          </table:table-cell>
          <table:table-cell office:value-type="float" office:value="-136.684414">
            <text:p>-136.68</text:p>
          </table:table-cell>
          <table:table-cell office:value-type="float" office:value="355.598975">
            <text:p>355.6</text:p>
          </table:table-cell>
          <table:table-cell office:value-type="float" office:value="349.728167">
            <text:p>349.73</text:p>
          </table:table-cell>
          <table:table-cell office:value-type="float" office:value="188.533197">
            <text:p>188.53</text:p>
          </table:table-cell>
          <table:table-cell office:value-type="float" office:value="156.030477">
            <text:p>156.03</text:p>
          </table:table-cell>
          <table:table-cell office:value-type="float" office:value="352.3675">
            <text:p>352.37</text:p>
          </table:table-cell>
        </table:table-row>
        <table:table-row table:style-name="ro1">
          <table:table-cell office:value-type="float" office:value="-106.576234">
            <text:p>-106.58</text:p>
          </table:table-cell>
          <table:table-cell office:value-type="float" office:value="111.076122">
            <text:p>111.07612200</text:p>
          </table:table-cell>
          <table:table-cell office:value-type="float" office:value="12.323403">
            <text:p>12.32</text:p>
          </table:table-cell>
          <table:table-cell office:value-type="float" office:value="-303.985586">
            <text:p>-303.99</text:p>
          </table:table-cell>
          <table:table-cell office:value-type="float" office:value="-221.075035">
            <text:p>-221.08</text:p>
          </table:table-cell>
          <table:table-cell office:value-type="float" office:value="-132.253564">
            <text:p>-132.25</text:p>
          </table:table-cell>
          <table:table-cell office:value-type="float" office:value="233.770659">
            <text:p>233.77</text:p>
          </table:table-cell>
          <table:table-cell office:value-type="float" office:value="25.311317">
            <text:p>25.31</text:p>
          </table:table-cell>
          <table:table-cell office:value-type="float" office:value="198.644832">
            <text:p>198.64</text:p>
          </table:table-cell>
          <table:table-cell office:value-type="float" office:value="58.986697">
            <text:p>58.99</text:p>
          </table:table-cell>
          <table:table-cell office:value-type="float" office:value="-146.857728">
            <text:p>-146.86</text:p>
          </table:table-cell>
          <table:table-cell office:value-type="float" office:value="413.119504">
            <text:p>413.12</text:p>
          </table:table-cell>
          <table:table-cell office:value-type="float" office:value="214.153409">
            <text:p>214.15</text:p>
          </table:table-cell>
          <table:table-cell office:value-type="float" office:value="328.314287">
            <text:p>328.31</text:p>
          </table:table-cell>
          <table:table-cell office:value-type="float" office:value="417.370302">
            <text:p>417.37</text:p>
          </table:table-cell>
          <table:table-cell office:value-type="float" office:value="-281.004089">
            <text:p>-281</text:p>
          </table:table-cell>
          <table:table-cell office:value-type="float" office:value="28.832247">
            <text:p>28.83</text:p>
          </table:table-cell>
        </table:table-row>
        <table:table-row table:style-name="ro1">
          <table:table-cell office:value-type="float" office:value="19.173082">
            <text:p>19.17</text:p>
          </table:table-cell>
          <table:table-cell office:value-type="float" office:value="197.800748">
            <text:p>197.80074800</text:p>
          </table:table-cell>
          <table:table-cell office:value-type="float" office:value="111.870148">
            <text:p>111.87</text:p>
          </table:table-cell>
          <table:table-cell office:value-type="float" office:value="275.605422">
            <text:p>275.61</text:p>
          </table:table-cell>
          <table:table-cell office:value-type="float" office:value="-189.808703">
            <text:p>-189.81</text:p>
          </table:table-cell>
          <table:table-cell office:value-type="float" office:value="-14.604364">
            <text:p>-14.6</text:p>
          </table:table-cell>
          <table:table-cell office:value-type="float" office:value="197.563686">
            <text:p>197.56</text:p>
          </table:table-cell>
          <table:table-cell office:value-type="float" office:value="101.452046">
            <text:p>101.45</text:p>
          </table:table-cell>
          <table:table-cell office:value-type="float" office:value="206.477838">
            <text:p>206.48</text:p>
          </table:table-cell>
          <table:table-cell office:value-type="float" office:value="99.077771">
            <text:p>99.08</text:p>
          </table:table-cell>
          <table:table-cell office:value-type="float" office:value="311.922562">
            <text:p>311.92</text:p>
          </table:table-cell>
          <table:table-cell office:value-type="float" office:value="-161.395314">
            <text:p>-161.4</text:p>
          </table:table-cell>
          <table:table-cell office:value-type="float" office:value="184.839717">
            <text:p>184.84</text:p>
          </table:table-cell>
          <table:table-cell office:value-type="float" office:value="-76.455358">
            <text:p>-76.46</text:p>
          </table:table-cell>
          <table:table-cell office:value-type="float" office:value="-162.266192">
            <text:p>-162.27</text:p>
          </table:table-cell>
          <table:table-cell office:value-type="float" office:value="-190.991147">
            <text:p>-190.99</text:p>
          </table:table-cell>
          <table:table-cell office:value-type="float" office:value="43.931159">
            <text:p>43.93</text:p>
          </table:table-cell>
        </table:table-row>
        <table:table-row table:style-name="ro1">
          <table:table-cell office:value-type="float" office:value="431.780592">
            <text:p>431.78</text:p>
          </table:table-cell>
          <table:table-cell office:value-type="float" office:value="-31.12408">
            <text:p>-31.12408000</text:p>
          </table:table-cell>
          <table:table-cell office:value-type="float" office:value="110.728896">
            <text:p>110.73</text:p>
          </table:table-cell>
          <table:table-cell office:value-type="float" office:value="-67.937523">
            <text:p>-67.94</text:p>
          </table:table-cell>
          <table:table-cell office:value-type="float" office:value="16.927331">
            <text:p>16.93</text:p>
          </table:table-cell>
          <table:table-cell office:value-type="float" office:value="-130.741154">
            <text:p>-130.74</text:p>
          </table:table-cell>
          <table:table-cell office:value-type="float" office:value="406.203683">
            <text:p>406.2</text:p>
          </table:table-cell>
          <table:table-cell office:value-type="float" office:value="-34.254875">
            <text:p>-34.25</text:p>
          </table:table-cell>
          <table:table-cell office:value-type="float" office:value="170.402399">
            <text:p>170.4</text:p>
          </table:table-cell>
          <table:table-cell office:value-type="float" office:value="5.722825">
            <text:p>5.72</text:p>
          </table:table-cell>
          <table:table-cell office:value-type="float" office:value="197.430627">
            <text:p>197.43</text:p>
          </table:table-cell>
          <table:table-cell office:value-type="float" office:value="-72.286438">
            <text:p>-72.29</text:p>
          </table:table-cell>
          <table:table-cell office:value-type="float" office:value="472.151702">
            <text:p>472.15</text:p>
          </table:table-cell>
          <table:table-cell office:value-type="float" office:value="119.294847">
            <text:p>119.29</text:p>
          </table:table-cell>
          <table:table-cell office:value-type="float" office:value="64.942601">
            <text:p>64.94</text:p>
          </table:table-cell>
          <table:table-cell office:value-type="float" office:value="-193.947129">
            <text:p>-193.95</text:p>
          </table:table-cell>
          <table:table-cell office:value-type="float" office:value="342.732196">
            <text:p>342.73</text:p>
          </table:table-cell>
        </table:table-row>
        <table:table-row table:style-name="ro1">
          <table:table-cell office:value-type="float" office:value="235.873619">
            <text:p>235.87</text:p>
          </table:table-cell>
          <table:table-cell office:value-type="float" office:value="191.505005">
            <text:p>191.50500500</text:p>
          </table:table-cell>
          <table:table-cell office:value-type="float" office:value="120.941626">
            <text:p>120.94</text:p>
          </table:table-cell>
          <table:table-cell office:value-type="float" office:value="40.846252">
            <text:p>40.85</text:p>
          </table:table-cell>
          <table:table-cell office:value-type="float" office:value="83.321212">
            <text:p>83.32</text:p>
          </table:table-cell>
          <table:table-cell office:value-type="float" office:value="-45.622177">
            <text:p>-45.62</text:p>
          </table:table-cell>
          <table:table-cell office:value-type="float" office:value="-75.586605">
            <text:p>-75.59</text:p>
          </table:table-cell>
          <table:table-cell office:value-type="float" office:value="13.854999">
            <text:p>13.85</text:p>
          </table:table-cell>
          <table:table-cell office:value-type="float" office:value="301.491257">
            <text:p>301.49</text:p>
          </table:table-cell>
          <table:table-cell office:value-type="float" office:value="48.715867">
            <text:p>48.72</text:p>
          </table:table-cell>
          <table:table-cell office:value-type="float" office:value="87.741964">
            <text:p>87.74</text:p>
          </table:table-cell>
          <table:table-cell office:value-type="float" office:value="261.59669">
            <text:p>261.6</text:p>
          </table:table-cell>
          <table:table-cell office:value-type="float" office:value="249.448651">
            <text:p>249.45</text:p>
          </table:table-cell>
          <table:table-cell office:value-type="float" office:value="508.841034">
            <text:p>508.84</text:p>
          </table:table-cell>
          <table:table-cell office:value-type="float" office:value="36.96558">
            <text:p>36.97</text:p>
          </table:table-cell>
          <table:table-cell office:value-type="float" office:value="230.963915">
            <text:p>230.96</text:p>
          </table:table-cell>
          <table:table-cell office:value-type="float" office:value="-295.771645">
            <text:p>-295.77</text:p>
          </table:table-cell>
        </table:table-row>
        <table:table-row table:style-name="ro1">
          <table:table-cell office:value-type="float" office:value="144.612851">
            <text:p>144.61</text:p>
          </table:table-cell>
          <table:table-cell office:value-type="float" office:value="103.079531">
            <text:p>103.07953100</text:p>
          </table:table-cell>
          <table:table-cell office:value-type="float" office:value="329.769902">
            <text:p>329.77</text:p>
          </table:table-cell>
          <table:table-cell office:value-type="float" office:value="-9.239044">
            <text:p>-9.24</text:p>
          </table:table-cell>
          <table:table-cell office:value-type="float" office:value="221.018101">
            <text:p>221.02</text:p>
          </table:table-cell>
          <table:table-cell office:value-type="float" office:value="80.937868">
            <text:p>80.94</text:p>
          </table:table-cell>
          <table:table-cell office:value-type="float" office:value="35.187235">
            <text:p>35.19</text:p>
          </table:table-cell>
          <table:table-cell office:value-type="float" office:value="1.943251">
            <text:p>1.94</text:p>
          </table:table-cell>
          <table:table-cell office:value-type="float" office:value="119.766475">
            <text:p>119.77</text:p>
          </table:table-cell>
          <table:table-cell office:value-type="float" office:value="56.793712">
            <text:p>56.79</text:p>
          </table:table-cell>
          <table:table-cell office:value-type="float" office:value="-543.637039">
            <text:p>-543.64</text:p>
          </table:table-cell>
          <table:table-cell office:value-type="float" office:value="107.38869">
            <text:p>107.39</text:p>
          </table:table-cell>
          <table:table-cell office:value-type="float" office:value="274.903108">
            <text:p>274.9</text:p>
          </table:table-cell>
          <table:table-cell office:value-type="float" office:value="515.132108">
            <text:p>515.13</text:p>
          </table:table-cell>
          <table:table-cell office:value-type="float" office:value="-78.218439">
            <text:p>-78.22</text:p>
          </table:table-cell>
          <table:table-cell office:value-type="float" office:value="202.169738">
            <text:p>202.17</text:p>
          </table:table-cell>
          <table:table-cell office:value-type="float" office:value="320.60044">
            <text:p>320.6</text:p>
          </table:table-cell>
        </table:table-row>
        <table:table-row table:style-name="ro1">
          <table:table-cell office:value-type="float" office:value="564.321529">
            <text:p>564.32</text:p>
          </table:table-cell>
          <table:table-cell office:value-type="float" office:value="-28.520426">
            <text:p>-28.52042600</text:p>
          </table:table-cell>
          <table:table-cell office:value-type="float" office:value="361.798141">
            <text:p>361.8</text:p>
          </table:table-cell>
          <table:table-cell office:value-type="float" office:value="-227.141931">
            <text:p>-227.14</text:p>
          </table:table-cell>
          <table:table-cell office:value-type="float" office:value="258.936493">
            <text:p>258.94</text:p>
          </table:table-cell>
          <table:table-cell office:value-type="float" office:value="183.667492">
            <text:p>183.67</text:p>
          </table:table-cell>
          <table:table-cell office:value-type="float" office:value="-59.0172">
            <text:p>-59.02</text:p>
          </table:table-cell>
          <table:table-cell office:value-type="float" office:value="-92.30662">
            <text:p>-92.31</text:p>
          </table:table-cell>
          <table:table-cell office:value-type="float" office:value="65.164646">
            <text:p>65.16</text:p>
          </table:table-cell>
          <table:table-cell office:value-type="float" office:value="138.309656">
            <text:p>138.31</text:p>
          </table:table-cell>
          <table:table-cell office:value-type="float" office:value="-83.432426">
            <text:p>-83.43</text:p>
          </table:table-cell>
          <table:table-cell office:value-type="float" office:value="-16.419503">
            <text:p>-16.42</text:p>
          </table:table-cell>
          <table:table-cell office:value-type="float" office:value="151.10322">
            <text:p>151.1</text:p>
          </table:table-cell>
          <table:table-cell office:value-type="float" office:value="734.344372">
            <text:p>734.34</text:p>
          </table:table-cell>
          <table:table-cell office:value-type="float" office:value="182.607953">
            <text:p>182.61</text:p>
          </table:table-cell>
          <table:table-cell office:value-type="float" office:value="22.230493">
            <text:p>22.23</text:p>
          </table:table-cell>
          <table:table-cell office:value-type="float" office:value="261.68429">
            <text:p>261.68</text:p>
          </table:table-cell>
        </table:table-row>
        <table:table-row table:style-name="ro1">
          <table:table-cell office:value-type="float" office:value="-7.27403">
            <text:p>-7.27</text:p>
          </table:table-cell>
          <table:table-cell office:value-type="float" office:value="151.726847">
            <text:p>151.72684700</text:p>
          </table:table-cell>
          <table:table-cell office:value-type="float" office:value="-2.51214">
            <text:p>-2.51</text:p>
          </table:table-cell>
          <table:table-cell office:value-type="float" office:value="532.093308">
            <text:p>532.09</text:p>
          </table:table-cell>
          <table:table-cell office:value-type="float" office:value="-28.616813">
            <text:p>-28.62</text:p>
          </table:table-cell>
          <table:table-cell office:value-type="float" office:value="215.197618">
            <text:p>215.2</text:p>
          </table:table-cell>
          <table:table-cell office:value-type="float" office:value="-290.189243">
            <text:p>-290.19</text:p>
          </table:table-cell>
          <table:table-cell office:value-type="float" office:value="340.747929">
            <text:p>340.75</text:p>
          </table:table-cell>
          <table:table-cell office:value-type="float" office:value="145.608163">
            <text:p>145.61</text:p>
          </table:table-cell>
          <table:table-cell office:value-type="float" office:value="-84.96821">
            <text:p>-84.97</text:p>
          </table:table-cell>
          <table:table-cell office:value-type="float" office:value="127.577932">
            <text:p>127.58</text:p>
          </table:table-cell>
          <table:table-cell office:value-type="float" office:value="369.052732">
            <text:p>369.05</text:p>
          </table:table-cell>
          <table:table-cell office:value-type="float" office:value="14.137556">
            <text:p>14.14</text:p>
          </table:table-cell>
          <table:table-cell office:value-type="float" office:value="12.046406">
            <text:p>12.05</text:p>
          </table:table-cell>
          <table:table-cell office:value-type="float" office:value="-5.272107">
            <text:p>-5.27</text:p>
          </table:table-cell>
          <table:table-cell office:value-type="float" office:value="39.618289">
            <text:p>39.62</text:p>
          </table:table-cell>
          <table:table-cell office:value-type="float" office:value="259.258028">
            <text:p>259.26</text:p>
          </table:table-cell>
        </table:table-row>
        <table:table-row table:style-name="ro1">
          <table:table-cell office:value-type="float" office:value="-123.59389">
            <text:p>-123.59</text:p>
          </table:table-cell>
          <table:table-cell office:value-type="float" office:value="187.261161">
            <text:p>187.26116100</text:p>
          </table:table-cell>
          <table:table-cell office:value-type="float" office:value="363.306197">
            <text:p>363.31</text:p>
          </table:table-cell>
          <table:table-cell office:value-type="float" office:value="415.008613">
            <text:p>415.01</text:p>
          </table:table-cell>
          <table:table-cell office:value-type="float" office:value="-180.49457">
            <text:p>-180.49</text:p>
          </table:table-cell>
          <table:table-cell office:value-type="float" office:value="105.793895">
            <text:p>105.79</text:p>
          </table:table-cell>
          <table:table-cell office:value-type="float" office:value="25.718424">
            <text:p>25.72</text:p>
          </table:table-cell>
          <table:table-cell office:value-type="float" office:value="26.664949">
            <text:p>26.66</text:p>
          </table:table-cell>
          <table:table-cell office:value-type="float" office:value="-265.022536">
            <text:p>-265.02</text:p>
          </table:table-cell>
          <table:table-cell office:value-type="float" office:value="-173.005645">
            <text:p>-173.01</text:p>
          </table:table-cell>
          <table:table-cell office:value-type="float" office:value="197.119994">
            <text:p>197.12</text:p>
          </table:table-cell>
          <table:table-cell office:value-type="float" office:value="272.504989">
            <text:p>272.5</text:p>
          </table:table-cell>
          <table:table-cell office:value-type="float" office:value="357.56995">
            <text:p>357.57</text:p>
          </table:table-cell>
          <table:table-cell office:value-type="float" office:value="174.736205">
            <text:p>174.74</text:p>
          </table:table-cell>
          <table:table-cell office:value-type="float" office:value="283.682248">
            <text:p>283.68</text:p>
          </table:table-cell>
          <table:table-cell office:value-type="float" office:value="45.69122">
            <text:p>45.69</text:p>
          </table:table-cell>
          <table:table-cell office:value-type="float" office:value="216.416766">
            <text:p>216.42</text:p>
          </table:table-cell>
        </table:table-row>
        <table:table-row table:style-name="ro1">
          <table:table-cell office:value-type="float" office:value="15.895127">
            <text:p>15.9</text:p>
          </table:table-cell>
          <table:table-cell office:value-type="float" office:value="-120.338916">
            <text:p>-120.33891600</text:p>
          </table:table-cell>
          <table:table-cell office:value-type="float" office:value="50.568441">
            <text:p>50.57</text:p>
          </table:table-cell>
          <table:table-cell office:value-type="float" office:value="189.970528">
            <text:p>189.97</text:p>
          </table:table-cell>
          <table:table-cell office:value-type="float" office:value="250.956609">
            <text:p>250.96</text:p>
          </table:table-cell>
          <table:table-cell office:value-type="float" office:value="100.721121">
            <text:p>100.72</text:p>
          </table:table-cell>
          <table:table-cell office:value-type="float" office:value="-26.497857">
            <text:p>-26.5</text:p>
          </table:table-cell>
          <table:table-cell office:value-type="float" office:value="68.328267">
            <text:p>68.33</text:p>
          </table:table-cell>
          <table:table-cell office:value-type="float" office:value="151.071946">
            <text:p>151.07</text:p>
          </table:table-cell>
          <table:table-cell office:value-type="float" office:value="30.981445">
            <text:p>30.98</text:p>
          </table:table-cell>
          <table:table-cell office:value-type="float" office:value="-13.425877">
            <text:p>-13.43</text:p>
          </table:table-cell>
          <table:table-cell office:value-type="float" office:value="126.056669">
            <text:p>126.06</text:p>
          </table:table-cell>
          <table:table-cell office:value-type="float" office:value="-217.651217">
            <text:p>-217.65</text:p>
          </table:table-cell>
          <table:table-cell office:value-type="float" office:value="618.373575">
            <text:p>618.37</text:p>
          </table:table-cell>
          <table:table-cell office:value-type="float" office:value="13.444069">
            <text:p>13.44</text:p>
          </table:table-cell>
          <table:table-cell office:value-type="float" office:value="-98.914815">
            <text:p>-98.91</text:p>
          </table:table-cell>
          <table:table-cell office:value-type="float" office:value="111.851878">
            <text:p>111.85</text:p>
          </table:table-cell>
        </table:table-row>
        <table:table-row table:style-name="ro1">
          <table:table-cell office:value-type="float" office:value="114.514468">
            <text:p>114.51</text:p>
          </table:table-cell>
          <table:table-cell office:value-type="float" office:value="153.042991">
            <text:p>153.04299100</text:p>
          </table:table-cell>
          <table:table-cell office:value-type="float" office:value="362.578511">
            <text:p>362.58</text:p>
          </table:table-cell>
          <table:table-cell office:value-type="float" office:value="38.58724">
            <text:p>38.59</text:p>
          </table:table-cell>
          <table:table-cell office:value-type="float" office:value="-17.988116">
            <text:p>-17.99</text:p>
          </table:table-cell>
          <table:table-cell office:value-type="float" office:value="393.515504">
            <text:p>393.52</text:p>
          </table:table-cell>
          <table:table-cell office:value-type="float" office:value="200.979931">
            <text:p>200.98</text:p>
          </table:table-cell>
          <table:table-cell office:value-type="float" office:value="-37.642095">
            <text:p>-37.64</text:p>
          </table:table-cell>
          <table:table-cell office:value-type="float" office:value="224.813448">
            <text:p>224.81</text:p>
          </table:table-cell>
          <table:table-cell office:value-type="float" office:value="-16.204411">
            <text:p>-16.2</text:p>
          </table:table-cell>
          <table:table-cell office:value-type="float" office:value="-49.126902">
            <text:p>-49.13</text:p>
          </table:table-cell>
          <table:table-cell office:value-type="float" office:value="379.696124">
            <text:p>379.7</text:p>
          </table:table-cell>
          <table:table-cell office:value-type="float" office:value="116.339506">
            <text:p>116.34</text:p>
          </table:table-cell>
          <table:table-cell office:value-type="float" office:value="-79.247366">
            <text:p>-79.25</text:p>
          </table:table-cell>
          <table:table-cell office:value-type="float" office:value="-10.661523">
            <text:p>-10.66</text:p>
          </table:table-cell>
          <table:table-cell office:value-type="float" office:value="-165.851699">
            <text:p>-165.85</text:p>
          </table:table-cell>
          <table:table-cell office:value-type="float" office:value="122.111428">
            <text:p>122.1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----------------------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Fourier transform:</text:p>
          </table:table-cell>
          <table:table-cell table:number-columns-repeated="16"/>
        </table:table-row>
        <table:table-row table:style-name="ro1">
          <table:table-cell office:value-type="string">
            <text:p>+104.225 -16.031i</text:p>
          </table:table-cell>
          <table:table-cell office:value-type="string">
            <text:p>+39.004 +25.702i</text:p>
          </table:table-cell>
          <table:table-cell office:value-type="string">
            <text:p>+9.308 +15.337i</text:p>
          </table:table-cell>
          <table:table-cell office:value-type="string">
            <text:p>-78.001 +51.260i</text:p>
          </table:table-cell>
          <table:table-cell office:value-type="string">
            <text:p>-8.719 -8.241i</text:p>
          </table:table-cell>
          <table:table-cell office:value-type="string">
            <text:p>+12.541 -22.256i</text:p>
          </table:table-cell>
          <table:table-cell office:value-type="string">
            <text:p>+2.529 -67.672i</text:p>
          </table:table-cell>
          <table:table-cell office:value-type="string">
            <text:p>-0.840 -6.312i</text:p>
          </table:table-cell>
          <table:table-cell office:value-type="string">
            <text:p>-47.207 -52.984i</text:p>
          </table:table-cell>
          <table:table-cell office:value-type="string">
            <text:p>+193.445 -63.977i</text:p>
          </table:table-cell>
          <table:table-cell office:value-type="string">
            <text:p>+36.298 -78.268i</text:p>
          </table:table-cell>
          <table:table-cell office:value-type="string">
            <text:p>-2.592 +25.428i</text:p>
          </table:table-cell>
          <table:table-cell office:value-type="string">
            <text:p>-13.287 +25.792i</text:p>
          </table:table-cell>
          <table:table-cell office:value-type="string">
            <text:p>-70.338 -62.975i</text:p>
          </table:table-cell>
          <table:table-cell office:value-type="string">
            <text:p>-33.782 -7.386i</text:p>
          </table:table-cell>
          <table:table-cell office:value-type="string">
            <text:p>+14.301 -51.452i</text:p>
          </table:table-cell>
          <table:table-cell office:value-type="string">
            <text:p>+6.550 -42.860i</text:p>
          </table:table-cell>
        </table:table-row>
        <table:table-row table:style-name="ro1">
          <table:table-cell office:value-type="string">
            <text:p>+13.758 -7.558i</text:p>
          </table:table-cell>
          <table:table-cell office:value-type="string">
            <text:p>+97.579 +47.907i</text:p>
          </table:table-cell>
          <table:table-cell office:value-type="string">
            <text:p>-48.735 +85.957i</text:p>
          </table:table-cell>
          <table:table-cell office:value-type="string">
            <text:p>-45.463 -8.512i</text:p>
          </table:table-cell>
          <table:table-cell office:value-type="string">
            <text:p>-16.427 +5.918i</text:p>
          </table:table-cell>
          <table:table-cell office:value-type="string">
            <text:p>-21.765 -1.317i</text:p>
          </table:table-cell>
          <table:table-cell office:value-type="string">
            <text:p>-65.571 -84.950i</text:p>
          </table:table-cell>
          <table:table-cell office:value-type="string">
            <text:p>-9.834 -43.369i</text:p>
          </table:table-cell>
          <table:table-cell office:value-type="string">
            <text:p>+10.104 +10.173i</text:p>
          </table:table-cell>
          <table:table-cell office:value-type="string">
            <text:p>-22.923 -3.545i</text:p>
          </table:table-cell>
          <table:table-cell office:value-type="string">
            <text:p>+146.657 -14.400i</text:p>
          </table:table-cell>
          <table:table-cell office:value-type="string">
            <text:p>+34.931 +78.083i</text:p>
          </table:table-cell>
          <table:table-cell office:value-type="string">
            <text:p>-16.493 +7.239i</text:p>
          </table:table-cell>
          <table:table-cell office:value-type="string">
            <text:p>-35.138 -19.056i</text:p>
          </table:table-cell>
          <table:table-cell office:value-type="string">
            <text:p>-37.815 -55.821i</text:p>
          </table:table-cell>
          <table:table-cell office:value-type="string">
            <text:p>-74.238 -35.087i</text:p>
          </table:table-cell>
          <table:table-cell office:value-type="string">
            <text:p>+18.743 -7.412i</text:p>
          </table:table-cell>
        </table:table-row>
        <table:table-row table:style-name="ro1">
          <table:table-cell office:value-type="string">
            <text:p>+5.890 +94.296i</text:p>
          </table:table-cell>
          <table:table-cell office:value-type="string">
            <text:p>-33.836 +17.557i</text:p>
          </table:table-cell>
          <table:table-cell office:value-type="string">
            <text:p>+124.610 -58.795i</text:p>
          </table:table-cell>
          <table:table-cell office:value-type="string">
            <text:p>+87.282 +33.556i</text:p>
          </table:table-cell>
          <table:table-cell office:value-type="string">
            <text:p>-68.018 +7.355i</text:p>
          </table:table-cell>
          <table:table-cell office:value-type="string">
            <text:p>-47.338 -18.569i</text:p>
          </table:table-cell>
          <table:table-cell office:value-type="string">
            <text:p>-1.065 +65.832i</text:p>
          </table:table-cell>
          <table:table-cell office:value-type="string">
            <text:p>-27.839 +48.787i</text:p>
          </table:table-cell>
          <table:table-cell office:value-type="string">
            <text:p>+38.637 -13.715i</text:p>
          </table:table-cell>
          <table:table-cell office:value-type="string">
            <text:p>+5.668 +24.093i</text:p>
          </table:table-cell>
          <table:table-cell office:value-type="string">
            <text:p>-33.537 -27.743i</text:p>
          </table:table-cell>
          <table:table-cell office:value-type="string">
            <text:p>+92.134 -18.159i</text:p>
          </table:table-cell>
          <table:table-cell office:value-type="string">
            <text:p>-53.793 +33.233i</text:p>
          </table:table-cell>
          <table:table-cell office:value-type="string">
            <text:p>-16.533 -35.802i</text:p>
          </table:table-cell>
          <table:table-cell office:value-type="string">
            <text:p>-2.353 +2.203i</text:p>
          </table:table-cell>
          <table:table-cell office:value-type="string">
            <text:p>+27.669 +1.379i</text:p>
          </table:table-cell>
          <table:table-cell office:value-type="string">
            <text:p>-79.530 +22.829i</text:p>
          </table:table-cell>
        </table:table-row>
        <table:table-row table:style-name="ro1">
          <table:table-cell office:value-type="string">
            <text:p>+21.671 +4.740i</text:p>
          </table:table-cell>
          <table:table-cell office:value-type="string">
            <text:p>+33.624 +41.138i</text:p>
          </table:table-cell>
          <table:table-cell office:value-type="string">
            <text:p>+44.056 -16.666i</text:p>
          </table:table-cell>
          <table:table-cell office:value-type="string">
            <text:p>+79.991 +0.450i</text:p>
          </table:table-cell>
          <table:table-cell office:value-type="string">
            <text:p>-11.823 -25.300i</text:p>
          </table:table-cell>
          <table:table-cell office:value-type="string">
            <text:p>-40.523 +6.572i</text:p>
          </table:table-cell>
          <table:table-cell office:value-type="string">
            <text:p>+30.464 +30.259i</text:p>
          </table:table-cell>
          <table:table-cell office:value-type="string">
            <text:p>-30.185 +90.749i</text:p>
          </table:table-cell>
          <table:table-cell office:value-type="string">
            <text:p>+5.548 -17.663i</text:p>
          </table:table-cell>
          <table:table-cell office:value-type="string">
            <text:p>+30.569 -24.902i</text:p>
          </table:table-cell>
          <table:table-cell office:value-type="string">
            <text:p>+31.278 +18.619i</text:p>
          </table:table-cell>
          <table:table-cell office:value-type="string">
            <text:p>-7.052 -3.874i</text:p>
          </table:table-cell>
          <table:table-cell office:value-type="string">
            <text:p>+137.871 -40.762i</text:p>
          </table:table-cell>
          <table:table-cell office:value-type="string">
            <text:p>+36.621 +72.976i</text:p>
          </table:table-cell>
          <table:table-cell office:value-type="string">
            <text:p>-0.964 +40.244i</text:p>
          </table:table-cell>
          <table:table-cell office:value-type="string">
            <text:p>-9.511 +24.495i</text:p>
          </table:table-cell>
          <table:table-cell office:value-type="string">
            <text:p>-38.421 +83.465i</text:p>
          </table:table-cell>
        </table:table-row>
        <table:table-row table:style-name="ro1">
          <table:table-cell office:value-type="string">
            <text:p>-46.721 -28.815i</text:p>
          </table:table-cell>
          <table:table-cell office:value-type="string">
            <text:p>-34.761 -56.437i</text:p>
          </table:table-cell>
          <table:table-cell office:value-type="string">
            <text:p>+24.777 +70.568i</text:p>
          </table:table-cell>
          <table:table-cell office:value-type="string">
            <text:p>-28.802 +1.157i</text:p>
          </table:table-cell>
          <table:table-cell office:value-type="string">
            <text:p>+119.646 +50.413i</text:p>
          </table:table-cell>
          <table:table-cell office:value-type="string">
            <text:p>+11.136 +63.342i</text:p>
          </table:table-cell>
          <table:table-cell office:value-type="string">
            <text:p>-40.791 -20.675i</text:p>
          </table:table-cell>
          <table:table-cell office:value-type="string">
            <text:p>+18.116 -3.910i</text:p>
          </table:table-cell>
          <table:table-cell office:value-type="string">
            <text:p>-10.356 +30.848i</text:p>
          </table:table-cell>
          <table:table-cell office:value-type="string">
            <text:p>-34.185 +37.152i</text:p>
          </table:table-cell>
          <table:table-cell office:value-type="string">
            <text:p>+21.919 +27.057i</text:p>
          </table:table-cell>
          <table:table-cell office:value-type="string">
            <text:p>-52.212 +9.919i</text:p>
          </table:table-cell>
          <table:table-cell office:value-type="string">
            <text:p>-76.822 -2.161i</text:p>
          </table:table-cell>
          <table:table-cell office:value-type="string">
            <text:p>+76.640 +5.122i</text:p>
          </table:table-cell>
          <table:table-cell office:value-type="string">
            <text:p>+6.516 +45.353i</text:p>
          </table:table-cell>
          <table:table-cell office:value-type="string">
            <text:p>-4.102 -27.119i</text:p>
          </table:table-cell>
          <table:table-cell office:value-type="string">
            <text:p>+15.863 +27.656i</text:p>
          </table:table-cell>
        </table:table-row>
        <table:table-row table:style-name="ro1">
          <table:table-cell office:value-type="string">
            <text:p>-13.616 +30.482i</text:p>
          </table:table-cell>
          <table:table-cell office:value-type="string">
            <text:p>-51.243 +24.395i</text:p>
          </table:table-cell>
          <table:table-cell office:value-type="string">
            <text:p>-6.638 -12.057i</text:p>
          </table:table-cell>
          <table:table-cell office:value-type="string">
            <text:p>-23.016 -1.937i</text:p>
          </table:table-cell>
          <table:table-cell office:value-type="string">
            <text:p>+0.006 -15.762i</text:p>
          </table:table-cell>
          <table:table-cell office:value-type="string">
            <text:p>+51.282 +20.050i</text:p>
          </table:table-cell>
          <table:table-cell office:value-type="string">
            <text:p>-24.709 +27.207i</text:p>
          </table:table-cell>
          <table:table-cell office:value-type="string">
            <text:p>-37.530 +23.974i</text:p>
          </table:table-cell>
          <table:table-cell office:value-type="string">
            <text:p>+3.644 -4.589i</text:p>
          </table:table-cell>
          <table:table-cell office:value-type="string">
            <text:p>-11.927 +42.844i</text:p>
          </table:table-cell>
          <table:table-cell office:value-type="string">
            <text:p>-1.922 -13.971i</text:p>
          </table:table-cell>
          <table:table-cell office:value-type="string">
            <text:p>+21.716 +32.879i</text:p>
          </table:table-cell>
          <table:table-cell office:value-type="string">
            <text:p>+56.687 +20.382i</text:p>
          </table:table-cell>
          <table:table-cell office:value-type="string">
            <text:p>-8.806 +47.991i</text:p>
          </table:table-cell>
          <table:table-cell office:value-type="string">
            <text:p>+51.804 -36.833i</text:p>
          </table:table-cell>
          <table:table-cell office:value-type="string">
            <text:p>+7.382 -38.830i</text:p>
          </table:table-cell>
          <table:table-cell office:value-type="string">
            <text:p>+25.124 -7.080i</text:p>
          </table:table-cell>
        </table:table-row>
        <table:table-row table:style-name="ro1">
          <table:table-cell office:value-type="string">
            <text:p>-29.937 +42.513i</text:p>
          </table:table-cell>
          <table:table-cell office:value-type="string">
            <text:p>-12.848 +18.469i</text:p>
          </table:table-cell>
          <table:table-cell office:value-type="string">
            <text:p>-8.664 +6.214i</text:p>
          </table:table-cell>
          <table:table-cell office:value-type="string">
            <text:p>+12.681 -44.018i</text:p>
          </table:table-cell>
          <table:table-cell office:value-type="string">
            <text:p>+34.513 -9.707i</text:p>
          </table:table-cell>
          <table:table-cell office:value-type="string">
            <text:p>+7.188 -21.302i</text:p>
          </table:table-cell>
          <table:table-cell office:value-type="string">
            <text:p>+120.810 +46.453i</text:p>
          </table:table-cell>
          <table:table-cell office:value-type="string">
            <text:p>-46.816 -6.365i</text:p>
          </table:table-cell>
          <table:table-cell office:value-type="string">
            <text:p>-38.857 -54.681i</text:p>
          </table:table-cell>
          <table:table-cell office:value-type="string">
            <text:p>+12.282 +34.546i</text:p>
          </table:table-cell>
          <table:table-cell office:value-type="string">
            <text:p>+17.269 -39.511i</text:p>
          </table:table-cell>
          <table:table-cell office:value-type="string">
            <text:p>-7.118 -28.958i</text:p>
          </table:table-cell>
          <table:table-cell office:value-type="string">
            <text:p>+3.073 -39.603i</text:p>
          </table:table-cell>
          <table:table-cell office:value-type="string">
            <text:p>-13.062 -34.506i</text:p>
          </table:table-cell>
          <table:table-cell office:value-type="string">
            <text:p>-37.961 -95.443i</text:p>
          </table:table-cell>
          <table:table-cell office:value-type="string">
            <text:p>+112.508 +21.281i</text:p>
          </table:table-cell>
          <table:table-cell office:value-type="string">
            <text:p>+31.385 -11.655i</text:p>
          </table:table-cell>
        </table:table-row>
        <table:table-row table:style-name="ro1">
          <table:table-cell office:value-type="string">
            <text:p>-65.708 -69.341i</text:p>
          </table:table-cell>
          <table:table-cell office:value-type="string">
            <text:p>+29.639 +49.220i</text:p>
          </table:table-cell>
          <table:table-cell office:value-type="string">
            <text:p>-6.549 -47.261i</text:p>
          </table:table-cell>
          <table:table-cell office:value-type="string">
            <text:p>-51.464 +1.058i</text:p>
          </table:table-cell>
          <table:table-cell office:value-type="string">
            <text:p>+12.200 -75.514i</text:p>
          </table:table-cell>
          <table:table-cell office:value-type="string">
            <text:p>-15.421 -32.358i</text:p>
          </table:table-cell>
          <table:table-cell office:value-type="string">
            <text:p>+4.410 -81.499i</text:p>
          </table:table-cell>
          <table:table-cell office:value-type="string">
            <text:p>+56.389 +38.437i</text:p>
          </table:table-cell>
          <table:table-cell office:value-type="string">
            <text:p>-11.242 -14.864i</text:p>
          </table:table-cell>
          <table:table-cell office:value-type="string">
            <text:p>-2.860 +7.970i</text:p>
          </table:table-cell>
          <table:table-cell office:value-type="string">
            <text:p>+21.861 +14.176i</text:p>
          </table:table-cell>
          <table:table-cell office:value-type="string">
            <text:p>-2.845 +23.489i</text:p>
          </table:table-cell>
          <table:table-cell office:value-type="string">
            <text:p>+17.541 -9.600i</text:p>
          </table:table-cell>
          <table:table-cell office:value-type="string">
            <text:p>-14.650 -16.694i</text:p>
          </table:table-cell>
          <table:table-cell office:value-type="string">
            <text:p>-0.466 -10.279i</text:p>
          </table:table-cell>
          <table:table-cell office:value-type="string">
            <text:p>-14.638 +34.345i</text:p>
          </table:table-cell>
          <table:table-cell office:value-type="string">
            <text:p>+92.267 -50.353i</text:p>
          </table:table-cell>
        </table:table-row>
        <table:table-row table:style-name="ro1">
          <table:table-cell office:value-type="string">
            <text:p>-3.304 +5.555i</text:p>
          </table:table-cell>
          <table:table-cell office:value-type="string">
            <text:p>-72.828 +4.040i</text:p>
          </table:table-cell>
          <table:table-cell office:value-type="string">
            <text:p>+16.382 +30.924i</text:p>
          </table:table-cell>
          <table:table-cell office:value-type="string">
            <text:p>+53.519 -26.708i</text:p>
          </table:table-cell>
          <table:table-cell office:value-type="string">
            <text:p>+15.560 -16.559i</text:p>
          </table:table-cell>
          <table:table-cell office:value-type="string">
            <text:p>+20.690 -30.754i</text:p>
          </table:table-cell>
          <table:table-cell office:value-type="string">
            <text:p>+3.178 -5.358i</text:p>
          </table:table-cell>
          <table:table-cell office:value-type="string">
            <text:p>-16.932 -2.803i</text:p>
          </table:table-cell>
          <table:table-cell office:value-type="string">
            <text:p>+153.775 +6.249i</text:p>
          </table:table-cell>
          <table:table-cell office:value-type="string">
            <text:p>+51.289 -114.636i</text:p>
          </table:table-cell>
          <table:table-cell office:value-type="string">
            <text:p>-3.733 -28.070i</text:p>
          </table:table-cell>
          <table:table-cell office:value-type="string">
            <text:p>+12.463 -30.983i</text:p>
          </table:table-cell>
          <table:table-cell office:value-type="string">
            <text:p>+2.655 -31.902i</text:p>
          </table:table-cell>
          <table:table-cell office:value-type="string">
            <text:p>+9.813 -44.910i</text:p>
          </table:table-cell>
          <table:table-cell office:value-type="string">
            <text:p>+31.123 +23.993i</text:p>
          </table:table-cell>
          <table:table-cell office:value-type="string">
            <text:p>-9.772 -63.249i</text:p>
          </table:table-cell>
          <table:table-cell office:value-type="string">
            <text:p>-45.684 -45.707i</text:p>
          </table:table-cell>
        </table:table-row>
        <table:table-row table:style-name="ro1">
          <table:table-cell office:value-type="string">
            <text:p>+64.555 -32.631i</text:p>
          </table:table-cell>
          <table:table-cell office:value-type="string">
            <text:p>+19.981 +6.363i</text:p>
          </table:table-cell>
          <table:table-cell office:value-type="string">
            <text:p>-1.290 +1.093i</text:p>
          </table:table-cell>
          <table:table-cell office:value-type="string">
            <text:p>-17.566 -6.456i</text:p>
          </table:table-cell>
          <table:table-cell office:value-type="string">
            <text:p>-22.552 -8.898i</text:p>
          </table:table-cell>
          <table:table-cell office:value-type="string">
            <text:p>+34.962 +10.320i</text:p>
          </table:table-cell>
          <table:table-cell office:value-type="string">
            <text:p>-42.471 +62.589i</text:p>
          </table:table-cell>
          <table:table-cell office:value-type="string">
            <text:p>-72.911 -9.776i</text:p>
          </table:table-cell>
          <table:table-cell office:value-type="string">
            <text:p>+9.006 +51.540i</text:p>
          </table:table-cell>
          <table:table-cell office:value-type="string">
            <text:p>+64.421 -18.777i</text:p>
          </table:table-cell>
          <table:table-cell office:value-type="string">
            <text:p>-53.105 -40.183i</text:p>
          </table:table-cell>
          <table:table-cell office:value-type="string">
            <text:p>-38.884 +43.904i</text:p>
          </table:table-cell>
          <table:table-cell office:value-type="string">
            <text:p>+42.782 -64.328i</text:p>
          </table:table-cell>
          <table:table-cell office:value-type="string">
            <text:p>+17.839 +1.518i</text:p>
          </table:table-cell>
          <table:table-cell office:value-type="string">
            <text:p>+34.613 -40.297i</text:p>
          </table:table-cell>
          <table:table-cell office:value-type="string">
            <text:p>-38.601 -23.112i</text:p>
          </table:table-cell>
          <table:table-cell office:value-type="string">
            <text:p>-53.761 +38.471i</text:p>
          </table:table-cell>
        </table:table-row>
        <table:table-row table:style-name="ro1">
          <table:table-cell office:value-type="string">
            <text:p>-53.717 -14.822i</text:p>
          </table:table-cell>
          <table:table-cell office:value-type="string">
            <text:p>+111.343 -12.932i</text:p>
          </table:table-cell>
          <table:table-cell office:value-type="string">
            <text:p>-0.079 -12.588i</text:p>
          </table:table-cell>
          <table:table-cell office:value-type="string">
            <text:p>+9.349 -37.378i</text:p>
          </table:table-cell>
          <table:table-cell office:value-type="string">
            <text:p>+7.459 -29.679i</text:p>
          </table:table-cell>
          <table:table-cell office:value-type="string">
            <text:p>+17.072 +10.023i</text:p>
          </table:table-cell>
          <table:table-cell office:value-type="string">
            <text:p>-79.211 +28.420i</text:p>
          </table:table-cell>
          <table:table-cell office:value-type="string">
            <text:p>-8.399 -28.411i</text:p>
          </table:table-cell>
          <table:table-cell office:value-type="string">
            <text:p>-57.231 -13.777i</text:p>
          </table:table-cell>
          <table:table-cell office:value-type="string">
            <text:p>-15.244 -3.991i</text:p>
          </table:table-cell>
          <table:table-cell office:value-type="string">
            <text:p>+133.390 -42.215i</text:p>
          </table:table-cell>
          <table:table-cell office:value-type="string">
            <text:p>+28.385 +33.014i</text:p>
          </table:table-cell>
          <table:table-cell office:value-type="string">
            <text:p>-21.325 -7.915i</text:p>
          </table:table-cell>
          <table:table-cell office:value-type="string">
            <text:p>-31.771 -5.859i</text:p>
          </table:table-cell>
          <table:table-cell office:value-type="string">
            <text:p>-21.642 -25.154i</text:p>
          </table:table-cell>
          <table:table-cell office:value-type="string">
            <text:p>-4.053 +41.088i</text:p>
          </table:table-cell>
          <table:table-cell office:value-type="string">
            <text:p>+2.754 -42.205i</text:p>
          </table:table-cell>
        </table:table-row>
        <table:table-row table:style-name="ro1">
          <table:table-cell office:value-type="string">
            <text:p>+6.387 -15.970i</text:p>
          </table:table-cell>
          <table:table-cell office:value-type="string">
            <text:p>-31.948 -15.839i</text:p>
          </table:table-cell>
          <table:table-cell office:value-type="string">
            <text:p>+101.866 +38.823i</text:p>
          </table:table-cell>
          <table:table-cell office:value-type="string">
            <text:p>+28.032 +8.849i</text:p>
          </table:table-cell>
          <table:table-cell office:value-type="string">
            <text:p>-51.583 +56.443i</text:p>
          </table:table-cell>
          <table:table-cell office:value-type="string">
            <text:p>+1.553 -51.244i</text:p>
          </table:table-cell>
          <table:table-cell office:value-type="string">
            <text:p>-0.318 -6.429i</text:p>
          </table:table-cell>
          <table:table-cell office:value-type="string">
            <text:p>-96.208 +39.820i</text:p>
          </table:table-cell>
          <table:table-cell office:value-type="string">
            <text:p>-11.234 +39.792i</text:p>
          </table:table-cell>
          <table:table-cell office:value-type="string">
            <text:p>+3.515 -16.463i</text:p>
          </table:table-cell>
          <table:table-cell office:value-type="string">
            <text:p>-60.057 -15.839i</text:p>
          </table:table-cell>
          <table:table-cell office:value-type="string">
            <text:p>+50.009 +9.413i</text:p>
          </table:table-cell>
          <table:table-cell office:value-type="string">
            <text:p>-39.788 +77.968i</text:p>
          </table:table-cell>
          <table:table-cell office:value-type="string">
            <text:p>-15.431 +10.519i</text:p>
          </table:table-cell>
          <table:table-cell office:value-type="string">
            <text:p>+24.140 -81.306i</text:p>
          </table:table-cell>
          <table:table-cell office:value-type="string">
            <text:p>-0.614 -23.064i</text:p>
          </table:table-cell>
          <table:table-cell office:value-type="string">
            <text:p>-4.368 -12.203i</text:p>
          </table:table-cell>
        </table:table-row>
        <table:table-row table:style-name="ro1">
          <table:table-cell office:value-type="string">
            <text:p>+36.301 +37.387i</text:p>
          </table:table-cell>
          <table:table-cell office:value-type="string">
            <text:p>-65.841 +37.582i</text:p>
          </table:table-cell>
          <table:table-cell office:value-type="string">
            <text:p>-12.692 +11.167i</text:p>
          </table:table-cell>
          <table:table-cell office:value-type="string">
            <text:p>+56.129 +61.983i</text:p>
          </table:table-cell>
          <table:table-cell office:value-type="string">
            <text:p>-29.890 -31.899i</text:p>
          </table:table-cell>
          <table:table-cell office:value-type="string">
            <text:p>+41.087 -37.834i</text:p>
          </table:table-cell>
          <table:table-cell office:value-type="string">
            <text:p>+4.350 -30.529i</text:p>
          </table:table-cell>
          <table:table-cell office:value-type="string">
            <text:p>-8.131 +3.842i</text:p>
          </table:table-cell>
          <table:table-cell office:value-type="string">
            <text:p>+1.335 +46.606i</text:p>
          </table:table-cell>
          <table:table-cell office:value-type="string">
            <text:p>-0.029 -13.859i</text:p>
          </table:table-cell>
          <table:table-cell office:value-type="string">
            <text:p>+17.315 -33.845i</text:p>
          </table:table-cell>
          <table:table-cell office:value-type="string">
            <text:p>-44.515 +33.184i</text:p>
          </table:table-cell>
          <table:table-cell office:value-type="string">
            <text:p>+106.354 +16.811i</text:p>
          </table:table-cell>
          <table:table-cell office:value-type="string">
            <text:p>+3.856 +25.907i</text:p>
          </table:table-cell>
          <table:table-cell office:value-type="string">
            <text:p>+22.212 +4.016i</text:p>
          </table:table-cell>
          <table:table-cell office:value-type="string">
            <text:p>+59.734 -27.433i</text:p>
          </table:table-cell>
          <table:table-cell office:value-type="string">
            <text:p>+33.546 +21.491i</text:p>
          </table:table-cell>
        </table:table-row>
        <table:table-row table:style-name="ro1">
          <table:table-cell office:value-type="string">
            <text:p>+12.764 +62.447i</text:p>
          </table:table-cell>
          <table:table-cell office:value-type="string">
            <text:p>+20.267 -2.318i</text:p>
          </table:table-cell>
          <table:table-cell office:value-type="string">
            <text:p>+6.465 +19.739i</text:p>
          </table:table-cell>
          <table:table-cell office:value-type="string">
            <text:p>+3.870 +86.824i</text:p>
          </table:table-cell>
          <table:table-cell office:value-type="string">
            <text:p>+117.360 -52.903i</text:p>
          </table:table-cell>
          <table:table-cell office:value-type="string">
            <text:p>-6.498 +50.804i</text:p>
          </table:table-cell>
          <table:table-cell office:value-type="string">
            <text:p>-17.061 -35.183i</text:p>
          </table:table-cell>
          <table:table-cell office:value-type="string">
            <text:p>-13.265 -52.555i</text:p>
          </table:table-cell>
          <table:table-cell office:value-type="string">
            <text:p>+31.853 -3.647i</text:p>
          </table:table-cell>
          <table:table-cell office:value-type="string">
            <text:p>-0.755 -35.272i</text:p>
          </table:table-cell>
          <table:table-cell office:value-type="string">
            <text:p>-0.941 -5.816i</text:p>
          </table:table-cell>
          <table:table-cell office:value-type="string">
            <text:p>+6.951 -48.400i</text:p>
          </table:table-cell>
          <table:table-cell office:value-type="string">
            <text:p>+58.974 -9.506i</text:p>
          </table:table-cell>
          <table:table-cell office:value-type="string">
            <text:p>+110.718 -9.080i</text:p>
          </table:table-cell>
          <table:table-cell office:value-type="string">
            <text:p>+62.673 +9.948i</text:p>
          </table:table-cell>
          <table:table-cell office:value-type="string">
            <text:p>-34.264 +21.062i</text:p>
          </table:table-cell>
          <table:table-cell office:value-type="string">
            <text:p>+5.484 -50.489i</text:p>
          </table:table-cell>
        </table:table-row>
        <table:table-row table:style-name="ro1">
          <table:table-cell office:value-type="string">
            <text:p>+50.912 +49.570i</text:p>
          </table:table-cell>
          <table:table-cell office:value-type="string">
            <text:p>-65.191 +17.797i</text:p>
          </table:table-cell>
          <table:table-cell office:value-type="string">
            <text:p>-12.609 +13.991i</text:p>
          </table:table-cell>
          <table:table-cell office:value-type="string">
            <text:p>-40.422 +18.568i</text:p>
          </table:table-cell>
          <table:table-cell office:value-type="string">
            <text:p>+50.364 -30.605i</text:p>
          </table:table-cell>
          <table:table-cell office:value-type="string">
            <text:p>+142.196 +12.175i</text:p>
          </table:table-cell>
          <table:table-cell office:value-type="string">
            <text:p>+61.211 +43.354i</text:p>
          </table:table-cell>
          <table:table-cell office:value-type="string">
            <text:p>-19.415 +12.561i</text:p>
          </table:table-cell>
          <table:table-cell office:value-type="string">
            <text:p>+11.566 -27.005i</text:p>
          </table:table-cell>
          <table:table-cell office:value-type="string">
            <text:p>+95.081 -23.668i</text:p>
          </table:table-cell>
          <table:table-cell office:value-type="string">
            <text:p>-2.276 +36.505i</text:p>
          </table:table-cell>
          <table:table-cell office:value-type="string">
            <text:p>-19.337 +56.103i</text:p>
          </table:table-cell>
          <table:table-cell office:value-type="string">
            <text:p>+7.960 +32.106i</text:p>
          </table:table-cell>
          <table:table-cell office:value-type="string">
            <text:p>+76.272 -3.353i</text:p>
          </table:table-cell>
          <table:table-cell office:value-type="string">
            <text:p>+105.190 +12.546i</text:p>
          </table:table-cell>
          <table:table-cell office:value-type="string">
            <text:p>+4.035 -11.482i</text:p>
          </table:table-cell>
          <table:table-cell office:value-type="string">
            <text:p>+2.789 -33.005i</text:p>
          </table:table-cell>
        </table:table-row>
        <table:table-row table:style-name="ro1">
          <table:table-cell office:value-type="string">
            <text:p>-7.358 +13.498i</text:p>
          </table:table-cell>
          <table:table-cell office:value-type="string">
            <text:p>-21.629 +65.264i</text:p>
          </table:table-cell>
          <table:table-cell office:value-type="string">
            <text:p>+24.273 -27.924i</text:p>
          </table:table-cell>
          <table:table-cell office:value-type="string">
            <text:p>-6.685 +40.244i</text:p>
          </table:table-cell>
          <table:table-cell office:value-type="string">
            <text:p>+10.839 -34.017i</text:p>
          </table:table-cell>
          <table:table-cell office:value-type="string">
            <text:p>-62.496 -60.692i</text:p>
          </table:table-cell>
          <table:table-cell office:value-type="string">
            <text:p>+113.492 +19.129i</text:p>
          </table:table-cell>
          <table:table-cell office:value-type="string">
            <text:p>+47.045 +34.027i</text:p>
          </table:table-cell>
          <table:table-cell office:value-type="string">
            <text:p>-58.071 -52.463i</text:p>
          </table:table-cell>
          <table:table-cell office:value-type="string">
            <text:p>+8.131 -23.953i</text:p>
          </table:table-cell>
          <table:table-cell office:value-type="string">
            <text:p>-70.032 +7.408i</text:p>
          </table:table-cell>
          <table:table-cell office:value-type="string">
            <text:p>-1.373 +31.603i</text:p>
          </table:table-cell>
          <table:table-cell office:value-type="string">
            <text:p>+1.502 +19.578i</text:p>
          </table:table-cell>
          <table:table-cell office:value-type="string">
            <text:p>+12.213 -0.271i</text:p>
          </table:table-cell>
          <table:table-cell office:value-type="string">
            <text:p>-57.958 -8.002i</text:p>
          </table:table-cell>
          <table:table-cell office:value-type="string">
            <text:p>+73.611 +40.168i</text:p>
          </table:table-cell>
          <table:table-cell office:value-type="string">
            <text:p>-6.500 -3.446i</text:p>
          </table:table-cell>
        </table:table-row>
        <table:table-row table:style-name="ro1">
          <table:table-cell office:value-type="string">
            <text:p>-41.503 +4.215i</text:p>
          </table:table-cell>
          <table:table-cell office:value-type="string">
            <text:p>-31.759 -6.319i</text:p>
          </table:table-cell>
          <table:table-cell office:value-type="string">
            <text:p>+46.017 +10.721i</text:p>
          </table:table-cell>
          <table:table-cell office:value-type="string">
            <text:p>+38.985 +24.357i</text:p>
          </table:table-cell>
          <table:table-cell office:value-type="string">
            <text:p>-25.014 +57.117i</text:p>
          </table:table-cell>
          <table:table-cell office:value-type="string">
            <text:p>-42.336 -21.196i</text:p>
          </table:table-cell>
          <table:table-cell office:value-type="string">
            <text:p>+33.251 -34.910i</text:p>
          </table:table-cell>
          <table:table-cell office:value-type="string">
            <text:p>+101.733 +20.437i</text:p>
          </table:table-cell>
          <table:table-cell office:value-type="string">
            <text:p>-5.930 -38.033i</text:p>
          </table:table-cell>
          <table:table-cell office:value-type="string">
            <text:p>-1.282 -30.953i</text:p>
          </table:table-cell>
          <table:table-cell office:value-type="string">
            <text:p>+50.038 -15.790i</text:p>
          </table:table-cell>
          <table:table-cell office:value-type="string">
            <text:p>-12.457 -2.406i</text:p>
          </table:table-cell>
          <table:table-cell office:value-type="string">
            <text:p>-47.351 -11.682i</text:p>
          </table:table-cell>
          <table:table-cell office:value-type="string">
            <text:p>+38.707 +61.386i</text:p>
          </table:table-cell>
          <table:table-cell office:value-type="string">
            <text:p>-11.008 +9.719i</text:p>
          </table:table-cell>
          <table:table-cell office:value-type="string">
            <text:p>-4.326 +2.843i</text:p>
          </table:table-cell>
          <table:table-cell office:value-type="string">
            <text:p>+4.000 +0.000i</text:p>
          </table:table-cell>
        </table:table-row>
        <table:table-row table:style-name="ro1">
          <table:table-cell office:value-type="string">
            <text:p>+6.363 +3.847i</text:p>
          </table:table-cell>
          <table:table-cell office:value-type="string">
            <text:p>+5.238 -1.495i</text:p>
          </table:table-cell>
          <table:table-cell office:value-type="string">
            <text:p>-1.978 -3.946i</text:p>
          </table:table-cell>
          <table:table-cell office:value-type="string">
            <text:p>+0.449 +0.086i</text:p>
          </table:table-cell>
          <table:table-cell office:value-type="string">
            <text:p>+11.532 +12.549i</text:p>
          </table:table-cell>
          <table:table-cell office:value-type="string">
            <text:p>-1.874 -7.093i</text:p>
          </table:table-cell>
          <table:table-cell office:value-type="string">
            <text:p>-0.342 -10.138i</text:p>
          </table:table-cell>
          <table:table-cell office:value-type="string">
            <text:p>-3.277 -5.449i</text:p>
          </table:table-cell>
          <table:table-cell office:value-type="string">
            <text:p>-8.146 -3.348i</text:p>
          </table:table-cell>
          <table:table-cell office:value-type="string">
            <text:p>+1.174 -5.932i</text:p>
          </table:table-cell>
          <table:table-cell office:value-type="string">
            <text:p>+20.038 +2.170i</text:p>
          </table:table-cell>
          <table:table-cell office:value-type="string">
            <text:p>+8.004 -7.481i</text:p>
          </table:table-cell>
          <table:table-cell office:value-type="string">
            <text:p>-15.316 -0.399i</text:p>
          </table:table-cell>
          <table:table-cell office:value-type="string">
            <text:p>-8.372 +11.764i</text:p>
          </table:table-cell>
          <table:table-cell office:value-type="string">
            <text:p>+2.182 -0.989i</text:p>
          </table:table-cell>
          <table:table-cell office:value-type="string">
            <text:p>-3.673 -3.693i</text:p>
          </table:table-cell>
          <table:table-cell office:value-type="string">
            <text:p>-3.578 +15.433i</text:p>
          </table:table-cell>
        </table:table-row>
        <table:table-row table:style-name="ro1">
          <table:table-cell office:value-type="string">
            <text:p>+5.276 +8.267i</text:p>
          </table:table-cell>
          <table:table-cell office:value-type="string">
            <text:p>-3.725 +0.407i</text:p>
          </table:table-cell>
          <table:table-cell office:value-type="string">
            <text:p>-14.290 +10.003i</text:p>
          </table:table-cell>
          <table:table-cell office:value-type="string">
            <text:p>-11.874 +1.652i</text:p>
          </table:table-cell>
          <table:table-cell office:value-type="string">
            <text:p>-16.349 -12.626i</text:p>
          </table:table-cell>
          <table:table-cell office:value-type="string">
            <text:p>+8.246 -9.442i</text:p>
          </table:table-cell>
          <table:table-cell office:value-type="string">
            <text:p>+6.523 +0.877i</text:p>
          </table:table-cell>
          <table:table-cell office:value-type="string">
            <text:p>-7.525 +2.554i</text:p>
          </table:table-cell>
          <table:table-cell office:value-type="string">
            <text:p>-1.931 +5.834i</text:p>
          </table:table-cell>
          <table:table-cell office:value-type="string">
            <text:p>+17.783 +22.814i</text:p>
          </table:table-cell>
          <table:table-cell office:value-type="string">
            <text:p>-3.479 +0.985i</text:p>
          </table:table-cell>
          <table:table-cell office:value-type="string">
            <text:p>-11.541 -3.602i</text:p>
          </table:table-cell>
          <table:table-cell office:value-type="string">
            <text:p>+4.078 +5.254i</text:p>
          </table:table-cell>
          <table:table-cell office:value-type="string">
            <text:p>-5.270 -7.655i</text:p>
          </table:table-cell>
          <table:table-cell office:value-type="string">
            <text:p>-15.056 -10.372i</text:p>
          </table:table-cell>
          <table:table-cell office:value-type="string">
            <text:p>-3.195 -13.749i</text:p>
          </table:table-cell>
          <table:table-cell office:value-type="string">
            <text:p>+3.440 -5.949i</text:p>
          </table:table-cell>
        </table:table-row>
        <table:table-row table:style-name="ro1">
          <table:table-cell office:value-type="string">
            <text:p>-1.100 -5.129i</text:p>
          </table:table-cell>
          <table:table-cell office:value-type="string">
            <text:p>+7.805 -16.571i</text:p>
          </table:table-cell>
          <table:table-cell office:value-type="string">
            <text:p>+2.006 +2.720i</text:p>
          </table:table-cell>
          <table:table-cell office:value-type="string">
            <text:p>+1.578 -0.241i</text:p>
          </table:table-cell>
          <table:table-cell office:value-type="string">
            <text:p>-10.611 -8.542i</text:p>
          </table:table-cell>
          <table:table-cell office:value-type="string">
            <text:p>-0.309 -2.370i</text:p>
          </table:table-cell>
          <table:table-cell office:value-type="string">
            <text:p>-17.048 +0.153i</text:p>
          </table:table-cell>
          <table:table-cell office:value-type="string">
            <text:p>-3.085 -13.837i</text:p>
          </table:table-cell>
          <table:table-cell office:value-type="string">
            <text:p>+4.492 +20.600i</text:p>
          </table:table-cell>
          <table:table-cell office:value-type="string">
            <text:p>+4.285 +7.016i</text:p>
          </table:table-cell>
          <table:table-cell office:value-type="string">
            <text:p>+1.768 -7.169i</text:p>
          </table:table-cell>
          <table:table-cell office:value-type="string">
            <text:p>+2.353 -1.375i</text:p>
          </table:table-cell>
          <table:table-cell office:value-type="string">
            <text:p>-9.112 +2.879i</text:p>
          </table:table-cell>
          <table:table-cell office:value-type="string">
            <text:p>-11.321 -5.540i</text:p>
          </table:table-cell>
          <table:table-cell office:value-type="string">
            <text:p>+10.539 -8.242i</text:p>
          </table:table-cell>
          <table:table-cell office:value-type="string">
            <text:p>-5.631 +5.214i</text:p>
          </table:table-cell>
          <table:table-cell office:value-type="string">
            <text:p>-7.038 -2.849i</text:p>
          </table:table-cell>
        </table:table-row>
        <table:table-row table:style-name="ro1">
          <table:table-cell office:value-type="string">
            <text:p>+4.414 +9.243i</text:p>
          </table:table-cell>
          <table:table-cell office:value-type="string">
            <text:p>+0.623 +9.296i</text:p>
          </table:table-cell>
          <table:table-cell office:value-type="string">
            <text:p>+9.811 -7.363i</text:p>
          </table:table-cell>
          <table:table-cell office:value-type="string">
            <text:p>-2.076 -1.078i</text:p>
          </table:table-cell>
          <table:table-cell office:value-type="string">
            <text:p>-0.707 +5.121i</text:p>
          </table:table-cell>
          <table:table-cell office:value-type="string">
            <text:p>-7.561 -12.087i</text:p>
          </table:table-cell>
          <table:table-cell office:value-type="string">
            <text:p>-0.143 -1.459i</text:p>
          </table:table-cell>
          <table:table-cell office:value-type="string">
            <text:p>-8.191 +23.905i</text:p>
          </table:table-cell>
          <table:table-cell office:value-type="string">
            <text:p>+0.828 +2.000i</text:p>
          </table:table-cell>
          <table:table-cell office:value-type="string">
            <text:p>+4.843 -13.130i</text:p>
          </table:table-cell>
          <table:table-cell office:value-type="string">
            <text:p>-4.489 -10.842i</text:p>
          </table:table-cell>
          <table:table-cell office:value-type="string">
            <text:p>+6.624 -2.365i</text:p>
          </table:table-cell>
          <table:table-cell office:value-type="string">
            <text:p>+4.950 -6.293i</text:p>
          </table:table-cell>
          <table:table-cell office:value-type="string">
            <text:p>+8.487 +3.123i</text:p>
          </table:table-cell>
          <table:table-cell office:value-type="string">
            <text:p>-13.956 -0.344i</text:p>
          </table:table-cell>
          <table:table-cell office:value-type="string">
            <text:p>-10.151 +8.330i</text:p>
          </table:table-cell>
          <table:table-cell office:value-type="string">
            <text:p>+1.243 +9.243i</text:p>
          </table:table-cell>
        </table:table-row>
        <table:table-row table:style-name="ro1">
          <table:table-cell office:value-type="string">
            <text:p>+2.248 +0.979i</text:p>
          </table:table-cell>
          <table:table-cell office:value-type="string">
            <text:p>-10.423 +1.936i</text:p>
          </table:table-cell>
          <table:table-cell office:value-type="string">
            <text:p>+7.531 -2.853i</text:p>
          </table:table-cell>
          <table:table-cell office:value-type="string">
            <text:p>+11.307 +1.713i</text:p>
          </table:table-cell>
          <table:table-cell office:value-type="string">
            <text:p>+7.696 +0.004i</text:p>
          </table:table-cell>
          <table:table-cell office:value-type="string">
            <text:p>-0.134 +3.662i</text:p>
          </table:table-cell>
          <table:table-cell office:value-type="string">
            <text:p>+1.591 +4.608i</text:p>
          </table:table-cell>
          <table:table-cell office:value-type="string">
            <text:p>-19.041 +7.294i</text:p>
          </table:table-cell>
          <table:table-cell office:value-type="string">
            <text:p>+8.102 +3.051i</text:p>
          </table:table-cell>
          <table:table-cell office:value-type="string">
            <text:p>+14.466 +4.232i</text:p>
          </table:table-cell>
          <table:table-cell office:value-type="string">
            <text:p>-6.018 -4.483i</text:p>
          </table:table-cell>
          <table:table-cell office:value-type="string">
            <text:p>-14.086 -12.166i</text:p>
          </table:table-cell>
          <table:table-cell office:value-type="string">
            <text:p>+6.547 +7.219i</text:p>
          </table:table-cell>
          <table:table-cell office:value-type="string">
            <text:p>-18.601 +4.998i</text:p>
          </table:table-cell>
          <table:table-cell office:value-type="string">
            <text:p>+5.157 -1.356i</text:p>
          </table:table-cell>
          <table:table-cell office:value-type="string">
            <text:p>+5.263 +10.815i</text:p>
          </table:table-cell>
          <table:table-cell office:value-type="string">
            <text:p>-12.403 +2.043i</text:p>
          </table:table-cell>
        </table:table-row>
        <table:table-row table:style-name="ro1">
          <table:table-cell office:value-type="string">
            <text:p>-1.897 +8.910i</text:p>
          </table:table-cell>
          <table:table-cell office:value-type="string">
            <text:p>-1.613 +2.844i</text:p>
          </table:table-cell>
          <table:table-cell office:value-type="string">
            <text:p>-2.697 -4.206i</text:p>
          </table:table-cell>
          <table:table-cell office:value-type="string">
            <text:p>+9.489 +12.735i</text:p>
          </table:table-cell>
          <table:table-cell office:value-type="string">
            <text:p>-7.469 +8.661i</text:p>
          </table:table-cell>
          <table:table-cell office:value-type="string">
            <text:p>+8.585 -12.731i</text:p>
          </table:table-cell>
          <table:table-cell office:value-type="string">
            <text:p>+2.992 +0.857i</text:p>
          </table:table-cell>
          <table:table-cell office:value-type="string">
            <text:p>-12.259 +13.042i</text:p>
          </table:table-cell>
          <table:table-cell office:value-type="string">
            <text:p>+11.026 -5.311i</text:p>
          </table:table-cell>
          <table:table-cell office:value-type="string">
            <text:p>+4.110 -7.861i</text:p>
          </table:table-cell>
          <table:table-cell office:value-type="string">
            <text:p>-4.843 -5.379i</text:p>
          </table:table-cell>
          <table:table-cell office:value-type="string">
            <text:p>+1.954 -11.218i</text:p>
          </table:table-cell>
          <table:table-cell office:value-type="string">
            <text:p>-5.943 +10.909i</text:p>
          </table:table-cell>
          <table:table-cell office:value-type="string">
            <text:p>-19.401 +8.403i</text:p>
          </table:table-cell>
          <table:table-cell office:value-type="string">
            <text:p>+3.102 +1.314i</text:p>
          </table:table-cell>
          <table:table-cell office:value-type="string">
            <text:p>+13.767 +5.782i</text:p>
          </table:table-cell>
          <table:table-cell office:value-type="string">
            <text:p>-0.671 -1.678i</text:p>
          </table:table-cell>
        </table:table-row>
        <table:table-row table:style-name="ro1">
          <table:table-cell office:value-type="string">
            <text:p>+0.633 +0.215i</text:p>
          </table:table-cell>
          <table:table-cell office:value-type="string">
            <text:p>-8.582 +7.323i</text:p>
          </table:table-cell>
          <table:table-cell office:value-type="string">
            <text:p>+3.516 -4.350i</text:p>
          </table:table-cell>
          <table:table-cell office:value-type="string">
            <text:p>+0.310 +11.392i</text:p>
          </table:table-cell>
          <table:table-cell office:value-type="string">
            <text:p>+3.672 +3.844i</text:p>
          </table:table-cell>
          <table:table-cell office:value-type="string">
            <text:p>-6.721 -6.334i</text:p>
          </table:table-cell>
          <table:table-cell office:value-type="string">
            <text:p>-3.665 -1.364i</text:p>
          </table:table-cell>
          <table:table-cell office:value-type="string">
            <text:p>+5.438 +1.867i</text:p>
          </table:table-cell>
          <table:table-cell office:value-type="string">
            <text:p>+7.840 +3.257i</text:p>
          </table:table-cell>
          <table:table-cell office:value-type="string">
            <text:p>-4.359 +3.583i</text:p>
          </table:table-cell>
          <table:table-cell office:value-type="string">
            <text:p>-4.241 -2.257i</text:p>
          </table:table-cell>
          <table:table-cell office:value-type="string">
            <text:p>+2.004 -15.823i</text:p>
          </table:table-cell>
          <table:table-cell office:value-type="string">
            <text:p>+3.623 +13.001i</text:p>
          </table:table-cell>
          <table:table-cell office:value-type="string">
            <text:p>-4.515 +12.426i</text:p>
          </table:table-cell>
          <table:table-cell office:value-type="string">
            <text:p>-1.557 -0.390i</text:p>
          </table:table-cell>
          <table:table-cell office:value-type="string">
            <text:p>+15.228 -4.916i</text:p>
          </table:table-cell>
          <table:table-cell office:value-type="string">
            <text:p>+4.945 +4.685i</text:p>
          </table:table-cell>
        </table:table-row>
        <table:table-row table:style-name="ro1">
          <table:table-cell office:value-type="string">
            <text:p>+4.000 -4.000i</text:p>
          </table:table-cell>
          <table:table-cell office:value-type="string">
            <text:p>-3.615 -5.346i</text:p>
          </table:table-cell>
          <table:table-cell office:value-type="string">
            <text:p>-2.893 +1.027i</text:p>
          </table:table-cell>
          <table:table-cell office:value-type="string">
            <text:p>-0.425 +6.714i</text:p>
          </table:table-cell>
          <table:table-cell office:value-type="string">
            <text:p>+4.707 -6.879i</text:p>
          </table:table-cell>
          <table:table-cell office:value-type="string">
            <text:p>+1.488 -9.697i</text:p>
          </table:table-cell>
          <table:table-cell office:value-type="string">
            <text:p>+5.868 -2.189i</text:p>
          </table:table-cell>
          <table:table-cell office:value-type="string">
            <text:p>-6.132 +11.993i</text:p>
          </table:table-cell>
          <table:table-cell office:value-type="string">
            <text:p>-1.000 -11.000i</text:p>
          </table:table-cell>
          <table:table-cell office:value-type="string">
            <text:p>+0.549 -6.376i</text:p>
          </table:table-cell>
          <table:table-cell office:value-type="string">
            <text:p>+5.269 +6.893i</text:p>
          </table:table-cell>
          <table:table-cell office:value-type="string">
            <text:p>-3.555 +27.540i</text:p>
          </table:table-cell>
          <table:table-cell office:value-type="string">
            <text:p>-2.707 -5.707i</text:p>
          </table:table-cell>
          <table:table-cell office:value-type="string">
            <text:p>+4.142 -5.688i</text:p>
          </table:table-cell>
          <table:table-cell office:value-type="string">
            <text:p>+2.513 -9.586i</text:p>
          </table:table-cell>
          <table:table-cell office:value-type="string">
            <text:p>+8.808 -2.641i</text:p>
          </table:table-cell>
          <table:table-cell office:value-type="string">
            <text:p>-10.000 +4.000i</text:p>
          </table:table-cell>
        </table:table-row>
        <table:table-row table:style-name="ro1">
          <table:table-cell office:value-type="string">
            <text:p>-2.851 -2.040i</text:p>
          </table:table-cell>
          <table:table-cell office:value-type="string">
            <text:p>-3.071 -8.570i</text:p>
          </table:table-cell>
          <table:table-cell office:value-type="string">
            <text:p>+3.939 +3.896i</text:p>
          </table:table-cell>
          <table:table-cell office:value-type="string">
            <text:p>+0.260 -6.607i</text:p>
          </table:table-cell>
          <table:table-cell office:value-type="string">
            <text:p>+2.222 +2.548i</text:p>
          </table:table-cell>
          <table:table-cell office:value-type="string">
            <text:p>+10.816 +4.907i</text:p>
          </table:table-cell>
          <table:table-cell office:value-type="string">
            <text:p>-9.742 +5.907i</text:p>
          </table:table-cell>
          <table:table-cell office:value-type="string">
            <text:p>+6.500 +1.648i</text:p>
          </table:table-cell>
          <table:table-cell office:value-type="string">
            <text:p>-4.490 -3.797i</text:p>
          </table:table-cell>
          <table:table-cell office:value-type="string">
            <text:p>+2.626 +5.786i</text:p>
          </table:table-cell>
          <table:table-cell office:value-type="string">
            <text:p>+1.896 +5.327i</text:p>
          </table:table-cell>
          <table:table-cell office:value-type="string">
            <text:p>+9.116 -7.326i</text:p>
          </table:table-cell>
          <table:table-cell office:value-type="string">
            <text:p>+9.877 +7.536i</text:p>
          </table:table-cell>
          <table:table-cell office:value-type="string">
            <text:p>+9.410 +3.311i</text:p>
          </table:table-cell>
          <table:table-cell office:value-type="string">
            <text:p>+8.773 +3.470i</text:p>
          </table:table-cell>
          <table:table-cell office:value-type="string">
            <text:p>-10.121 -0.962i</text:p>
          </table:table-cell>
          <table:table-cell office:value-type="string">
            <text:p>-14.422 +0.362i</text:p>
          </table:table-cell>
        </table:table-row>
        <table:table-row table:style-name="ro1">
          <table:table-cell office:value-type="string">
            <text:p>-2.345 -1.333i</text:p>
          </table:table-cell>
          <table:table-cell office:value-type="string">
            <text:p>+5.815 +2.047i</text:p>
          </table:table-cell>
          <table:table-cell office:value-type="string">
            <text:p>-5.688 -0.100i</text:p>
          </table:table-cell>
          <table:table-cell office:value-type="string">
            <text:p>-4.587 +0.306i</text:p>
          </table:table-cell>
          <table:table-cell office:value-type="string">
            <text:p>-4.063 -2.560i</text:p>
          </table:table-cell>
          <table:table-cell office:value-type="string">
            <text:p>-8.644 +1.446i</text:p>
          </table:table-cell>
          <table:table-cell office:value-type="string">
            <text:p>-10.572 +13.349i</text:p>
          </table:table-cell>
          <table:table-cell office:value-type="string">
            <text:p>-3.562 -5.729i</text:p>
          </table:table-cell>
          <table:table-cell office:value-type="string">
            <text:p>-3.447 +5.401i</text:p>
          </table:table-cell>
          <table:table-cell office:value-type="string">
            <text:p>+5.225 +5.108i</text:p>
          </table:table-cell>
          <table:table-cell office:value-type="string">
            <text:p>+5.736 -6.214i</text:p>
          </table:table-cell>
          <table:table-cell office:value-type="string">
            <text:p>-2.223 +2.398i</text:p>
          </table:table-cell>
          <table:table-cell office:value-type="string">
            <text:p>-2.359 -12.199i</text:p>
          </table:table-cell>
          <table:table-cell office:value-type="string">
            <text:p>+10.644 -11.017i</text:p>
          </table:table-cell>
          <table:table-cell office:value-type="string">
            <text:p>+11.768 +0.379i</text:p>
          </table:table-cell>
          <table:table-cell office:value-type="string">
            <text:p>-3.430 +8.211i</text:p>
          </table:table-cell>
          <table:table-cell office:value-type="string">
            <text:p>-11.572 -21.577i</text:p>
          </table:table-cell>
        </table:table-row>
        <table:table-row table:style-name="ro1">
          <table:table-cell office:value-type="string">
            <text:p>-8.173 -3.272i</text:p>
          </table:table-cell>
          <table:table-cell office:value-type="string">
            <text:p>+0.612 -3.369i</text:p>
          </table:table-cell>
          <table:table-cell office:value-type="string">
            <text:p>-1.332 -1.264i</text:p>
          </table:table-cell>
          <table:table-cell office:value-type="string">
            <text:p>-2.693 -4.056i</text:p>
          </table:table-cell>
          <table:table-cell office:value-type="string">
            <text:p>-1.096 -1.316i</text:p>
          </table:table-cell>
          <table:table-cell office:value-type="string">
            <text:p>+1.637 +3.295i</text:p>
          </table:table-cell>
          <table:table-cell office:value-type="string">
            <text:p>+3.129 -1.564i</text:p>
          </table:table-cell>
          <table:table-cell office:value-type="string">
            <text:p>-3.126 -5.290i</text:p>
          </table:table-cell>
          <table:table-cell office:value-type="string">
            <text:p>+2.957 -1.865i</text:p>
          </table:table-cell>
          <table:table-cell office:value-type="string">
            <text:p>+18.519 +7.228i</text:p>
          </table:table-cell>
          <table:table-cell office:value-type="string">
            <text:p>+3.025 +3.769i</text:p>
          </table:table-cell>
          <table:table-cell office:value-type="string">
            <text:p>+5.153 -6.135i</text:p>
          </table:table-cell>
          <table:table-cell office:value-type="string">
            <text:p>-4.417 -2.805i</text:p>
          </table:table-cell>
          <table:table-cell office:value-type="string">
            <text:p>+8.301 +8.329i</text:p>
          </table:table-cell>
          <table:table-cell office:value-type="string">
            <text:p>+2.193 -6.088i</text:p>
          </table:table-cell>
          <table:table-cell office:value-type="string">
            <text:p>+7.637 -17.987i</text:p>
          </table:table-cell>
          <table:table-cell office:value-type="string">
            <text:p>+8.798 -7.996i</text:p>
          </table:table-cell>
        </table:table-row>
        <table:table-row table:style-name="ro1">
          <table:table-cell office:value-type="string">
            <text:p>+1.586 -0.757i</text:p>
          </table:table-cell>
          <table:table-cell office:value-type="string">
            <text:p>+2.797 +4.357i</text:p>
          </table:table-cell>
          <table:table-cell office:value-type="string">
            <text:p>-11.003 -6.918i</text:p>
          </table:table-cell>
          <table:table-cell office:value-type="string">
            <text:p>-8.707 +5.418i</text:p>
          </table:table-cell>
          <table:table-cell office:value-type="string">
            <text:p>-4.950 +7.707i</text:p>
          </table:table-cell>
          <table:table-cell office:value-type="string">
            <text:p>+4.261 -3.584i</text:p>
          </table:table-cell>
          <table:table-cell office:value-type="string">
            <text:p>+2.414 -4.699i</text:p>
          </table:table-cell>
          <table:table-cell office:value-type="string">
            <text:p>+14.204 +8.229i</text:p>
          </table:table-cell>
          <table:table-cell office:value-type="string">
            <text:p>+2.000 +5.657i</text:p>
          </table:table-cell>
          <table:table-cell office:value-type="string">
            <text:p>-3.516 -1.849i</text:p>
          </table:table-cell>
          <table:table-cell office:value-type="string">
            <text:p>-5.046 +4.811i</text:p>
          </table:table-cell>
          <table:table-cell office:value-type="string">
            <text:p>-7.188 +11.494i</text:p>
          </table:table-cell>
          <table:table-cell office:value-type="string">
            <text:p>+0.707 -0.879i</text:p>
          </table:table-cell>
          <table:table-cell office:value-type="string">
            <text:p>+3.266 -6.867i</text:p>
          </table:table-cell>
          <table:table-cell office:value-type="string">
            <text:p>+4.857 -0.585i</text:p>
          </table:table-cell>
          <table:table-cell office:value-type="string">
            <text:p>+4.583 -8.595i</text:p>
          </table:table-cell>
          <table:table-cell office:value-type="string">
            <text:p>-7.243 -0.757i</text:p>
          </table:table-cell>
        </table:table-row>
        <table:table-row table:style-name="ro1">
          <table:table-cell office:value-type="string">
            <text:p>-5.460 +11.105i</text:p>
          </table:table-cell>
          <table:table-cell office:value-type="string">
            <text:p>-2.702 -10.240i</text:p>
          </table:table-cell>
          <table:table-cell office:value-type="string">
            <text:p>+4.501 -0.133i</text:p>
          </table:table-cell>
          <table:table-cell office:value-type="string">
            <text:p>+5.628 +1.435i</text:p>
          </table:table-cell>
          <table:table-cell office:value-type="string">
            <text:p>+0.988 -2.519i</text:p>
          </table:table-cell>
          <table:table-cell office:value-type="string">
            <text:p>+0.433 +1.483i</text:p>
          </table:table-cell>
          <table:table-cell office:value-type="string">
            <text:p>+10.276 -7.154i</text:p>
          </table:table-cell>
          <table:table-cell office:value-type="string">
            <text:p>-7.331 -0.340i</text:p>
          </table:table-cell>
          <table:table-cell office:value-type="string">
            <text:p>-6.537 +10.765i</text:p>
          </table:table-cell>
          <table:table-cell office:value-type="string">
            <text:p>-2.129 -4.104i</text:p>
          </table:table-cell>
          <table:table-cell office:value-type="string">
            <text:p>-8.402 -13.222i</text:p>
          </table:table-cell>
          <table:table-cell office:value-type="string">
            <text:p>-5.765 -3.455i</text:p>
          </table:table-cell>
          <table:table-cell office:value-type="string">
            <text:p>+5.281 +3.506i</text:p>
          </table:table-cell>
          <table:table-cell office:value-type="string">
            <text:p>-0.254 -3.695i</text:p>
          </table:table-cell>
          <table:table-cell office:value-type="string">
            <text:p>+0.789 -1.647i</text:p>
          </table:table-cell>
          <table:table-cell office:value-type="string">
            <text:p>+6.430 -8.192i</text:p>
          </table:table-cell>
          <table:table-cell office:value-type="string">
            <text:p>+7.128 -6.060i</text:p>
          </table:table-cell>
        </table:table-row>
        <table:table-row table:style-name="ro1">
          <table:table-cell office:value-type="string">
            <text:p>-1.033 +10.025i</text:p>
          </table:table-cell>
          <table:table-cell office:value-type="string">
            <text:p>+10.803 +6.332i</text:p>
          </table:table-cell>
          <table:table-cell office:value-type="string">
            <text:p>+2.470 -3.644i</text:p>
          </table:table-cell>
          <table:table-cell office:value-type="string">
            <text:p>-3.092 +9.023i</text:p>
          </table:table-cell>
          <table:table-cell office:value-type="string">
            <text:p>+1.133 +4.114i</text:p>
          </table:table-cell>
          <table:table-cell office:value-type="string">
            <text:p>+6.791 -7.169i</text:p>
          </table:table-cell>
          <table:table-cell office:value-type="string">
            <text:p>+2.065 -1.116i</text:p>
          </table:table-cell>
          <table:table-cell office:value-type="string">
            <text:p>-4.242 +3.053i</text:p>
          </table:table-cell>
          <table:table-cell office:value-type="string">
            <text:p>+9.743 -1.619i</text:p>
          </table:table-cell>
          <table:table-cell office:value-type="string">
            <text:p>-7.607 -3.366i</text:p>
          </table:table-cell>
          <table:table-cell office:value-type="string">
            <text:p>+2.062 +15.119i</text:p>
          </table:table-cell>
          <table:table-cell office:value-type="string">
            <text:p>-1.669 -6.182i</text:p>
          </table:table-cell>
          <table:table-cell office:value-type="string">
            <text:p>+2.676 -10.704i</text:p>
          </table:table-cell>
          <table:table-cell office:value-type="string">
            <text:p>-7.835 +3.291i</text:p>
          </table:table-cell>
          <table:table-cell office:value-type="string">
            <text:p>-2.438 +2.932i</text:p>
          </table:table-cell>
          <table:table-cell office:value-type="string">
            <text:p>-12.622 +0.487i</text:p>
          </table:table-cell>
          <table:table-cell office:value-type="string">
            <text:p>-7.198 -5.849i</text:p>
          </table:table-cell>
        </table:table-row>
        <table:table-row table:style-name="ro1">
          <table:table-cell office:value-type="string">
            <text:p>+0.341 -1.923i</text:p>
          </table:table-cell>
          <table:table-cell office:value-type="string">
            <text:p>+11.675 -14.113i</text:p>
          </table:table-cell>
          <table:table-cell office:value-type="string">
            <text:p>-5.982 -12.080i</text:p>
          </table:table-cell>
          <table:table-cell office:value-type="string">
            <text:p>-3.785 -6.013i</text:p>
          </table:table-cell>
          <table:table-cell office:value-type="string">
            <text:p>-0.841 +3.769i</text:p>
          </table:table-cell>
          <table:table-cell office:value-type="string">
            <text:p>-4.234 -6.029i</text:p>
          </table:table-cell>
          <table:table-cell office:value-type="string">
            <text:p>-6.470 +7.527i</text:p>
          </table:table-cell>
          <table:table-cell office:value-type="string">
            <text:p>-4.008 +5.472i</text:p>
          </table:table-cell>
          <table:table-cell office:value-type="string">
            <text:p>-1.413 -6.510i</text:p>
          </table:table-cell>
          <table:table-cell office:value-type="string">
            <text:p>+2.900 +3.141i</text:p>
          </table:table-cell>
          <table:table-cell office:value-type="string">
            <text:p>+0.117 +0.488i</text:p>
          </table:table-cell>
          <table:table-cell office:value-type="string">
            <text:p>+13.124 -8.830i</text:p>
          </table:table-cell>
          <table:table-cell office:value-type="string">
            <text:p>-1.295 +6.169i</text:p>
          </table:table-cell>
          <table:table-cell office:value-type="string">
            <text:p>-2.180 -0.631i</text:p>
          </table:table-cell>
          <table:table-cell office:value-type="string">
            <text:p>+12.153 -3.829i</text:p>
          </table:table-cell>
          <table:table-cell office:value-type="string">
            <text:p>+4.356 -15.233i</text:p>
          </table:table-cell>
          <table:table-cell office:value-type="string">
            <text:p>-7.430 +9.938i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----------------------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Pair correlation function.</text:p>
          </table:table-cell>
          <table:table-cell table:number-columns-repeated="16"/>
        </table:table-row>
        <table:table-row table:style-name="ro1">
          <table:table-cell office:value-type="string">
            <text:p>Bin resolution: 0.007071068</text:p>
          </table:table-cell>
          <table:table-cell office:value-type="string">
            <text:p><text:s/>normalisation factor: 103020000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in centre</text:p>
          </table:table-cell>
          <table:table-cell office:value-type="string">
            <text:p>Probability</text:p>
          </table:table-cell>
          <table:table-cell office:value-type="string">
            <text:p>Number in bin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388">
            <text:p>0.00038800</text:p>
          </table:table-cell>
          <table:table-cell office:value-type="float" office:value="400000">
            <text:p>400000</text:p>
          </table:table-cell>
          <table:table-cell table:number-columns-repeated="14"/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0.011648">
            <text:p>0.01164800</text:p>
          </table:table-cell>
          <table:table-cell office:value-type="float" office:value="12000000">
            <text:p>12000000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8348">
            <text:p>0.00834800</text:p>
          </table:table-cell>
          <table:table-cell office:value-type="float" office:value="8600000">
            <text:p>8600000</text:p>
          </table:table-cell>
          <table:table-cell table:number-columns-repeated="14"/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0.01126">
            <text:p>0.01126000</text:p>
          </table:table-cell>
          <table:table-cell office:value-type="float" office:value="11600000">
            <text:p>11600000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7571">
            <text:p>0.00757100</text:p>
          </table:table-cell>
          <table:table-cell office:value-type="float" office:value="7800000">
            <text:p>7800000</text:p>
          </table:table-cell>
          <table:table-cell table:number-columns-repeated="14"/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0.006407">
            <text:p>0.00640700</text:p>
          </table:table-cell>
          <table:table-cell office:value-type="float" office:value="6600000">
            <text:p>6600000</text:p>
          </table:table-cell>
          <table:table-cell table:number-columns-repeated="14"/>
        </table:table-row>
        <table:table-row table:style-name="ro1">
          <table:table-cell office:value-type="float" office:value="3.61">
            <text:p>3.61</text:p>
          </table:table-cell>
          <table:table-cell office:value-type="float" office:value="0.012619">
            <text:p>0.01261900</text:p>
          </table:table-cell>
          <table:table-cell office:value-type="float" office:value="13000000">
            <text:p>13000000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5436">
            <text:p>0.00543600</text:p>
          </table:table-cell>
          <table:table-cell office:value-type="float" office:value="5600000">
            <text:p>5600000</text:p>
          </table:table-cell>
          <table:table-cell table:number-columns-repeated="14"/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0.012425">
            <text:p>0.01242500</text:p>
          </table:table-cell>
          <table:table-cell office:value-type="float" office:value="12800000">
            <text:p>12800000</text:p>
          </table:table-cell>
          <table:table-cell table:number-columns-repeated="14"/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0.010289">
            <text:p>0.01028900</text:p>
          </table:table-cell>
          <table:table-cell office:value-type="float" office:value="10600000">
            <text:p>10600000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6795">
            <text:p>0.00679500</text:p>
          </table:table-cell>
          <table:table-cell office:value-type="float" office:value="7000000">
            <text:p>7000000</text:p>
          </table:table-cell>
          <table:table-cell table:number-columns-repeated="14"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0.004077">
            <text:p>0.00407700</text:p>
          </table:table-cell>
          <table:table-cell office:value-type="float" office:value="4200000">
            <text:p>4200000</text:p>
          </table:table-cell>
          <table:table-cell table:number-columns-repeated="14"/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0.013395">
            <text:p>0.01339500</text:p>
          </table:table-cell>
          <table:table-cell office:value-type="float" office:value="13800000">
            <text:p>13800000</text:p>
          </table:table-cell>
          <table:table-cell table:number-columns-repeated="14"/>
        </table:table-row>
        <table:table-row table:style-name="ro1">
          <table:table-cell office:value-type="float" office:value="5.57">
            <text:p>5.57</text:p>
          </table:table-cell>
          <table:table-cell office:value-type="float" office:value="0.010872">
            <text:p>0.01087200</text:p>
          </table:table-cell>
          <table:table-cell office:value-type="float" office:value="11200000">
            <text:p>11200000</text:p>
          </table:table-cell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6795">
            <text:p>0.00679500</text:p>
          </table:table-cell>
          <table:table-cell office:value-type="float" office:value="7000000">
            <text:p>7000000</text:p>
          </table:table-cell>
          <table:table-cell table:number-columns-repeated="14"/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0.010483">
            <text:p>0.01048300</text:p>
          </table:table-cell>
          <table:table-cell office:value-type="float" office:value="10800000">
            <text:p>10800000</text:p>
          </table:table-cell>
          <table:table-cell table:number-columns-repeated="14"/>
        </table:table-row>
        <table:table-row table:style-name="ro1">
          <table:table-cell office:value-type="float" office:value="6.24">
            <text:p>6.24</text:p>
          </table:table-cell>
          <table:table-cell office:value-type="float" office:value="0.013201">
            <text:p>0.01320100</text:p>
          </table:table-cell>
          <table:table-cell office:value-type="float" office:value="13600000">
            <text:p>13600000</text:p>
          </table:table-cell>
          <table:table-cell table:number-columns-repeated="14"/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0.010678">
            <text:p>0.01067800</text:p>
          </table:table-cell>
          <table:table-cell office:value-type="float" office:value="11000000">
            <text:p>11000000</text:p>
          </table:table-cell>
          <table:table-cell table:number-columns-repeated="14"/>
        </table:table-row>
        <table:table-row table:style-name="ro1">
          <table:table-cell office:value-type="float" office:value="6.93">
            <text:p>6.93</text:p>
          </table:table-cell>
          <table:table-cell office:value-type="float" office:value="0.005436">
            <text:p>0.00543600</text:p>
          </table:table-cell>
          <table:table-cell office:value-type="float" office:value="5600000">
            <text:p>5600000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8443">
            <text:p>0.01844300</text:p>
          </table:table-cell>
          <table:table-cell office:value-type="float" office:value="19000000">
            <text:p>19000000</text:p>
          </table:table-cell>
          <table:table-cell table:number-columns-repeated="14"/>
        </table:table-row>
        <table:table-row table:style-name="ro1">
          <table:table-cell office:value-type="float" office:value="7.21">
            <text:p>7.21</text:p>
          </table:table-cell>
          <table:table-cell office:value-type="float" office:value="0.010095">
            <text:p>0.01009500</text:p>
          </table:table-cell>
          <table:table-cell office:value-type="float" office:value="10400000">
            <text:p>10400000</text:p>
          </table:table-cell>
          <table:table-cell table:number-columns-repeated="14"/>
        </table:table-row>
        <table:table-row table:style-name="ro1">
          <table:table-cell office:value-type="float" office:value="7.55">
            <text:p>7.55</text:p>
          </table:table-cell>
          <table:table-cell office:value-type="float" office:value="0.012813">
            <text:p>0.01281300</text:p>
          </table:table-cell>
          <table:table-cell office:value-type="float" office:value="13200000">
            <text:p>13200000</text:p>
          </table:table-cell>
          <table:table-cell table:number-columns-repeated="14"/>
        </table:table-row>
        <table:table-row table:style-name="ro1">
          <table:table-cell office:value-type="float" office:value="7.81">
            <text:p>7.81</text:p>
          </table:table-cell>
          <table:table-cell office:value-type="float" office:value="0.011842">
            <text:p>0.01184200</text:p>
          </table:table-cell>
          <table:table-cell office:value-type="float" office:value="12200000">
            <text:p>12200000</text:p>
          </table:table-cell>
          <table:table-cell table:number-columns-repeated="14"/>
        </table:table-row>
        <table:table-row table:style-name="ro1">
          <table:table-cell office:value-type="float" office:value="7.94">
            <text:p>7.94</text:p>
          </table:table-cell>
          <table:table-cell office:value-type="float" office:value="0.010095">
            <text:p>0.01009500</text:p>
          </table:table-cell>
          <table:table-cell office:value-type="float" office:value="10400000">
            <text:p>10400000</text:p>
          </table:table-cell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6212">
            <text:p>0.00621200</text:p>
          </table:table-cell>
          <table:table-cell office:value-type="float" office:value="6400000">
            <text:p>6400000</text:p>
          </table:table-cell>
          <table:table-cell table:number-columns-repeated="14"/>
        </table:table-row>
        <table:table-row table:style-name="ro1">
          <table:table-cell office:value-type="float" office:value="8.19">
            <text:p>8.19</text:p>
          </table:table-cell>
          <table:table-cell office:value-type="float" office:value="0.012231">
            <text:p>0.01223100</text:p>
          </table:table-cell>
          <table:table-cell office:value-type="float" office:value="12600000">
            <text:p>12600000</text:p>
          </table:table-cell>
          <table:table-cell table:number-columns-repeated="14"/>
        </table:table-row>
        <table:table-row table:style-name="ro1">
          <table:table-cell office:value-type="float" office:value="8.54">
            <text:p>8.54</text:p>
          </table:table-cell>
          <table:table-cell office:value-type="float" office:value="0.010289">
            <text:p>0.01028900</text:p>
          </table:table-cell>
          <table:table-cell office:value-type="float" office:value="10600000">
            <text:p>10600000</text:p>
          </table:table-cell>
          <table:table-cell table:number-columns-repeated="14"/>
        </table:table-row>
        <table:table-row table:style-name="ro1">
          <table:table-cell office:value-type="float" office:value="8.66">
            <text:p>8.66</text:p>
          </table:table-cell>
          <table:table-cell office:value-type="float" office:value="0.004271">
            <text:p>0.00427100</text:p>
          </table:table-cell>
          <table:table-cell office:value-type="float" office:value="4400000">
            <text:p>4400000</text:p>
          </table:table-cell>
          <table:table-cell table:number-columns-repeated="14"/>
        </table:table-row>
        <table:table-row table:style-name="ro1">
          <table:table-cell office:value-type="float" office:value="8.72">
            <text:p>8.72</text:p>
          </table:table-cell>
          <table:table-cell office:value-type="float" office:value="0.011842">
            <text:p>0.01184200</text:p>
          </table:table-cell>
          <table:table-cell office:value-type="float" office:value="12200000">
            <text:p>12200000</text:p>
          </table:table-cell>
          <table:table-cell table:number-columns-repeated="14"/>
        </table:table-row>
        <table:table-row table:style-name="ro1">
          <table:table-cell office:value-type="float" office:value="8.89">
            <text:p>8.89</text:p>
          </table:table-cell>
          <table:table-cell office:value-type="float" office:value="0.009707">
            <text:p>0.00970700</text:p>
          </table:table-cell>
          <table:table-cell office:value-type="float" office:value="10000000">
            <text:p>10000000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4659">
            <text:p>0.00465900</text:p>
          </table:table-cell>
          <table:table-cell office:value-type="float" office:value="4800000">
            <text:p>4800000</text:p>
          </table:table-cell>
          <table:table-cell table:number-columns-repeated="14"/>
        </table:table-row>
        <table:table-row table:style-name="ro1">
          <table:table-cell office:value-type="float" office:value="9.17">
            <text:p>9.17</text:p>
          </table:table-cell>
          <table:table-cell office:value-type="float" office:value="0.010678">
            <text:p>0.01067800</text:p>
          </table:table-cell>
          <table:table-cell office:value-type="float" office:value="11000000">
            <text:p>11000000</text:p>
          </table:table-cell>
          <table:table-cell table:number-columns-repeated="14"/>
        </table:table-row>
        <table:table-row table:style-name="ro1">
          <table:table-cell office:value-type="float" office:value="9.54">
            <text:p>9.54</text:p>
          </table:table-cell>
          <table:table-cell office:value-type="float" office:value="0.023491">
            <text:p>0.02349100</text:p>
          </table:table-cell>
          <table:table-cell office:value-type="float" office:value="24200000">
            <text:p>24200000</text:p>
          </table:table-cell>
          <table:table-cell table:number-columns-repeated="14"/>
        </table:table-row>
        <table:table-row table:style-name="ro1">
          <table:table-cell office:value-type="float" office:value="9.64">
            <text:p>9.64</text:p>
          </table:table-cell>
          <table:table-cell office:value-type="float" office:value="0.012619">
            <text:p>0.01261900</text:p>
          </table:table-cell>
          <table:table-cell office:value-type="float" office:value="13000000">
            <text:p>13000000</text:p>
          </table:table-cell>
          <table:table-cell table:number-columns-repeated="14"/>
        </table:table-row>
        <table:table-row table:style-name="ro1">
          <table:table-cell office:value-type="float" office:value="9.85">
            <text:p>9.85</text:p>
          </table:table-cell>
          <table:table-cell office:value-type="float" office:value="0.011066">
            <text:p>0.01106600</text:p>
          </table:table-cell>
          <table:table-cell office:value-type="float" office:value="11400000">
            <text:p>11400000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4465">
            <text:p>0.00446500</text:p>
          </table:table-cell>
          <table:table-cell office:value-type="float" office:value="4600000">
            <text:p>4600000</text:p>
          </table:table-cell>
          <table:table-cell table:number-columns-repeated="14"/>
        </table:table-row>
        <table:table-row table:style-name="ro1">
          <table:table-cell office:value-type="float" office:value="10.15">
            <text:p>10.15</text:p>
          </table:table-cell>
          <table:table-cell office:value-type="float" office:value="0.008542">
            <text:p>0.00854200</text:p>
          </table:table-cell>
          <table:table-cell office:value-type="float" office:value="8800000">
            <text:p>8800000</text:p>
          </table:table-cell>
          <table:table-cell table:number-columns-repeated="14"/>
        </table:table-row>
        <table:table-row table:style-name="ro1">
          <table:table-cell office:value-type="float" office:value="10.39">
            <text:p>10.39</text:p>
          </table:table-cell>
          <table:table-cell office:value-type="float" office:value="0.005048">
            <text:p>0.00504800</text:p>
          </table:table-cell>
          <table:table-cell office:value-type="float" office:value="5200000">
            <text:p>5200000</text:p>
          </table:table-cell>
          <table:table-cell table:number-columns-repeated="14"/>
        </table:table-row>
        <table:table-row table:style-name="ro1">
          <table:table-cell office:value-type="float" office:value="10.44">
            <text:p>10.44</text:p>
          </table:table-cell>
          <table:table-cell office:value-type="float" office:value="0.013007">
            <text:p>0.01300700</text:p>
          </table:table-cell>
          <table:table-cell office:value-type="float" office:value="13400000">
            <text:p>13400000</text:p>
          </table:table-cell>
          <table:table-cell table:number-columns-repeated="14"/>
        </table:table-row>
        <table:table-row table:style-name="ro1">
          <table:table-cell office:value-type="float" office:value="10.54">
            <text:p>10.54</text:p>
          </table:table-cell>
          <table:table-cell office:value-type="float" office:value="0.012231">
            <text:p>0.01223100</text:p>
          </table:table-cell>
          <table:table-cell office:value-type="float" office:value="12600000">
            <text:p>12600000</text:p>
          </table:table-cell>
          <table:table-cell table:number-columns-repeated="14"/>
        </table:table-row>
        <table:table-row table:style-name="ro1">
          <table:table-cell office:value-type="float" office:value="10.58">
            <text:p>10.58</text:p>
          </table:table-cell>
          <table:table-cell office:value-type="float" office:value="0.010095">
            <text:p>0.01009500</text:p>
          </table:table-cell>
          <table:table-cell office:value-type="float" office:value="10400000">
            <text:p>10400000</text:p>
          </table:table-cell>
          <table:table-cell table:number-columns-repeated="14"/>
        </table:table-row>
        <table:table-row table:style-name="ro1">
          <table:table-cell office:value-type="float" office:value="10.82">
            <text:p>10.82</text:p>
          </table:table-cell>
          <table:table-cell office:value-type="float" office:value="0.013784">
            <text:p>0.01378400</text:p>
          </table:table-cell>
          <table:table-cell office:value-type="float" office:value="14200000">
            <text:p>14200000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4659">
            <text:p>0.00465900</text:p>
          </table:table-cell>
          <table:table-cell office:value-type="float" office:value="4800000">
            <text:p>4800000</text:p>
          </table:table-cell>
          <table:table-cell table:number-columns-repeated="14"/>
        </table:table-row>
        <table:table-row table:style-name="ro1">
          <table:table-cell office:value-type="float" office:value="11.14">
            <text:p>11.14</text:p>
          </table:table-cell>
          <table:table-cell office:value-type="float" office:value="0.010483">
            <text:p>0.01048300</text:p>
          </table:table-cell>
          <table:table-cell office:value-type="float" office:value="10800000">
            <text:p>10800000</text:p>
          </table:table-cell>
          <table:table-cell table:number-columns-repeated="14"/>
        </table:table-row>
        <table:table-row table:style-name="ro1">
          <table:table-cell office:value-type="float" office:value="11.27">
            <text:p>11.27</text:p>
          </table:table-cell>
          <table:table-cell office:value-type="float" office:value="0.01126">
            <text:p>0.01126000</text:p>
          </table:table-cell>
          <table:table-cell office:value-type="float" office:value="11600000">
            <text:p>11600000</text:p>
          </table:table-cell>
          <table:table-cell table:number-columns-repeated="14"/>
        </table:table-row>
        <table:table-row table:style-name="ro1">
          <table:table-cell office:value-type="float" office:value="11.36">
            <text:p>11.36</text:p>
          </table:table-cell>
          <table:table-cell office:value-type="float" office:value="0.011066">
            <text:p>0.01106600</text:p>
          </table:table-cell>
          <table:table-cell office:value-type="float" office:value="11400000">
            <text:p>11400000</text:p>
          </table:table-cell>
          <table:table-cell table:number-columns-repeated="14"/>
        </table:table-row>
        <table:table-row table:style-name="ro1">
          <table:table-cell office:value-type="float" office:value="11.53">
            <text:p>11.53</text:p>
          </table:table-cell>
          <table:table-cell office:value-type="float" office:value="0.023685">
            <text:p>0.02368500</text:p>
          </table:table-cell>
          <table:table-cell office:value-type="float" office:value="24400000">
            <text:p>24400000</text:p>
          </table:table-cell>
          <table:table-cell table:number-columns-repeated="14"/>
        </table:table-row>
        <table:table-row table:style-name="ro1">
          <table:table-cell office:value-type="float" office:value="11.79">
            <text:p>11.79</text:p>
          </table:table-cell>
          <table:table-cell office:value-type="float" office:value="0.010095">
            <text:p>0.01009500</text:p>
          </table:table-cell>
          <table:table-cell office:value-type="float" office:value="10400000">
            <text:p>10400000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6018">
            <text:p>0.00601800</text:p>
          </table:table-cell>
          <table:table-cell office:value-type="float" office:value="6200000">
            <text:p>6200000</text:p>
          </table:table-cell>
          <table:table-cell table:number-columns-repeated="14"/>
        </table:table-row>
        <table:table-row table:style-name="ro1">
          <table:table-cell office:value-type="float" office:value="12.12">
            <text:p>12.12</text:p>
          </table:table-cell>
          <table:table-cell office:value-type="float" office:value="0.018831">
            <text:p>0.01883100</text:p>
          </table:table-cell>
          <table:table-cell office:value-type="float" office:value="19400000">
            <text:p>19400000</text:p>
          </table:table-cell>
          <table:table-cell table:number-columns-repeated="14"/>
        </table:table-row>
        <table:table-row table:style-name="ro1">
          <table:table-cell office:value-type="float" office:value="12.17">
            <text:p>12.17</text:p>
          </table:table-cell>
          <table:table-cell office:value-type="float" office:value="0.011648">
            <text:p>0.01164800</text:p>
          </table:table-cell>
          <table:table-cell office:value-type="float" office:value="12000000">
            <text:p>12000000</text:p>
          </table:table-cell>
          <table:table-cell table:number-columns-repeated="14"/>
        </table:table-row>
        <table:table-row table:style-name="ro1">
          <table:table-cell office:value-type="float" office:value="12.29">
            <text:p>12.29</text:p>
          </table:table-cell>
          <table:table-cell office:value-type="float" office:value="0.011454">
            <text:p>0.01145400</text:p>
          </table:table-cell>
          <table:table-cell office:value-type="float" office:value="11800000">
            <text:p>11800000</text:p>
          </table:table-cell>
          <table:table-cell table:number-columns-repeated="14"/>
        </table:table-row>
        <table:table-row table:style-name="ro1">
          <table:table-cell office:value-type="float" office:value="12.49">
            <text:p>12.49</text:p>
          </table:table-cell>
          <table:table-cell office:value-type="float" office:value="0.012231">
            <text:p>0.01223100</text:p>
          </table:table-cell>
          <table:table-cell office:value-type="float" office:value="12600000">
            <text:p>12600000</text:p>
          </table:table-cell>
          <table:table-cell table:number-columns-repeated="14"/>
        </table:table-row>
        <table:table-row table:style-name="ro1">
          <table:table-cell office:value-type="float" office:value="12.53">
            <text:p>12.53</text:p>
          </table:table-cell>
          <table:table-cell office:value-type="float" office:value="0.013395">
            <text:p>0.01339500</text:p>
          </table:table-cell>
          <table:table-cell office:value-type="float" office:value="13800000">
            <text:p>13800000</text:p>
          </table:table-cell>
          <table:table-cell table:number-columns-repeated="14"/>
        </table:table-row>
        <table:table-row table:style-name="ro1">
          <table:table-cell office:value-type="float" office:value="12.77">
            <text:p>12.77</text:p>
          </table:table-cell>
          <table:table-cell office:value-type="float" office:value="0.013007">
            <text:p>0.01300700</text:p>
          </table:table-cell>
          <table:table-cell office:value-type="float" office:value="13400000">
            <text:p>13400000</text:p>
          </table:table-cell>
          <table:table-cell table:number-columns-repeated="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6696">
            <text:p>0.01669600</text:p>
          </table:table-cell>
          <table:table-cell office:value-type="float" office:value="17200000">
            <text:p>17200000</text:p>
          </table:table-cell>
          <table:table-cell table:number-columns-repeated="14"/>
        </table:table-row>
        <table:table-row table:style-name="ro1">
          <table:table-cell office:value-type="float" office:value="13.08">
            <text:p>13.08</text:p>
          </table:table-cell>
          <table:table-cell office:value-type="float" office:value="0.010483">
            <text:p>0.01048300</text:p>
          </table:table-cell>
          <table:table-cell office:value-type="float" office:value="10800000">
            <text:p>10800000</text:p>
          </table:table-cell>
          <table:table-cell table:number-columns-repeated="14"/>
        </table:table-row>
        <table:table-row table:style-name="ro1">
          <table:table-cell office:value-type="float" office:value="13.11">
            <text:p>13.11</text:p>
          </table:table-cell>
          <table:table-cell office:value-type="float" office:value="0.010289">
            <text:p>0.01028900</text:p>
          </table:table-cell>
          <table:table-cell office:value-type="float" office:value="10600000">
            <text:p>10600000</text:p>
          </table:table-cell>
          <table:table-cell table:number-columns-repeated="14"/>
        </table:table-row>
        <table:table-row table:style-name="ro1">
          <table:table-cell office:value-type="float" office:value="13.23">
            <text:p>13.23</text:p>
          </table:table-cell>
          <table:table-cell office:value-type="float" office:value="0.011454">
            <text:p>0.01145400</text:p>
          </table:table-cell>
          <table:table-cell office:value-type="float" office:value="11800000">
            <text:p>11800000</text:p>
          </table:table-cell>
          <table:table-cell table:number-columns-repeated="14"/>
        </table:table-row>
        <table:table-row table:style-name="ro1">
          <table:table-cell office:value-type="float" office:value="13.45">
            <text:p>13.45</text:p>
          </table:table-cell>
          <table:table-cell office:value-type="float" office:value="0.009707">
            <text:p>0.00970700</text:p>
          </table:table-cell>
          <table:table-cell office:value-type="float" office:value="10000000">
            <text:p>10000000</text:p>
          </table:table-cell>
          <table:table-cell table:number-columns-repeated="14"/>
        </table:table-row>
        <table:table-row table:style-name="ro1">
          <table:table-cell office:value-type="float" office:value="13.53">
            <text:p>13.53</text:p>
          </table:table-cell>
          <table:table-cell office:value-type="float" office:value="0.012231">
            <text:p>0.01223100</text:p>
          </table:table-cell>
          <table:table-cell office:value-type="float" office:value="12600000">
            <text:p>12600000</text:p>
          </table:table-cell>
          <table:table-cell table:number-columns-repeated="14"/>
        </table:table-row>
        <table:table-row table:style-name="ro1">
          <table:table-cell office:value-type="float" office:value="13.75">
            <text:p>13.75</text:p>
          </table:table-cell>
          <table:table-cell office:value-type="float" office:value="0.013201">
            <text:p>0.01320100</text:p>
          </table:table-cell>
          <table:table-cell office:value-type="float" office:value="13600000">
            <text:p>13600000</text:p>
          </table:table-cell>
          <table:table-cell table:number-columns-repeated="14"/>
        </table:table-row>
        <table:table-row table:style-name="ro1">
          <table:table-cell office:value-type="float" office:value="13.86">
            <text:p>13.86</text:p>
          </table:table-cell>
          <table:table-cell office:value-type="float" office:value="0.004659">
            <text:p>0.00465900</text:p>
          </table:table-cell>
          <table:table-cell office:value-type="float" office:value="4800000">
            <text:p>4800000</text:p>
          </table:table-cell>
          <table:table-cell table:number-columns-repeated="14"/>
        </table:table-row>
        <table:table-row table:style-name="ro1">
          <table:table-cell office:value-type="float" office:value="13.89">
            <text:p>13.89</text:p>
          </table:table-cell>
          <table:table-cell office:value-type="float" office:value="0.011648">
            <text:p>0.01164800</text:p>
          </table:table-cell>
          <table:table-cell office:value-type="float" office:value="12000000">
            <text:p>12000000</text:p>
          </table:table-cell>
          <table:table-cell table:number-columns-repeated="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9802">
            <text:p>0.01980200</text:p>
          </table:table-cell>
          <table:table-cell office:value-type="float" office:value="20400000">
            <text:p>20400000</text:p>
          </table:table-cell>
          <table:table-cell table:number-columns-repeated="14"/>
        </table:table-row>
        <table:table-row table:style-name="ro1">
          <table:table-cell office:value-type="float" office:value="14.11">
            <text:p>14.11</text:p>
          </table:table-cell>
          <table:table-cell office:value-type="float" office:value="0.012425">
            <text:p>0.01242500</text:p>
          </table:table-cell>
          <table:table-cell office:value-type="float" office:value="12800000">
            <text:p>12800000</text:p>
          </table:table-cell>
          <table:table-cell table:number-columns-repeated="14"/>
        </table:table-row>
        <table:table-row table:style-name="ro1">
          <table:table-cell office:value-type="float" office:value="14.18">
            <text:p>14.18</text:p>
          </table:table-cell>
          <table:table-cell office:value-type="float" office:value="0.01126">
            <text:p>0.01126000</text:p>
          </table:table-cell>
          <table:table-cell office:value-type="float" office:value="11600000">
            <text:p>11600000</text:p>
          </table:table-cell>
          <table:table-cell table:number-columns-repeated="14"/>
        </table:table-row>
        <table:table-row table:style-name="ro1">
          <table:table-cell office:value-type="float" office:value="14.42">
            <text:p>14.42</text:p>
          </table:table-cell>
          <table:table-cell office:value-type="float" office:value="0.012619">
            <text:p>0.01261900</text:p>
          </table:table-cell>
          <table:table-cell office:value-type="float" office:value="13000000">
            <text:p>13000000</text:p>
          </table:table-cell>
          <table:table-cell table:number-columns-repeated="14"/>
        </table:table-row>
        <table:table-row table:style-name="ro1">
          <table:table-cell office:value-type="float" office:value="14.53">
            <text:p>14.53</text:p>
          </table:table-cell>
          <table:table-cell office:value-type="float" office:value="0.011842">
            <text:p>0.01184200</text:p>
          </table:table-cell>
          <table:table-cell office:value-type="float" office:value="12200000">
            <text:p>12200000</text:p>
          </table:table-cell>
          <table:table-cell table:number-columns-repeated="14"/>
        </table:table-row>
        <table:table-row table:style-name="ro1">
          <table:table-cell office:value-type="float" office:value="14.73">
            <text:p>14.73</text:p>
          </table:table-cell>
          <table:table-cell office:value-type="float" office:value="0.02815">
            <text:p>0.02815000</text:p>
          </table:table-cell>
          <table:table-cell office:value-type="float" office:value="29000000">
            <text:p>29000000</text:p>
          </table:table-cell>
          <table:table-cell table:number-columns-repeated="14"/>
        </table:table-row>
        <table:table-row table:style-name="ro1">
          <table:table-cell office:value-type="float" office:value="14.8">
            <text:p>14.8</text:p>
          </table:table-cell>
          <table:table-cell office:value-type="float" office:value="0.010678">
            <text:p>0.01067800</text:p>
          </table:table-cell>
          <table:table-cell office:value-type="float" office:value="11000000">
            <text:p>11000000</text:p>
          </table:table-cell>
          <table:table-cell table:number-columns-repeated="14"/>
        </table:table-row>
        <table:table-row table:style-name="ro1">
          <table:table-cell office:value-type="float" office:value="14.93">
            <text:p>14.93</text:p>
          </table:table-cell>
          <table:table-cell office:value-type="float" office:value="0.011454">
            <text:p>0.01145400</text:p>
          </table:table-cell>
          <table:table-cell office:value-type="float" office:value="11800000">
            <text:p>11800000</text:p>
          </table:table-cell>
          <table:table-cell table:number-columns-repeated="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5048">
            <text:p>0.00504800</text:p>
          </table:table-cell>
          <table:table-cell office:value-type="float" office:value="5200000">
            <text:p>5200000</text:p>
          </table:table-cell>
          <table:table-cell table:number-columns-repeated="14"/>
        </table:table-row>
        <table:table-row table:style-name="ro1">
          <table:table-cell office:value-type="float" office:value="15.1">
            <text:p>15.1</text:p>
          </table:table-cell>
          <table:table-cell office:value-type="float" office:value="0.010872">
            <text:p>0.01087200</text:p>
          </table:table-cell>
          <table:table-cell office:value-type="float" office:value="11200000">
            <text:p>11200000</text:p>
          </table:table-cell>
          <table:table-cell table:number-columns-repeated="14"/>
        </table:table-row>
        <table:table-row table:style-name="ro1">
          <table:table-cell office:value-type="float" office:value="15.13">
            <text:p>15.13</text:p>
          </table:table-cell>
          <table:table-cell office:value-type="float" office:value="0.013978">
            <text:p>0.01397800</text:p>
          </table:table-cell>
          <table:table-cell office:value-type="float" office:value="14400000">
            <text:p>14400000</text:p>
          </table:table-cell>
          <table:table-cell table:number-columns-repeated="14"/>
        </table:table-row>
        <table:table-row table:style-name="ro1">
          <table:table-cell office:value-type="float" office:value="15.39">
            <text:p>15.39</text:p>
          </table:table-cell>
          <table:table-cell office:value-type="float" office:value="0.010678">
            <text:p>0.01067800</text:p>
          </table:table-cell>
          <table:table-cell office:value-type="float" office:value="11000000">
            <text:p>11000000</text:p>
          </table:table-cell>
          <table:table-cell table:number-columns-repeated="14"/>
        </table:table-row>
        <table:table-row table:style-name="ro1">
          <table:table-cell office:value-type="float" office:value="15.52">
            <text:p>15.52</text:p>
          </table:table-cell>
          <table:table-cell office:value-type="float" office:value="0.013201">
            <text:p>0.01320100</text:p>
          </table:table-cell>
          <table:table-cell office:value-type="float" office:value="13600000">
            <text:p>13600000</text:p>
          </table:table-cell>
          <table:table-cell table:number-columns-repeated="14"/>
        </table:table-row>
        <table:table-row table:style-name="ro1">
          <table:table-cell office:value-type="float" office:value="15.59">
            <text:p>15.59</text:p>
          </table:table-cell>
          <table:table-cell office:value-type="float" office:value="0.005242">
            <text:p>0.00524200</text:p>
          </table:table-cell>
          <table:table-cell office:value-type="float" office:value="5400000">
            <text:p>5400000</text:p>
          </table:table-cell>
          <table:table-cell table:number-columns-repeated="14"/>
        </table:table-row>
        <table:table-row table:style-name="ro1">
          <table:table-cell office:value-type="float" office:value="15.62">
            <text:p>15.62</text:p>
          </table:table-cell>
          <table:table-cell office:value-type="float" office:value="0.010289">
            <text:p>0.01028900</text:p>
          </table:table-cell>
          <table:table-cell office:value-type="float" office:value="10600000">
            <text:p>10600000</text:p>
          </table:table-cell>
          <table:table-cell table:number-columns-repeated="14"/>
        </table:table-row>
        <table:table-row table:style-name="ro1">
          <table:table-cell office:value-type="float" office:value="15.72">
            <text:p>15.72</text:p>
          </table:table-cell>
          <table:table-cell office:value-type="float" office:value="0.025238">
            <text:p>0.02523800</text:p>
          </table:table-cell>
          <table:table-cell office:value-type="float" office:value="26000000">
            <text:p>26000000</text:p>
          </table:table-cell>
          <table:table-cell table:number-columns-repeated="14"/>
        </table:table-row>
        <table:table-row table:style-name="ro1">
          <table:table-cell office:value-type="float" office:value="15.87">
            <text:p>15.87</text:p>
          </table:table-cell>
          <table:table-cell office:value-type="float" office:value="0.010483">
            <text:p>0.01048300</text:p>
          </table:table-cell>
          <table:table-cell office:value-type="float" office:value="10800000">
            <text:p>10800000</text:p>
          </table:table-cell>
          <table:table-cell table:number-columns-repeated="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3883">
            <text:p>0.00388300</text:p>
          </table:table-cell>
          <table:table-cell office:value-type="float" office:value="4000000">
            <text:p>4000000</text:p>
          </table:table-cell>
          <table:table-cell table:number-columns-repeated="14"/>
        </table:table-row>
        <table:table-row table:style-name="ro1">
          <table:table-cell office:value-type="float" office:value="16.09">
            <text:p>16.09</text:p>
          </table:table-cell>
          <table:table-cell office:value-type="float" office:value="0.015725">
            <text:p>0.01572500</text:p>
          </table:table-cell>
          <table:table-cell office:value-type="float" office:value="16200000">
            <text:p>16200000</text:p>
          </table:table-cell>
          <table:table-cell table:number-columns-repeated="14"/>
        </table:table-row>
        <table:table-row table:style-name="ro1">
          <table:table-cell office:value-type="float" office:value="16.37">
            <text:p>16.37</text:p>
          </table:table-cell>
          <table:table-cell office:value-type="float" office:value="0.00563">
            <text:p>0.00563000</text:p>
          </table:table-cell>
          <table:table-cell office:value-type="float" office:value="5800000">
            <text:p>5800000</text:p>
          </table:table-cell>
          <table:table-cell>
            <draw:frame table:end-cell-address="Sheet1.I343" table:end-x="24.43mm" table:end-y="2.12mm" draw:z-index="0" draw:style-name="gr1" svg:width="178.88mm" svg:height="130.5mm" svg:x="5.99mm" svg:y="3.46mm">
              <draw:object draw:notify-on-update-of-ranges="Sheet1.A229:Sheet1.A320 Sheet1.B229:Sheet1.B3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office:value-type="float" office:value="16.46">
            <text:p>16.46</text:p>
          </table:table-cell>
          <table:table-cell office:value-type="float" office:value="0.012231">
            <text:p>0.01223100</text:p>
          </table:table-cell>
          <table:table-cell office:value-type="float" office:value="12600000">
            <text:p>12600000</text:p>
          </table:table-cell>
          <table:table-cell table:number-columns-repeated="14"/>
        </table:table-row>
        <table:table-row table:style-name="ro1">
          <table:table-cell office:value-type="float" office:value="16.52">
            <text:p>16.52</text:p>
          </table:table-cell>
          <table:table-cell office:value-type="float" office:value="0.012619">
            <text:p>0.01261900</text:p>
          </table:table-cell>
          <table:table-cell office:value-type="float" office:value="13000000">
            <text:p>13000000</text:p>
          </table:table-cell>
          <table:table-cell table:number-columns-repeated="14"/>
        </table:table-row>
        <table:table-row table:style-name="ro1">
          <table:table-cell office:value-type="float" office:value="16.64">
            <text:p>16.64</text:p>
          </table:table-cell>
          <table:table-cell office:value-type="float" office:value="0.014366">
            <text:p>0.01436600</text:p>
          </table:table-cell>
          <table:table-cell office:value-type="float" office:value="14800000">
            <text:p>14800000</text:p>
          </table:table-cell>
          <table:table-cell table:number-columns-repeated="14"/>
        </table:table-row>
        <table:table-row table:style-name="ro1">
          <table:table-cell office:value-type="float" office:value="16.82">
            <text:p>16.82</text:p>
          </table:table-cell>
          <table:table-cell office:value-type="float" office:value="0.006989">
            <text:p>0.00698900</text:p>
          </table:table-cell>
          <table:table-cell office:value-type="float" office:value="7200000">
            <text:p>7200000</text:p>
          </table:table-cell>
          <table:table-cell table:number-columns-repeated="14"/>
        </table:table-row>
        <table:table-row table:style-name="ro1">
          <table:table-cell office:value-type="float" office:value="17.32">
            <text:p>17.32</text:p>
          </table:table-cell>
          <table:table-cell office:value-type="float" office:value="0.007571">
            <text:p>0.00757100</text:p>
          </table:table-cell>
          <table:table-cell office:value-type="float" office:value="7800000">
            <text:p>7800000</text:p>
          </table:table-cell>
          <table:table-cell table:number-columns-repeated="14"/>
        </table:table-row>
        <table:table-row table:style-name="ro1">
          <table:table-cell office:value-type="float" office:value="17.35">
            <text:p>17.35</text:p>
          </table:table-cell>
          <table:table-cell office:value-type="float" office:value="0.010483">
            <text:p>0.01048300</text:p>
          </table:table-cell>
          <table:table-cell office:value-type="float" office:value="10800000">
            <text:p>10800000</text:p>
          </table:table-cell>
          <table:table-cell table:number-columns-repeated="14"/>
        </table:table-row>
        <table:table-row table:style-name="ro1">
          <table:table-cell office:value-type="float" office:value="17.44">
            <text:p>17.44</text:p>
          </table:table-cell>
          <table:table-cell office:value-type="float" office:value="0.006989">
            <text:p>0.00698900</text:p>
          </table:table-cell>
          <table:table-cell office:value-type="float" office:value="7200000">
            <text:p>7200000</text:p>
          </table:table-cell>
          <table:table-cell table:number-columns-repeated="14"/>
        </table:table-row>
        <table:table-row table:style-name="ro1">
          <table:table-cell office:value-type="float" office:value="18.19">
            <text:p>18.19</text:p>
          </table:table-cell>
          <table:table-cell office:value-type="float" office:value="0.006407">
            <text:p>0.00640700</text:p>
          </table:table-cell>
          <table:table-cell office:value-type="float" office:value="6600000">
            <text:p>6600000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----------------------</text:p>
          </table:table-cell>
          <table:table-cell table:number-columns-repeated="16"/>
        </table:table-row>
        <table:table-row table:style-name="ro1" table:number-rows-repeated="65213">
          <table:table-cell table:number-columns-repeated="17"/>
        </table:table-row>
        <table:table-row table:style-name="ro1"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1">12/01/2009</text:date>, <text:time>17:5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01T17:51:10</dc:date>
    <dc:creator>Arthur Gordon-Wright</dc:creator>
    <meta:document-statistic meta:table-count="1" meta:cell-count="2544"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7.889cm" svg:height="13.051cm" chart:class="chart:scatter" chart:style-name="ch1">
        <chart:plot-area chart:style-name="ch2" table:cell-range-address="Sheet1.A229:Sheet1.B320" svg:x="0.357cm" svg:y="0.261cm" svg:width="17.175cm" svg:height="12.529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29:Sheet1.B320" chart:class="chart:scatter">
            <chart:domain table:cell-range-address="Sheet1.A229:Sheet1.A320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229:Sheet1.A320">1</text:p>
              </table:table-cell>
              <table:table-cell office:value-type="float" office:value="0.000388">
                <text:p text:id="Sheet1.B229:Sheet1.B320">0.0003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3">
                <text:p>1.73</text:p>
              </table:table-cell>
              <table:table-cell office:value-type="float" office:value="0.011648">
                <text:p>0.011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8348">
                <text:p>0.008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5">
                <text:p>2.65</text:p>
              </table:table-cell>
              <table:table-cell office:value-type="float" office:value="0.01126">
                <text:p>0.01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07571">
                <text:p>0.007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6">
                <text:p>3.46</text:p>
              </table:table-cell>
              <table:table-cell office:value-type="float" office:value="0.006407">
                <text:p>0.006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1">
                <text:p>3.61</text:p>
              </table:table-cell>
              <table:table-cell office:value-type="float" office:value="0.012619">
                <text:p>0.012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05436">
                <text:p>0.005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6">
                <text:p>4.36</text:p>
              </table:table-cell>
              <table:table-cell office:value-type="float" office:value="0.012425">
                <text:p>0.012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8">
                <text:p>4.58</text:p>
              </table:table-cell>
              <table:table-cell office:value-type="float" office:value="0.010289">
                <text:p>0.010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06795">
                <text:p>0.006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2">
                <text:p>5.2</text:p>
              </table:table-cell>
              <table:table-cell office:value-type="float" office:value="0.004077">
                <text:p>0.004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9">
                <text:p>5.29</text:p>
              </table:table-cell>
              <table:table-cell office:value-type="float" office:value="0.013395">
                <text:p>0.013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7">
                <text:p>5.57</text:p>
              </table:table-cell>
              <table:table-cell office:value-type="float" office:value="0.010872">
                <text:p>0.010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006795">
                <text:p>0.006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08">
                <text:p>6.08</text:p>
              </table:table-cell>
              <table:table-cell office:value-type="float" office:value="0.010483">
                <text:p>0.0104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24">
                <text:p>6.24</text:p>
              </table:table-cell>
              <table:table-cell office:value-type="float" office:value="0.013201">
                <text:p>0.013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56">
                <text:p>6.56</text:p>
              </table:table-cell>
              <table:table-cell office:value-type="float" office:value="0.010678">
                <text:p>0.010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93">
                <text:p>6.93</text:p>
              </table:table-cell>
              <table:table-cell office:value-type="float" office:value="0.005436">
                <text:p>0.005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.018443">
                <text:p>0.0184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21">
                <text:p>7.21</text:p>
              </table:table-cell>
              <table:table-cell office:value-type="float" office:value="0.010095">
                <text:p>0.010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5">
                <text:p>7.55</text:p>
              </table:table-cell>
              <table:table-cell office:value-type="float" office:value="0.012813">
                <text:p>0.012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81">
                <text:p>7.81</text:p>
              </table:table-cell>
              <table:table-cell office:value-type="float" office:value="0.011842">
                <text:p>0.0118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4">
                <text:p>7.94</text:p>
              </table:table-cell>
              <table:table-cell office:value-type="float" office:value="0.010095">
                <text:p>0.010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06212">
                <text:p>0.006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19">
                <text:p>8.19</text:p>
              </table:table-cell>
              <table:table-cell office:value-type="float" office:value="0.012231">
                <text:p>0.012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4">
                <text:p>8.54</text:p>
              </table:table-cell>
              <table:table-cell office:value-type="float" office:value="0.010289">
                <text:p>0.0102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66">
                <text:p>8.66</text:p>
              </table:table-cell>
              <table:table-cell office:value-type="float" office:value="0.004271">
                <text:p>0.004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72">
                <text:p>8.72</text:p>
              </table:table-cell>
              <table:table-cell office:value-type="float" office:value="0.011842">
                <text:p>0.0118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89">
                <text:p>8.89</text:p>
              </table:table-cell>
              <table:table-cell office:value-type="float" office:value="0.009707">
                <text:p>0.0097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0.004659">
                <text:p>0.0046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17">
                <text:p>9.17</text:p>
              </table:table-cell>
              <table:table-cell office:value-type="float" office:value="0.010678">
                <text:p>0.010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54">
                <text:p>9.54</text:p>
              </table:table-cell>
              <table:table-cell office:value-type="float" office:value="0.023491">
                <text:p>0.023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64">
                <text:p>9.64</text:p>
              </table:table-cell>
              <table:table-cell office:value-type="float" office:value="0.012619">
                <text:p>0.0126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85">
                <text:p>9.85</text:p>
              </table:table-cell>
              <table:table-cell office:value-type="float" office:value="0.011066">
                <text:p>0.0110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0.004465">
                <text:p>0.004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15">
                <text:p>10.15</text:p>
              </table:table-cell>
              <table:table-cell office:value-type="float" office:value="0.008542">
                <text:p>0.0085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39">
                <text:p>10.39</text:p>
              </table:table-cell>
              <table:table-cell office:value-type="float" office:value="0.005048">
                <text:p>0.0050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44">
                <text:p>10.44</text:p>
              </table:table-cell>
              <table:table-cell office:value-type="float" office:value="0.013007">
                <text:p>0.0130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54">
                <text:p>10.54</text:p>
              </table:table-cell>
              <table:table-cell office:value-type="float" office:value="0.012231">
                <text:p>0.012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8">
                <text:p>10.58</text:p>
              </table:table-cell>
              <table:table-cell office:value-type="float" office:value="0.010095">
                <text:p>0.010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82">
                <text:p>10.82</text:p>
              </table:table-cell>
              <table:table-cell office:value-type="float" office:value="0.013784">
                <text:p>0.013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0.004659">
                <text:p>0.0046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14">
                <text:p>11.14</text:p>
              </table:table-cell>
              <table:table-cell office:value-type="float" office:value="0.010483">
                <text:p>0.0104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27">
                <text:p>11.27</text:p>
              </table:table-cell>
              <table:table-cell office:value-type="float" office:value="0.01126">
                <text:p>0.01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36">
                <text:p>11.36</text:p>
              </table:table-cell>
              <table:table-cell office:value-type="float" office:value="0.011066">
                <text:p>0.0110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53">
                <text:p>11.53</text:p>
              </table:table-cell>
              <table:table-cell office:value-type="float" office:value="0.023685">
                <text:p>0.0236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9">
                <text:p>11.79</text:p>
              </table:table-cell>
              <table:table-cell office:value-type="float" office:value="0.010095">
                <text:p>0.0100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0.006018">
                <text:p>0.006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12">
                <text:p>12.12</text:p>
              </table:table-cell>
              <table:table-cell office:value-type="float" office:value="0.018831">
                <text:p>0.018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17">
                <text:p>12.17</text:p>
              </table:table-cell>
              <table:table-cell office:value-type="float" office:value="0.011648">
                <text:p>0.0116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29">
                <text:p>12.29</text:p>
              </table:table-cell>
              <table:table-cell office:value-type="float" office:value="0.011454">
                <text:p>0.0114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49">
                <text:p>12.49</text:p>
              </table:table-cell>
              <table:table-cell office:value-type="float" office:value="0.012231">
                <text:p>0.0122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53">
                <text:p>12.53</text:p>
              </table:table-cell>
              <table:table-cell office:value-type="float" office:value="0.013395">
                <text:p>0.0133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77">
                <text:p>12.77</text:p>
              </table:table-cell>
              <table:table-cell office:value-type="float" office:value="0.013007">
                <text:p>0.0130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0.016696">
                <text:p>0.016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08">
                <text:p>13.08</text:p>
              </table:table-cell>
              <table:table-cell office:value-type="float" office:value="0.010483">
                <text:p>0.0104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11">
                <text:p>13.11</text:p>
              </table:table-cell>
              <table:table-cell office:value-type="float" office:value="0.010289">
                <text:p>0.0102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23">
                <text:p>13.23</text:p>
              </table:table-cell>
              <table:table-cell office:value-type="float" office:value="0.011454">
                <text:p>0.0114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45">
                <text:p>13.45</text:p>
              </table:table-cell>
              <table:table-cell office:value-type="float" office:value="0.009707">
                <text:p>0.0097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53">
                <text:p>13.53</text:p>
              </table:table-cell>
              <table:table-cell office:value-type="float" office:value="0.012231">
                <text:p>0.0122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75">
                <text:p>13.75</text:p>
              </table:table-cell>
              <table:table-cell office:value-type="float" office:value="0.013201">
                <text:p>0.0132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86">
                <text:p>13.86</text:p>
              </table:table-cell>
              <table:table-cell office:value-type="float" office:value="0.004659">
                <text:p>0.0046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89">
                <text:p>13.89</text:p>
              </table:table-cell>
              <table:table-cell office:value-type="float" office:value="0.011648">
                <text:p>0.011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">
                <text:p>14</text:p>
              </table:table-cell>
              <table:table-cell office:value-type="float" office:value="0.019802">
                <text:p>0.0198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11">
                <text:p>14.11</text:p>
              </table:table-cell>
              <table:table-cell office:value-type="float" office:value="0.012425">
                <text:p>0.0124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18">
                <text:p>14.18</text:p>
              </table:table-cell>
              <table:table-cell office:value-type="float" office:value="0.01126">
                <text:p>0.011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42">
                <text:p>14.42</text:p>
              </table:table-cell>
              <table:table-cell office:value-type="float" office:value="0.012619">
                <text:p>0.012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53">
                <text:p>14.53</text:p>
              </table:table-cell>
              <table:table-cell office:value-type="float" office:value="0.011842">
                <text:p>0.0118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73">
                <text:p>14.73</text:p>
              </table:table-cell>
              <table:table-cell office:value-type="float" office:value="0.02815">
                <text:p>0.028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8">
                <text:p>14.8</text:p>
              </table:table-cell>
              <table:table-cell office:value-type="float" office:value="0.010678">
                <text:p>0.0106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93">
                <text:p>14.93</text:p>
              </table:table-cell>
              <table:table-cell office:value-type="float" office:value="0.011454">
                <text:p>0.0114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">
                <text:p>15</text:p>
              </table:table-cell>
              <table:table-cell office:value-type="float" office:value="0.005048">
                <text:p>0.0050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1">
                <text:p>15.1</text:p>
              </table:table-cell>
              <table:table-cell office:value-type="float" office:value="0.010872">
                <text:p>0.0108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13">
                <text:p>15.13</text:p>
              </table:table-cell>
              <table:table-cell office:value-type="float" office:value="0.013978">
                <text:p>0.0139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39">
                <text:p>15.39</text:p>
              </table:table-cell>
              <table:table-cell office:value-type="float" office:value="0.010678">
                <text:p>0.0106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52">
                <text:p>15.52</text:p>
              </table:table-cell>
              <table:table-cell office:value-type="float" office:value="0.013201">
                <text:p>0.0132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59">
                <text:p>15.59</text:p>
              </table:table-cell>
              <table:table-cell office:value-type="float" office:value="0.005242">
                <text:p>0.0052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2">
                <text:p>15.62</text:p>
              </table:table-cell>
              <table:table-cell office:value-type="float" office:value="0.010289">
                <text:p>0.0102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72">
                <text:p>15.72</text:p>
              </table:table-cell>
              <table:table-cell office:value-type="float" office:value="0.025238">
                <text:p>0.0252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87">
                <text:p>15.87</text:p>
              </table:table-cell>
              <table:table-cell office:value-type="float" office:value="0.010483">
                <text:p>0.0104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0.003883">
                <text:p>0.0038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09">
                <text:p>16.09</text:p>
              </table:table-cell>
              <table:table-cell office:value-type="float" office:value="0.015725">
                <text:p>0.0157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37">
                <text:p>16.37</text:p>
              </table:table-cell>
              <table:table-cell office:value-type="float" office:value="0.00563">
                <text:p>0.005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46">
                <text:p>16.46</text:p>
              </table:table-cell>
              <table:table-cell office:value-type="float" office:value="0.012231">
                <text:p>0.0122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52">
                <text:p>16.52</text:p>
              </table:table-cell>
              <table:table-cell office:value-type="float" office:value="0.012619">
                <text:p>0.012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64">
                <text:p>16.64</text:p>
              </table:table-cell>
              <table:table-cell office:value-type="float" office:value="0.014366">
                <text:p>0.0143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82">
                <text:p>16.82</text:p>
              </table:table-cell>
              <table:table-cell office:value-type="float" office:value="0.006989">
                <text:p>0.0069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32">
                <text:p>17.32</text:p>
              </table:table-cell>
              <table:table-cell office:value-type="float" office:value="0.007571">
                <text:p>0.0075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35">
                <text:p>17.35</text:p>
              </table:table-cell>
              <table:table-cell office:value-type="float" office:value="0.010483">
                <text:p>0.0104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.44">
                <text:p>17.44</text:p>
              </table:table-cell>
              <table:table-cell office:value-type="float" office:value="0.006989">
                <text:p>0.006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19">
                <text:p>18.19</text:p>
              </table:table-cell>
              <table:table-cell office:value-type="float" office:value="0.006407">
                <text:p>0.006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